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6e6e6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7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242"/>
        </table:table-row>
        <table:table-row table:style-name="ro1">
          <table:table-cell table:number-columns-repeated="13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7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2" office:value-type="string" calcext:value-type="string">
            <text:p>lib</text:p>
          </table:table-cell>
          <table:table-cell table:number-columns-repeated="7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242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SABR/lib" calcext:value-type="string">
            <text:p>/Users/fries/Documents/Development/finmath spreadsheets/spreadsheets/SABR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9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SABR" calcext:value-type="string">
            <text:p>/Users/fries/Documents/Development/finmath spreadsheets/spreadsheets/SAB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10" table:formula="of:=INFO.OBBA.OBBA.OBGET(INFO.OBBA.OBBA.OBCALL(&quot;&quot;;obLibs&amp;&quot;net.finmath.information.Library&quot;;&quot;getVersionString&quot;))" office:value-type="string" office:string-value="2.1.0" calcext:value-type="string">
            <text:p>2.1.0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Documents/Development/finmath spreadsheets/spreadsheets/SABR" calcext:value-type="string">
            <text:p>/Users/fries/Documents/Development/finmath spreadsheets/spreadsheets/SAB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1" table:formula="of:=IF(OR(ISERROR([.F12]);ISERROR([.F21]);ISERROR([.F30]));NA();&quot;&quot;)">
            <text:p/>
          </table:table-cell>
          <table:table-cell table:number-columns-repeated="251"/>
        </table:table-row>
        <table:table-row table:style-name="ro1" table:number-rows-repeated="10485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SABRModel.E7:SABRModel.E116 SABRModel.H6:SABRModel.H6 SABRModel.H7:SABRModel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SABRModel.E7:SABRModel.E116 SABRModel.G6:SABRModel.G6 SABRModel.G7:SABRModel.G1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SABRModel.E7:SABRModel.E116 SABRModel.F6:SABRModel.F6 SABRModel.F7:SABRModel.F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17"/>
        <table:table-column table:style-name="co8" table:number-columns-repeated="3" table:default-cell-style-name="ce17"/>
        <table:table-column table:style-name="co8" table:number-columns-repeated="4" table:default-cell-style-name="ce29"/>
        <table:table-column table:style-name="co8" table:number-columns-repeated="227" table:default-cell-style-name="ce17"/>
        <table:table-column table:style-name="co9" table:number-columns-repeated="78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SABR Model (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1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27"/>
          <table:table-cell table:style-name="ce30" office:value-type="string" calcext:value-type="string">
            <text:p>strike</text:p>
          </table:table-cell>
          <table:table-cell table:style-name="ce30" office:value-type="string" calcext:value-type="string">
            <text:p>Hagan lognormal vol approximation</text:p>
          </table:table-cell>
          <table:table-cell table:style-name="ce30" office:value-type="string" calcext:value-type="string">
            <text:p>option price</text:p>
          </table:table-cell>
          <table:table-cell table:style-name="ce30" office:value-type="string" calcext:value-type="string">
            <text:p>density</text:p>
          </table:table-cell>
          <table:table-cell table:style-name="ce18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8"/>
          <table:table-cell table:style-name="ce31" office:value-type="percentage" office:value="0.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);[.$B$14]))" office:value-type="percentage" office:value="0.0299810887904797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]);[.$B$14];INFO.OBBA.OBBA.OBMAKE(&quot;&quot;;&quot;double&quot;;[.E7]);INFO.OBBA.OBBA.OBMAKE(&quot;&quot;;&quot;double&quot;;1)))" office:value-type="percentage" office:value="0.9995" calcext:value-type="percentage">
            <text:p>99.95%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8"/>
          <table:table-cell table:style-name="ce31" table:formula="of:=[.E7]+0.0005" office:value-type="percentage" office:value="0.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);[.$B$14]))" office:value-type="percentage" office:value="0.0264629045951501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]);[.$B$14];INFO.OBBA.OBBA.OBMAKE(&quot;&quot;;&quot;double&quot;;[.E8]);INFO.OBBA.OBBA.OBMAKE(&quot;&quot;;&quot;double&quot;;1)))" office:value-type="percentage" office:value="0.999" calcext:value-type="percentage">
            <text:p>99.90%</text:p>
          </table:table-cell>
          <table:table-cell table:formula="of:=([.G9]-2*[.G8]+[.G7])/([.E8]-[.E7])/([.E9]-[.E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alpha&quot;;&quot;double&quot;;[.C9])" office:value-type="string" office:string-value="sabr.alpha &#10;[12129]" calcext:value-type="string">
            <text:p>sabr.alpha </text:p>
            <text:p>[12129]</text:p>
          </table:table-cell>
          <table:table-cell table:style-name="ce25" office:value-type="percentage" office:value="0.004" calcext:value-type="percentage">
            <text:p>0.40%</text:p>
          </table:table-cell>
          <table:table-cell table:style-name="ce28"/>
          <table:table-cell table:style-name="ce31" table:formula="of:=[.E8]+0.0005" office:value-type="percentage" office:value="0.0015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);[.$B$14]))" office:value-type="percentage" office:value="0.0245849181491665" calcext:value-type="percentage">
            <text:p>2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]);[.$B$14];INFO.OBBA.OBBA.OBMAKE(&quot;&quot;;&quot;double&quot;;[.E9]);INFO.OBBA.OBBA.OBMAKE(&quot;&quot;;&quot;double&quot;;1)))" office:value-type="percentage" office:value="0.9985" calcext:value-type="percentage">
            <text:p>99.85%</text:p>
          </table:table-cell>
          <table:table-cell table:formula="of:=([.G10]-2*[.G9]+[.G8])/([.E9]-[.E8])/([.E10]-[.E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beta&quot;;&quot;double&quot;;[.C10])" office:value-type="string" office:string-value="sabr.beta &#10;[17528]" calcext:value-type="string">
            <text:p>sabr.beta </text:p>
            <text:p>[17528]</text:p>
          </table:table-cell>
          <table:table-cell table:style-name="ce26" office:value-type="float" office:value="0.1" calcext:value-type="float">
            <text:p>0.1</text:p>
          </table:table-cell>
          <table:table-cell table:style-name="ce28"/>
          <table:table-cell table:style-name="ce31" table:formula="of:=[.E9]+0.0005" office:value-type="percentage" office:value="0.002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);[.$B$14]))" office:value-type="percentage" office:value="0.0233191993534024" calcext:value-type="percentage">
            <text:p>2.3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]);[.$B$14];INFO.OBBA.OBBA.OBMAKE(&quot;&quot;;&quot;double&quot;;[.E10]);INFO.OBBA.OBBA.OBMAKE(&quot;&quot;;&quot;double&quot;;1)))" office:value-type="percentage" office:value="0.998" calcext:value-type="percentage">
            <text:p>99.80%</text:p>
          </table:table-cell>
          <table:table-cell table:formula="of:=([.G11]-2*[.G10]+[.G9])/([.E10]-[.E9])/([.E11]-[.E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rho&quot;;&quot;double&quot;;[.C11])" office:value-type="string" office:string-value="sabr.rho &#10;[12790]" calcext:value-type="string">
            <text:p>sabr.rho </text:p>
            <text:p>[12790]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1" table:formula="of:=[.E10]+0.0005" office:value-type="percentage" office:value="0.0025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);[.$B$14]))" office:value-type="percentage" office:value="0.0223711203024511" calcext:value-type="percentage">
            <text:p>2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]);[.$B$14];INFO.OBBA.OBBA.OBMAKE(&quot;&quot;;&quot;double&quot;;[.E11]);INFO.OBBA.OBBA.OBMAKE(&quot;&quot;;&quot;double&quot;;1)))" office:value-type="percentage" office:value="0.9975" calcext:value-type="percentage">
            <text:p>99.75%</text:p>
          </table:table-cell>
          <table:table-cell table:formula="of:=([.G12]-2*[.G11]+[.G10])/([.E11]-[.E10])/([.E12]-[.E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nu&quot;;&quot;double&quot;;[.C12])" office:value-type="string" office:string-value="sabr.nu &#10;[14223]" calcext:value-type="string">
            <text:p>sabr.nu </text:p>
            <text:p>[14223]</text:p>
          </table:table-cell>
          <table:table-cell table:style-name="ce25" office:value-type="percentage" office:value="0.00001" calcext:value-type="percentage">
            <text:p>0.00%</text:p>
          </table:table-cell>
          <table:table-cell table:style-name="ce28"/>
          <table:table-cell table:style-name="ce31" table:formula="of:=[.E11]+0.0005" office:value-type="percentage" office:value="0.003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);[.$B$14]))" office:value-type="percentage" office:value="0.0216163758847439" calcext:value-type="percentage">
            <text:p>2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2]);[.$B$14];INFO.OBBA.OBBA.OBMAKE(&quot;&quot;;&quot;double&quot;;[.E12]);INFO.OBBA.OBBA.OBMAKE(&quot;&quot;;&quot;double&quot;;1)))" office:value-type="percentage" office:value="0.997" calcext:value-type="percentage">
            <text:p>99.70%</text:p>
          </table:table-cell>
          <table:table-cell table:formula="of:=([.G13]-2*[.G12]+[.G11])/([.E12]-[.E11])/([.E13]-[.E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underlying&quot;;&quot;double&quot;;[.C13])" office:value-type="string" office:string-value="sabr.underlying &#10;[11468]" calcext:value-type="string">
            <text:p>sabr.underlying </text:p>
            <text:p>[11468]</text:p>
          </table:table-cell>
          <table:table-cell table:style-name="ce25" office:value-type="percentage" office:value="1" calcext:value-type="percentage">
            <text:p>100.00%</text:p>
          </table:table-cell>
          <table:table-cell table:style-name="ce28"/>
          <table:table-cell table:style-name="ce31" table:formula="of:=[.E12]+0.0005" office:value-type="percentage" office:value="0.0035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);[.$B$14]))" office:value-type="percentage" office:value="0.0209911949206405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3]);[.$B$14];INFO.OBBA.OBBA.OBMAKE(&quot;&quot;;&quot;double&quot;;[.E13]);INFO.OBBA.OBBA.OBMAKE(&quot;&quot;;&quot;double&quot;;1)))" office:value-type="percentage" office:value="0.9965" calcext:value-type="percentage">
            <text:p>99.65%</text:p>
          </table:table-cell>
          <table:table-cell table:formula="of:=([.G14]-2*[.G13]+[.G12])/([.E13]-[.E12])/([.E14]-[.E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maturity&quot;;&quot;double&quot;;[.C14])" office:value-type="string" office:string-value="sabr.maturity &#10;[6840]" calcext:value-type="string">
            <text:p>sabr.maturity </text:p>
            <text:p>[6840]</text:p>
          </table:table-cell>
          <table:table-cell table:style-name="ce26" office:value-type="float" office:value="5" calcext:value-type="float">
            <text:p>5</text:p>
          </table:table-cell>
          <table:table-cell table:style-name="ce28"/>
          <table:table-cell table:style-name="ce31" table:formula="of:=[.E13]+0.0005" office:value-type="percentage" office:value="0.004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);[.$B$14]))" office:value-type="percentage" office:value="0.0204586468778771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4]);[.$B$14];INFO.OBBA.OBBA.OBMAKE(&quot;&quot;;&quot;double&quot;;[.E14]);INFO.OBBA.OBBA.OBMAKE(&quot;&quot;;&quot;double&quot;;1)))" office:value-type="percentage" office:value="0.996" calcext:value-type="percentage">
            <text:p>99.60%</text:p>
          </table:table-cell>
          <table:table-cell table:formula="of:=([.G15]-2*[.G14]+[.G13])/([.E14]-[.E13])/([.E15]-[.E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4]+0.0005" office:value-type="percentage" office:value="0.0045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);[.$B$14]))" office:value-type="percentage" office:value="0.0199954892385798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5]);[.$B$14];INFO.OBBA.OBBA.OBMAKE(&quot;&quot;;&quot;double&quot;;[.E15]);INFO.OBBA.OBBA.OBMAKE(&quot;&quot;;&quot;double&quot;;1)))" office:value-type="percentage" office:value="0.9955" calcext:value-type="percentage">
            <text:p>99.55%</text:p>
          </table:table-cell>
          <table:table-cell table:formula="of:=([.G16]-2*[.G15]+[.G14])/([.E15]-[.E14])/([.E16]-[.E1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5]+0.0005" office:value-type="percentage" office:value="0.005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);[.$B$14]))" office:value-type="percentage" office:value="0.0195861753654249" calcext:value-type="percentage">
            <text:p>1.9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6]);[.$B$14];INFO.OBBA.OBBA.OBMAKE(&quot;&quot;;&quot;double&quot;;[.E16]);INFO.OBBA.OBBA.OBMAKE(&quot;&quot;;&quot;double&quot;;1)))" office:value-type="percentage" office:value="0.995" calcext:value-type="percentage">
            <text:p>99.50%</text:p>
          </table:table-cell>
          <table:table-cell table:formula="of:=([.G17]-2*[.G16]+[.G15])/([.E16]-[.E15])/([.E17]-[.E1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6]+0.0005" office:value-type="percentage" office:value="0.0055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);[.$B$14]))" office:value-type="percentage" office:value="0.0192198099871873" calcext:value-type="percentage">
            <text:p>1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7]);[.$B$14];INFO.OBBA.OBBA.OBMAKE(&quot;&quot;;&quot;double&quot;;[.E17]);INFO.OBBA.OBBA.OBMAKE(&quot;&quot;;&quot;double&quot;;1)))" office:value-type="percentage" office:value="0.9945" calcext:value-type="percentage">
            <text:p>99.45%</text:p>
          </table:table-cell>
          <table:table-cell table:formula="of:=([.G18]-2*[.G17]+[.G16])/([.E17]-[.E16])/([.E18]-[.E1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7]+0.0005" office:value-type="percentage" office:value="0.006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);[.$B$14]))" office:value-type="percentage" office:value="0.0188884707389257" calcext:value-type="percentage">
            <text:p>1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8]);[.$B$14];INFO.OBBA.OBBA.OBMAKE(&quot;&quot;;&quot;double&quot;;[.E18]);INFO.OBBA.OBBA.OBMAKE(&quot;&quot;;&quot;double&quot;;1)))" office:value-type="percentage" office:value="0.994" calcext:value-type="percentage">
            <text:p>99.40%</text:p>
          </table:table-cell>
          <table:table-cell table:formula="of:=([.G19]-2*[.G18]+[.G17])/([.E18]-[.E17])/([.E19]-[.E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8]+0.0005" office:value-type="percentage" office:value="0.0065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);[.$B$14]))" office:value-type="percentage" office:value="0.0185862220180505" calcext:value-type="percentage">
            <text:p>1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9]);[.$B$14];INFO.OBBA.OBBA.OBMAKE(&quot;&quot;;&quot;double&quot;;[.E19]);INFO.OBBA.OBBA.OBMAKE(&quot;&quot;;&quot;double&quot;;1)))" office:value-type="percentage" office:value="0.9935" calcext:value-type="percentage">
            <text:p>99.35%</text:p>
          </table:table-cell>
          <table:table-cell table:formula="of:=([.G20]-2*[.G19]+[.G18])/([.E19]-[.E18])/([.E20]-[.E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9]+0.0005" office:value-type="percentage" office:value="0.007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);[.$B$14]))" office:value-type="percentage" office:value="0.0183085052161107" calcext:value-type="percentage">
            <text:p>1.8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0]);[.$B$14];INFO.OBBA.OBBA.OBMAKE(&quot;&quot;;&quot;double&quot;;[.E20]);INFO.OBBA.OBBA.OBMAKE(&quot;&quot;;&quot;double&quot;;1)))" office:value-type="percentage" office:value="0.993" calcext:value-type="percentage">
            <text:p>99.30%</text:p>
          </table:table-cell>
          <table:table-cell table:formula="of:=([.G21]-2*[.G20]+[.G19])/([.E20]-[.E19])/([.E21]-[.E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0]+0.0005" office:value-type="percentage" office:value="0.0075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);[.$B$14]))" office:value-type="percentage" office:value="0.0180517455025187" calcext:value-type="percentage">
            <text:p>1.8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1]);[.$B$14];INFO.OBBA.OBBA.OBMAKE(&quot;&quot;;&quot;double&quot;;[.E21]);INFO.OBBA.OBBA.OBMAKE(&quot;&quot;;&quot;double&quot;;1)))" office:value-type="percentage" office:value="0.9925" calcext:value-type="percentage">
            <text:p>99.25%</text:p>
          </table:table-cell>
          <table:table-cell table:formula="of:=([.G22]-2*[.G21]+[.G20])/([.E21]-[.E20])/([.E22]-[.E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1]+0.0005" office:value-type="percentage" office:value="0.008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);[.$B$14]))" office:value-type="percentage" office:value="0.0178130891781618" calcext:value-type="percentage">
            <text:p>1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2]);[.$B$14];INFO.OBBA.OBBA.OBMAKE(&quot;&quot;;&quot;double&quot;;[.E22]);INFO.OBBA.OBBA.OBMAKE(&quot;&quot;;&quot;double&quot;;1)))" office:value-type="percentage" office:value="0.992" calcext:value-type="percentage">
            <text:p>99.20%</text:p>
          </table:table-cell>
          <table:table-cell table:formula="of:=([.G23]-2*[.G22]+[.G21])/([.E22]-[.E21])/([.E23]-[.E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2]+0.0005" office:value-type="percentage" office:value="0.0085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);[.$B$14]))" office:value-type="percentage" office:value="0.0175902229187323" calcext:value-type="percentage">
            <text:p>1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3]);[.$B$14];INFO.OBBA.OBBA.OBMAKE(&quot;&quot;;&quot;double&quot;;[.E23]);INFO.OBBA.OBBA.OBMAKE(&quot;&quot;;&quot;double&quot;;1)))" office:value-type="percentage" office:value="0.9915" calcext:value-type="percentage">
            <text:p>99.15%</text:p>
          </table:table-cell>
          <table:table-cell table:formula="of:=([.G24]-2*[.G23]+[.G22])/([.E23]-[.E22])/([.E24]-[.E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3]+0.0005" office:value-type="percentage" office:value="0.009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);[.$B$14]))" office:value-type="percentage" office:value="0.0173812461325026" calcext:value-type="percentage">
            <text:p>1.7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4]);[.$B$14];INFO.OBBA.OBBA.OBMAKE(&quot;&quot;;&quot;double&quot;;[.E24]);INFO.OBBA.OBBA.OBMAKE(&quot;&quot;;&quot;double&quot;;1)))" office:value-type="percentage" office:value="0.991" calcext:value-type="percentage">
            <text:p>99.10%</text:p>
          </table:table-cell>
          <table:table-cell table:formula="of:=([.G25]-2*[.G24]+[.G23])/([.E24]-[.E23])/([.E25]-[.E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);[.$B$14]))" office:value-type="percentage" office:value="0.0171845787837058" calcext:value-type="percentage">
            <text:p>1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5]);[.$B$14];INFO.OBBA.OBBA.OBMAKE(&quot;&quot;;&quot;double&quot;;[.E25]);INFO.OBBA.OBBA.OBMAKE(&quot;&quot;;&quot;double&quot;;1)))" office:value-type="percentage" office:value="0.9905" calcext:value-type="percentage">
            <text:p>99.05%</text:p>
          </table:table-cell>
          <table:table-cell table:formula="of:=([.G26]-2*[.G25]+[.G24])/([.E25]-[.E24])/([.E26]-[.E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);[.$B$14]))" office:value-type="percentage" office:value="0.0169988935047932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6]);[.$B$14];INFO.OBBA.OBBA.OBMAKE(&quot;&quot;;&quot;double&quot;;[.E26]);INFO.OBBA.OBBA.OBMAKE(&quot;&quot;;&quot;double&quot;;1)))" office:value-type="percentage" office:value="0.99" calcext:value-type="percentage">
            <text:p>99.00%</text:p>
          </table:table-cell>
          <table:table-cell table:formula="of:=([.G27]-2*[.G26]+[.G25])/([.E26]-[.E25])/([.E27]-[.E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);[.$B$14]))" office:value-type="percentage" office:value="0.0168230647188336" calcext:value-type="percentage">
            <text:p>1.6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7]);[.$B$14];INFO.OBBA.OBBA.OBMAKE(&quot;&quot;;&quot;double&quot;;[.E27]);INFO.OBBA.OBBA.OBMAKE(&quot;&quot;;&quot;double&quot;;1)))" office:value-type="percentage" office:value="0.9895" calcext:value-type="percentage">
            <text:p>98.95%</text:p>
          </table:table-cell>
          <table:table-cell table:formula="of:=([.G28]-2*[.G27]+[.G26])/([.E27]-[.E26])/([.E28]-[.E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);[.$B$14]))" office:value-type="percentage" office:value="0.0166561299128955" calcext:value-type="percentage">
            <text:p>1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8]);[.$B$14];INFO.OBBA.OBBA.OBMAKE(&quot;&quot;;&quot;double&quot;;[.E28]);INFO.OBBA.OBBA.OBMAKE(&quot;&quot;;&quot;double&quot;;1)))" office:value-type="percentage" office:value="0.989" calcext:value-type="percentage">
            <text:p>98.90%</text:p>
          </table:table-cell>
          <table:table-cell table:formula="of:=([.G29]-2*[.G28]+[.G27])/([.E28]-[.E27])/([.E29]-[.E2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);[.$B$14]))" office:value-type="percentage" office:value="0.0164972597465699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9]);[.$B$14];INFO.OBBA.OBBA.OBMAKE(&quot;&quot;;&quot;double&quot;;[.E29]);INFO.OBBA.OBBA.OBMAKE(&quot;&quot;;&quot;double&quot;;1)))" office:value-type="percentage" office:value="0.9885" calcext:value-type="percentage">
            <text:p>98.85%</text:p>
          </table:table-cell>
          <table:table-cell table:formula="of:=([.G30]-2*[.G29]+[.G28])/([.E29]-[.E28])/([.E30]-[.E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);[.$B$14]))" office:value-type="percentage" office:value="0.0163457346877547" calcext:value-type="percentage">
            <text:p>1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0]);[.$B$14];INFO.OBBA.OBBA.OBMAKE(&quot;&quot;;&quot;double&quot;;[.E30]);INFO.OBBA.OBBA.OBMAKE(&quot;&quot;;&quot;double&quot;;1)))" office:value-type="percentage" office:value="0.988" calcext:value-type="percentage">
            <text:p>98.80%</text:p>
          </table:table-cell>
          <table:table-cell table:formula="of:=([.G31]-2*[.G30]+[.G29])/([.E30]-[.E29])/([.E31]-[.E3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);[.$B$14]))" office:value-type="percentage" office:value="0.0162009265407043" calcext:value-type="percentage">
            <text:p>1.6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1]);[.$B$14];INFO.OBBA.OBBA.OBMAKE(&quot;&quot;;&quot;double&quot;;[.E31]);INFO.OBBA.OBBA.OBMAKE(&quot;&quot;;&quot;double&quot;;1)))" office:value-type="percentage" office:value="0.9875" calcext:value-type="percentage">
            <text:p>98.75%</text:p>
          </table:table-cell>
          <table:table-cell table:formula="of:=([.G32]-2*[.G31]+[.G30])/([.E31]-[.E30])/([.E32]-[.E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);[.$B$14]))" office:value-type="percentage" office:value="0.0160622836892677" calcext:value-type="percentage">
            <text:p>1.6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2]);[.$B$14];INFO.OBBA.OBBA.OBMAKE(&quot;&quot;;&quot;double&quot;;[.E32]);INFO.OBBA.OBBA.OBMAKE(&quot;&quot;;&quot;double&quot;;1)))" office:value-type="percentage" office:value="0.987" calcext:value-type="percentage">
            <text:p>98.70%</text:p>
          </table:table-cell>
          <table:table-cell table:formula="of:=([.G33]-2*[.G32]+[.G31])/([.E32]-[.E31])/([.E33]-[.E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);[.$B$14]))" office:value-type="percentage" office:value="0.0159293191952174" calcext:value-type="percentage">
            <text:p>1.5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3]);[.$B$14];INFO.OBBA.OBBA.OBMAKE(&quot;&quot;;&quot;double&quot;;[.E33]);INFO.OBBA.OBBA.OBMAKE(&quot;&quot;;&quot;double&quot;;1)))" office:value-type="percentage" office:value="0.9865" calcext:value-type="percentage">
            <text:p>98.65%</text:p>
          </table:table-cell>
          <table:table-cell table:formula="of:=([.G34]-2*[.G33]+[.G32])/([.E33]-[.E32])/([.E34]-[.E3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);[.$B$14]))" office:value-type="percentage" office:value="0.0158016011150599" calcext:value-type="percentage">
            <text:p>1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4]);[.$B$14];INFO.OBBA.OBBA.OBMAKE(&quot;&quot;;&quot;double&quot;;[.E34]);INFO.OBBA.OBBA.OBMAKE(&quot;&quot;;&quot;double&quot;;1)))" office:value-type="percentage" office:value="0.986" calcext:value-type="percentage">
            <text:p>98.60%</text:p>
          </table:table-cell>
          <table:table-cell table:formula="of:=([.G35]-2*[.G34]+[.G33])/([.E34]-[.E33])/([.E35]-[.E3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);[.$B$14]))" office:value-type="percentage" office:value="0.0156787445579661" calcext:value-type="percentage">
            <text:p>1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5]);[.$B$14];INFO.OBBA.OBBA.OBMAKE(&quot;&quot;;&quot;double&quot;;[.E35]);INFO.OBBA.OBBA.OBMAKE(&quot;&quot;;&quot;double&quot;;1)))" office:value-type="percentage" office:value="0.9855" calcext:value-type="percentage">
            <text:p>98.55%</text:p>
          </table:table-cell>
          <table:table-cell table:formula="of:=([.G36]-2*[.G35]+[.G34])/([.E35]-[.E34])/([.E36]-[.E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);[.$B$14]))" office:value-type="percentage" office:value="0.0155604051230225" calcext:value-type="percentage">
            <text:p>1.5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6]);[.$B$14];INFO.OBBA.OBBA.OBMAKE(&quot;&quot;;&quot;double&quot;;[.E36]);INFO.OBBA.OBBA.OBMAKE(&quot;&quot;;&quot;double&quot;;1)))" office:value-type="percentage" office:value="0.985" calcext:value-type="percentage">
            <text:p>98.50%</text:p>
          </table:table-cell>
          <table:table-cell table:formula="of:=([.G37]-2*[.G36]+[.G35])/([.E36]-[.E35])/([.E37]-[.E3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);[.$B$14]))" office:value-type="percentage" office:value="0.015446273438628" calcext:value-type="percentage">
            <text:p>1.5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7]);[.$B$14];INFO.OBBA.OBBA.OBMAKE(&quot;&quot;;&quot;double&quot;;[.E37]);INFO.OBBA.OBBA.OBMAKE(&quot;&quot;;&quot;double&quot;;1)))" office:value-type="percentage" office:value="0.9845" calcext:value-type="percentage">
            <text:p>98.45%</text:p>
          </table:table-cell>
          <table:table-cell table:formula="of:=([.G38]-2*[.G37]+[.G36])/([.E37]-[.E36])/([.E38]-[.E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);[.$B$14]))" office:value-type="percentage" office:value="0.0153360705896041" calcext:value-type="percentage">
            <text:p>1.5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8]);[.$B$14];INFO.OBBA.OBBA.OBMAKE(&quot;&quot;;&quot;double&quot;;[.E38]);INFO.OBBA.OBBA.OBMAKE(&quot;&quot;;&quot;double&quot;;1)))" office:value-type="percentage" office:value="0.984" calcext:value-type="percentage">
            <text:p>98.40%</text:p>
          </table:table-cell>
          <table:table-cell table:formula="of:=([.G39]-2*[.G38]+[.G37])/([.E38]-[.E37])/([.E39]-[.E3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);[.$B$14]))" office:value-type="percentage" office:value="0.0152295442647145" calcext:value-type="percentage">
            <text:p>1.5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9]);[.$B$14];INFO.OBBA.OBBA.OBMAKE(&quot;&quot;;&quot;double&quot;;[.E39]);INFO.OBBA.OBBA.OBMAKE(&quot;&quot;;&quot;double&quot;;1)))" office:value-type="percentage" office:value="0.9835" calcext:value-type="percentage">
            <text:p>98.35%</text:p>
          </table:table-cell>
          <table:table-cell table:formula="of:=([.G40]-2*[.G39]+[.G38])/([.E39]-[.E38])/([.E40]-[.E3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);[.$B$14]))" office:value-type="percentage" office:value="0.0151264654927807" calcext:value-type="percentage">
            <text:p>1.5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0]);[.$B$14];INFO.OBBA.OBBA.OBMAKE(&quot;&quot;;&quot;double&quot;;[.E40]);INFO.OBBA.OBBA.OBMAKE(&quot;&quot;;&quot;double&quot;;1)))" office:value-type="percentage" office:value="0.983" calcext:value-type="percentage">
            <text:p>98.30%</text:p>
          </table:table-cell>
          <table:table-cell table:formula="of:=([.G41]-2*[.G40]+[.G39])/([.E40]-[.E39])/([.E41]-[.E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);[.$B$14]))" office:value-type="percentage" office:value="0.015026625862998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1]);[.$B$14];INFO.OBBA.OBBA.OBMAKE(&quot;&quot;;&quot;double&quot;;[.E41]);INFO.OBBA.OBBA.OBMAKE(&quot;&quot;;&quot;double&quot;;1)))" office:value-type="percentage" office:value="0.9825" calcext:value-type="percentage">
            <text:p>98.25%</text:p>
          </table:table-cell>
          <table:table-cell table:formula="of:=([.G42]-2*[.G41]+[.G40])/([.E41]-[.E40])/([.E42]-[.E4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);[.$B$14]))" office:value-type="percentage" office:value="0.0149298351458452" calcext:value-type="percentage">
            <text:p>1.4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2]);[.$B$14];INFO.OBBA.OBBA.OBMAKE(&quot;&quot;;&quot;double&quot;;[.E42]);INFO.OBBA.OBBA.OBMAKE(&quot;&quot;;&quot;double&quot;;1)))" office:value-type="percentage" office:value="0.982" calcext:value-type="percentage">
            <text:p>98.20%</text:p>
          </table:table-cell>
          <table:table-cell table:formula="of:=([.G43]-2*[.G42]+[.G41])/([.E42]-[.E41])/([.E43]-[.E4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);[.$B$14]))" office:value-type="percentage" office:value="0.0148359192474403" calcext:value-type="percentage">
            <text:p>1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3]);[.$B$14];INFO.OBBA.OBBA.OBMAKE(&quot;&quot;;&quot;double&quot;;[.E43]);INFO.OBBA.OBBA.OBMAKE(&quot;&quot;;&quot;double&quot;;1)))" office:value-type="percentage" office:value="0.9815" calcext:value-type="percentage">
            <text:p>98.15%</text:p>
          </table:table-cell>
          <table:table-cell table:formula="of:=([.G44]-2*[.G43]+[.G42])/([.E43]-[.E42])/([.E44]-[.E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);[.$B$14]))" office:value-type="percentage" office:value="0.0147447184429077" calcext:value-type="percentage">
            <text:p>1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4]);[.$B$14];INFO.OBBA.OBBA.OBMAKE(&quot;&quot;;&quot;double&quot;;[.E44]);INFO.OBBA.OBBA.OBMAKE(&quot;&quot;;&quot;double&quot;;1)))" office:value-type="percentage" office:value="0.981" calcext:value-type="percentage">
            <text:p>98.10%</text:p>
          </table:table-cell>
          <table:table-cell table:formula="of:=([.G45]-2*[.G44]+[.G43])/([.E44]-[.E43])/([.E45]-[.E4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);[.$B$14]))" office:value-type="percentage" office:value="0.0146560858443625" calcext:value-type="percentage">
            <text:p>1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5]);[.$B$14];INFO.OBBA.OBBA.OBMAKE(&quot;&quot;;&quot;double&quot;;[.E45]);INFO.OBBA.OBBA.OBMAKE(&quot;&quot;;&quot;double&quot;;1)))" office:value-type="percentage" office:value="0.9805" calcext:value-type="percentage">
            <text:p>98.05%</text:p>
          </table:table-cell>
          <table:table-cell table:formula="of:=([.G46]-2*[.G45]+[.G44])/([.E45]-[.E44])/([.E46]-[.E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);[.$B$14]))" office:value-type="percentage" office:value="0.0145698860672049" calcext:value-type="percentage">
            <text:p>1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6]);[.$B$14];INFO.OBBA.OBBA.OBMAKE(&quot;&quot;;&quot;double&quot;;[.E46]);INFO.OBBA.OBBA.OBMAKE(&quot;&quot;;&quot;double&quot;;1)))" office:value-type="percentage" office:value="0.98" calcext:value-type="percentage">
            <text:p>98.00%</text:p>
          </table:table-cell>
          <table:table-cell table:formula="of:=([.G47]-2*[.G46]+[.G45])/([.E46]-[.E45])/([.E47]-[.E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);[.$B$14]))" office:value-type="percentage" office:value="0.0144859940647458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7]);[.$B$14];INFO.OBBA.OBBA.OBMAKE(&quot;&quot;;&quot;double&quot;;[.E47]);INFO.OBBA.OBBA.OBMAKE(&quot;&quot;;&quot;double&quot;;1)))" office:value-type="percentage" office:value="0.9795" calcext:value-type="percentage">
            <text:p>97.95%</text:p>
          </table:table-cell>
          <table:table-cell table:formula="of:=([.G48]-2*[.G47]+[.G46])/([.E47]-[.E46])/([.E48]-[.E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);[.$B$14]))" office:value-type="percentage" office:value="0.0144042941063456" calcext:value-type="percentage">
            <text:p>1.4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8]);[.$B$14];INFO.OBBA.OBBA.OBMAKE(&quot;&quot;;&quot;double&quot;;[.E48]);INFO.OBBA.OBBA.OBMAKE(&quot;&quot;;&quot;double&quot;;1)))" office:value-type="percentage" office:value="0.979" calcext:value-type="percentage">
            <text:p>97.90%</text:p>
          </table:table-cell>
          <table:table-cell table:formula="of:=([.G49]-2*[.G48]+[.G47])/([.E48]-[.E47])/([.E49]-[.E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);[.$B$14]))" office:value-type="percentage" office:value="0.0143246788784076" calcext:value-type="percentage">
            <text:p>1.4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9]);[.$B$14];INFO.OBBA.OBBA.OBMAKE(&quot;&quot;;&quot;double&quot;;[.E49]);INFO.OBBA.OBBA.OBMAKE(&quot;&quot;;&quot;double&quot;;1)))" office:value-type="percentage" office:value="0.9785" calcext:value-type="percentage">
            <text:p>97.85%</text:p>
          </table:table-cell>
          <table:table-cell table:formula="of:=([.G50]-2*[.G49]+[.G48])/([.E49]-[.E48])/([.E50]-[.E49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4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);[.$B$14]))" office:value-type="percentage" office:value="0.0142470486909749" calcext:value-type="percentage">
            <text:p>1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0]);[.$B$14];INFO.OBBA.OBBA.OBMAKE(&quot;&quot;;&quot;double&quot;;[.E50]);INFO.OBBA.OBBA.OBMAKE(&quot;&quot;;&quot;double&quot;;1)))" office:value-type="percentage" office:value="0.978" calcext:value-type="percentage">
            <text:p>97.80%</text:p>
          </table:table-cell>
          <table:table-cell table:formula="of:=([.G51]-2*[.G50]+[.G49])/([.E50]-[.E49])/([.E51]-[.E50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);[.$B$14]))" office:value-type="percentage" office:value="0.0141713107753862" calcext:value-type="percentage">
            <text:p>1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1]);[.$B$14];INFO.OBBA.OBBA.OBMAKE(&quot;&quot;;&quot;double&quot;;[.E51]);INFO.OBBA.OBBA.OBMAKE(&quot;&quot;;&quot;double&quot;;1)))" office:value-type="percentage" office:value="0.9775" calcext:value-type="percentage">
            <text:p>97.75%</text:p>
          </table:table-cell>
          <table:table-cell table:formula="of:=([.G52]-2*[.G51]+[.G50])/([.E51]-[.E50])/([.E52]-[.E51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);[.$B$14]))" office:value-type="percentage" office:value="0.0140973786607813" calcext:value-type="percentage">
            <text:p>1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2]);[.$B$14];INFO.OBBA.OBBA.OBMAKE(&quot;&quot;;&quot;double&quot;;[.E52]);INFO.OBBA.OBBA.OBMAKE(&quot;&quot;;&quot;double&quot;;1)))" office:value-type="percentage" office:value="0.977" calcext:value-type="percentage">
            <text:p>97.70%</text:p>
          </table:table-cell>
          <table:table-cell table:formula="of:=([.G53]-2*[.G52]+[.G51])/([.E52]-[.E51])/([.E53]-[.E52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);[.$B$14]))" office:value-type="percentage" office:value="0.014025171619073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3]);[.$B$14];INFO.OBBA.OBBA.OBMAKE(&quot;&quot;;&quot;double&quot;;[.E53]);INFO.OBBA.OBBA.OBMAKE(&quot;&quot;;&quot;double&quot;;1)))" office:value-type="percentage" office:value="0.9765" calcext:value-type="percentage">
            <text:p>97.65%</text:p>
          </table:table-cell>
          <table:table-cell table:formula="of:=([.G54]-2*[.G53]+[.G52])/([.E53]-[.E52])/([.E54]-[.E53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);[.$B$14]))" office:value-type="percentage" office:value="0.0139546141695777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4]);[.$B$14];INFO.OBBA.OBBA.OBMAKE(&quot;&quot;;&quot;double&quot;;[.E54]);INFO.OBBA.OBBA.OBMAKE(&quot;&quot;;&quot;double&quot;;1)))" office:value-type="percentage" office:value="0.976" calcext:value-type="percentage">
            <text:p>97.60%</text:p>
          </table:table-cell>
          <table:table-cell table:formula="of:=([.G55]-2*[.G54]+[.G53])/([.E54]-[.E53])/([.E55]-[.E54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);[.$B$14]))" office:value-type="percentage" office:value="0.0138856356357871" calcext:value-type="percentage">
            <text:p>1.3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5]);[.$B$14];INFO.OBBA.OBBA.OBMAKE(&quot;&quot;;&quot;double&quot;;[.E55]);INFO.OBBA.OBBA.OBMAKE(&quot;&quot;;&quot;double&quot;;1)))" office:value-type="percentage" office:value="0.9755" calcext:value-type="percentage">
            <text:p>97.55%</text:p>
          </table:table-cell>
          <table:table-cell table:formula="of:=([.G56]-2*[.G55]+[.G54])/([.E55]-[.E54])/([.E56]-[.E55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);[.$B$14]))" office:value-type="percentage" office:value="0.0138181697478493" calcext:value-type="percentage">
            <text:p>1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6]);[.$B$14];INFO.OBBA.OBBA.OBMAKE(&quot;&quot;;&quot;double&quot;;[.E56]);INFO.OBBA.OBBA.OBMAKE(&quot;&quot;;&quot;double&quot;;1)))" office:value-type="percentage" office:value="0.975" calcext:value-type="percentage">
            <text:p>97.50%</text:p>
          </table:table-cell>
          <table:table-cell table:formula="of:=([.G57]-2*[.G56]+[.G55])/([.E56]-[.E55])/([.E57]-[.E56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);[.$B$14]))" office:value-type="percentage" office:value="0.0137521542852206" calcext:value-type="percentage">
            <text:p>1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7]);[.$B$14];INFO.OBBA.OBBA.OBMAKE(&quot;&quot;;&quot;double&quot;;[.E57]);INFO.OBBA.OBBA.OBMAKE(&quot;&quot;;&quot;double&quot;;1)))" office:value-type="percentage" office:value="0.9745" calcext:value-type="percentage">
            <text:p>97.45%</text:p>
          </table:table-cell>
          <table:table-cell table:formula="of:=([.G58]-2*[.G57]+[.G56])/([.E57]-[.E56])/([.E58]-[.E57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);[.$B$14]))" office:value-type="percentage" office:value="0.0136875307547269" calcext:value-type="percentage">
            <text:p>1.3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8]);[.$B$14];INFO.OBBA.OBBA.OBMAKE(&quot;&quot;;&quot;double&quot;;[.E58]);INFO.OBBA.OBBA.OBMAKE(&quot;&quot;;&quot;double&quot;;1)))" office:value-type="percentage" office:value="0.974" calcext:value-type="percentage">
            <text:p>97.40%</text:p>
          </table:table-cell>
          <table:table-cell table:formula="of:=([.G59]-2*[.G58]+[.G57])/([.E58]-[.E57])/([.E59]-[.E58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);[.$B$14]))" office:value-type="percentage" office:value="0.0136242440998974" calcext:value-type="percentage">
            <text:p>1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9]);[.$B$14];INFO.OBBA.OBBA.OBMAKE(&quot;&quot;;&quot;double&quot;;[.E59]);INFO.OBBA.OBBA.OBMAKE(&quot;&quot;;&quot;double&quot;;1)))" office:value-type="percentage" office:value="0.9735" calcext:value-type="percentage">
            <text:p>97.35%</text:p>
          </table:table-cell>
          <table:table-cell table:formula="of:=([.G60]-2*[.G59]+[.G58])/([.E59]-[.E58])/([.E60]-[.E59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);[.$B$14]))" office:value-type="percentage" office:value="0.0135622424380424" calcext:value-type="percentage">
            <text:p>1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0]);[.$B$14];INFO.OBBA.OBBA.OBMAKE(&quot;&quot;;&quot;double&quot;;[.E60]);INFO.OBBA.OBBA.OBMAKE(&quot;&quot;;&quot;double&quot;;1)))" office:value-type="percentage" office:value="0.973" calcext:value-type="percentage">
            <text:p>97.30%</text:p>
          </table:table-cell>
          <table:table-cell table:formula="of:=([.G61]-2*[.G60]+[.G59])/([.E60]-[.E59])/([.E61]-[.E60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);[.$B$14]))" office:value-type="percentage" office:value="0.013501476821917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1]);[.$B$14];INFO.OBBA.OBBA.OBMAKE(&quot;&quot;;&quot;double&quot;;[.E61]);INFO.OBBA.OBBA.OBMAKE(&quot;&quot;;&quot;double&quot;;1)))" office:value-type="percentage" office:value="0.9725" calcext:value-type="percentage">
            <text:p>97.25%</text:p>
          </table:table-cell>
          <table:table-cell table:formula="of:=([.G62]-2*[.G61]+[.G60])/([.E61]-[.E60])/([.E62]-[.E61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);[.$B$14]))" office:value-type="percentage" office:value="0.0134419010232824" calcext:value-type="percentage">
            <text:p>1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2]);[.$B$14];INFO.OBBA.OBBA.OBMAKE(&quot;&quot;;&quot;double&quot;;[.E62]);INFO.OBBA.OBBA.OBMAKE(&quot;&quot;;&quot;double&quot;;1)))" office:value-type="percentage" office:value="0.972" calcext:value-type="percentage">
            <text:p>97.20%</text:p>
          </table:table-cell>
          <table:table-cell table:formula="of:=([.G63]-2*[.G62]+[.G61])/([.E62]-[.E61])/([.E63]-[.E62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);[.$B$14]))" office:value-type="percentage" office:value="0.0133834713360328" calcext:value-type="percentage">
            <text:p>1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3]);[.$B$14];INFO.OBBA.OBBA.OBMAKE(&quot;&quot;;&quot;double&quot;;[.E63]);INFO.OBBA.OBBA.OBMAKE(&quot;&quot;;&quot;double&quot;;1)))" office:value-type="percentage" office:value="0.9715" calcext:value-type="percentage">
            <text:p>97.15%</text:p>
          </table:table-cell>
          <table:table-cell table:formula="of:=([.G64]-2*[.G63]+[.G62])/([.E63]-[.E62])/([.E64]-[.E63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);[.$B$14]))" office:value-type="percentage" office:value="0.0133261463967394" calcext:value-type="percentage">
            <text:p>1.3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4]);[.$B$14];INFO.OBBA.OBBA.OBMAKE(&quot;&quot;;&quot;double&quot;;[.E64]);INFO.OBBA.OBBA.OBMAKE(&quot;&quot;;&quot;double&quot;;1)))" office:value-type="percentage" office:value="0.971" calcext:value-type="percentage">
            <text:p>97.10%</text:p>
          </table:table-cell>
          <table:table-cell table:formula="of:=([.G65]-2*[.G64]+[.G63])/([.E64]-[.E63])/([.E65]-[.E64])" office:value-type="float" office:value="0" calcext:value-type="float">
            <text:p>0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);[.$B$14]))" office:value-type="percentage" office:value="0.0132698870208628" calcext:value-type="percentage">
            <text:p>1.3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5]);[.$B$14];INFO.OBBA.OBBA.OBMAKE(&quot;&quot;;&quot;double&quot;;[.E65]);INFO.OBBA.OBBA.OBMAKE(&quot;&quot;;&quot;double&quot;;1)))" office:value-type="percentage" office:value="0.9705" calcext:value-type="percentage">
            <text:p>97.05%</text:p>
          </table:table-cell>
          <table:table-cell table:formula="of:=([.G66]-2*[.G65]+[.G64])/([.E65]-[.E64])/([.E66]-[.E6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);[.$B$14]))" office:value-type="percentage" office:value="0.0132146560529915" calcext:value-type="percentage">
            <text:p>1.3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6]);[.$B$14];INFO.OBBA.OBBA.OBMAKE(&quot;&quot;;&quot;double&quot;;[.E66]);INFO.OBBA.OBBA.OBMAKE(&quot;&quot;;&quot;double&quot;;1)))" office:value-type="percentage" office:value="0.97" calcext:value-type="percentage">
            <text:p>97.00%</text:p>
          </table:table-cell>
          <table:table-cell table:formula="of:=([.G67]-2*[.G66]+[.G65])/([.E66]-[.E65])/([.E67]-[.E6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);[.$B$14]))" office:value-type="percentage" office:value="0.0131604182296883" calcext:value-type="percentage">
            <text:p>1.3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7]);[.$B$14];INFO.OBBA.OBBA.OBMAKE(&quot;&quot;;&quot;double&quot;;[.E67]);INFO.OBBA.OBBA.OBMAKE(&quot;&quot;;&quot;double&quot;;1)))" office:value-type="percentage" office:value="0.9695" calcext:value-type="percentage">
            <text:p>96.95%</text:p>
          </table:table-cell>
          <table:table-cell table:formula="of:=([.G68]-2*[.G67]+[.G66])/([.E67]-[.E66])/([.E68]-[.E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);[.$B$14]))" office:value-type="percentage" office:value="0.0131071400537123" calcext:value-type="percentage">
            <text:p>1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8]);[.$B$14];INFO.OBBA.OBBA.OBMAKE(&quot;&quot;;&quot;double&quot;;[.E68]);INFO.OBBA.OBBA.OBMAKE(&quot;&quot;;&quot;double&quot;;1)))" office:value-type="percentage" office:value="0.969" calcext:value-type="percentage">
            <text:p>96.90%</text:p>
          </table:table-cell>
          <table:table-cell table:formula="of:=([.G69]-2*[.G68]+[.G67])/([.E68]-[.E67])/([.E69]-[.E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);[.$B$14]))" office:value-type="percentage" office:value="0.0130547896784923" calcext:value-type="percentage">
            <text:p>1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9]);[.$B$14];INFO.OBBA.OBBA.OBMAKE(&quot;&quot;;&quot;double&quot;;[.E69]);INFO.OBBA.OBBA.OBMAKE(&quot;&quot;;&quot;double&quot;;1)))" office:value-type="percentage" office:value="0.9685" calcext:value-type="percentage">
            <text:p>96.85%</text:p>
          </table:table-cell>
          <table:table-cell table:formula="of:=([.G70]-2*[.G69]+[.G68])/([.E69]-[.E68])/([.E70]-[.E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);[.$B$14]))" office:value-type="percentage" office:value="0.0130033368018727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0]);[.$B$14];INFO.OBBA.OBBA.OBMAKE(&quot;&quot;;&quot;double&quot;;[.E70]);INFO.OBBA.OBBA.OBMAKE(&quot;&quot;;&quot;double&quot;;1)))" office:value-type="percentage" office:value="0.968" calcext:value-type="percentage">
            <text:p>96.80%</text:p>
          </table:table-cell>
          <table:table-cell table:formula="of:=([.G71]-2*[.G70]+[.G69])/([.E70]-[.E69])/([.E71]-[.E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);[.$B$14]))" office:value-type="percentage" office:value="0.0129527525682476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1]);[.$B$14];INFO.OBBA.OBBA.OBMAKE(&quot;&quot;;&quot;double&quot;;[.E71]);INFO.OBBA.OBBA.OBMAKE(&quot;&quot;;&quot;double&quot;;1)))" office:value-type="percentage" office:value="0.9675" calcext:value-type="percentage">
            <text:p>96.75%</text:p>
          </table:table-cell>
          <table:table-cell table:formula="of:=([.G72]-2*[.G71]+[.G70])/([.E71]-[.E70])/([.E72]-[.E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);[.$B$14]))" office:value-type="percentage" office:value="0.0129030094783113" calcext:value-type="percentage">
            <text:p>1.2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2]);[.$B$14];INFO.OBBA.OBBA.OBMAKE(&quot;&quot;;&quot;double&quot;;[.E72]);INFO.OBBA.OBBA.OBMAKE(&quot;&quot;;&quot;double&quot;;1)))" office:value-type="percentage" office:value="0.967" calcext:value-type="percentage">
            <text:p>96.70%</text:p>
          </table:table-cell>
          <table:table-cell table:formula="of:=([.G73]-2*[.G72]+[.G71])/([.E72]-[.E71])/([.E73]-[.E7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);[.$B$14]))" office:value-type="percentage" office:value="0.0128540813057156" calcext:value-type="percentage">
            <text:p>1.2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3]);[.$B$14];INFO.OBBA.OBBA.OBMAKE(&quot;&quot;;&quot;double&quot;;[.E73]);INFO.OBBA.OBBA.OBMAKE(&quot;&quot;;&quot;double&quot;;1)))" office:value-type="percentage" office:value="0.9665" calcext:value-type="percentage">
            <text:p>96.65%</text:p>
          </table:table-cell>
          <table:table-cell table:formula="of:=([.G74]-2*[.G73]+[.G72])/([.E73]-[.E72])/([.E74]-[.E7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);[.$B$14]))" office:value-type="percentage" office:value="0.012805943020024" calcext:value-type="percentage">
            <text:p>1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4]);[.$B$14];INFO.OBBA.OBBA.OBMAKE(&quot;&quot;;&quot;double&quot;;[.E74]);INFO.OBBA.OBBA.OBMAKE(&quot;&quot;;&quot;double&quot;;1)))" office:value-type="percentage" office:value="0.966" calcext:value-type="percentage">
            <text:p>96.60%</text:p>
          </table:table-cell>
          <table:table-cell table:formula="of:=([.G75]-2*[.G74]+[.G73])/([.E74]-[.E73])/([.E75]-[.E7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);[.$B$14]))" office:value-type="percentage" office:value="0.0127585707153919" calcext:value-type="percentage">
            <text:p>1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5]);[.$B$14];INFO.OBBA.OBBA.OBMAKE(&quot;&quot;;&quot;double&quot;;[.E75]);INFO.OBBA.OBBA.OBMAKE(&quot;&quot;;&quot;double&quot;;1)))" office:value-type="percentage" office:value="0.9655" calcext:value-type="percentage">
            <text:p>96.55%</text:p>
          </table:table-cell>
          <table:table-cell table:formula="of:=([.G76]-2*[.G75]+[.G74])/([.E75]-[.E74])/([.E76]-[.E7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);[.$B$14]))" office:value-type="percentage" office:value="0.0127119415444566" calcext:value-type="percentage">
            <text:p>1.2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6]);[.$B$14];INFO.OBBA.OBBA.OBMAKE(&quot;&quot;;&quot;double&quot;;[.E76]);INFO.OBBA.OBBA.OBMAKE(&quot;&quot;;&quot;double&quot;;1)))" office:value-type="percentage" office:value="0.965" calcext:value-type="percentage">
            <text:p>96.50%</text:p>
          </table:table-cell>
          <table:table-cell table:formula="of:=([.G77]-2*[.G76]+[.G75])/([.E76]-[.E75])/([.E77]-[.E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);[.$B$14]))" office:value-type="percentage" office:value="0.0126660336570325" calcext:value-type="percentage">
            <text:p>1.2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7]);[.$B$14];INFO.OBBA.OBBA.OBMAKE(&quot;&quot;;&quot;double&quot;;[.E77]);INFO.OBBA.OBBA.OBMAKE(&quot;&quot;;&quot;double&quot;;1)))" office:value-type="percentage" office:value="0.9645" calcext:value-type="percentage">
            <text:p>96.45%</text:p>
          </table:table-cell>
          <table:table-cell table:formula="of:=([.G78]-2*[.G77]+[.G76])/([.E77]-[.E76])/([.E78]-[.E7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);[.$B$14]))" office:value-type="percentage" office:value="0.0126208261431424" calcext:value-type="percentage">
            <text:p>1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8]);[.$B$14];INFO.OBBA.OBBA.OBMAKE(&quot;&quot;;&quot;double&quot;;[.E78]);INFO.OBBA.OBBA.OBMAKE(&quot;&quot;;&quot;double&quot;;1)))" office:value-type="percentage" office:value="0.964" calcext:value-type="percentage">
            <text:p>96.40%</text:p>
          </table:table-cell>
          <table:table-cell table:formula="of:=([.G79]-2*[.G78]+[.G77])/([.E78]-[.E77])/([.E79]-[.E7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);[.$B$14]))" office:value-type="percentage" office:value="0.0125762989800699" calcext:value-type="percentage">
            <text:p>1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9]);[.$B$14];INFO.OBBA.OBBA.OBMAKE(&quot;&quot;;&quot;double&quot;;[.E79]);INFO.OBBA.OBBA.OBMAKE(&quot;&quot;;&quot;double&quot;;1)))" office:value-type="percentage" office:value="0.9635" calcext:value-type="percentage">
            <text:p>96.35%</text:p>
          </table:table-cell>
          <table:table-cell table:formula="of:=([.G80]-2*[.G79]+[.G78])/([.E79]-[.E78])/([.E80]-[.E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);[.$B$14]))" office:value-type="percentage" office:value="0.0125324329830584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0]);[.$B$14];INFO.OBBA.OBBA.OBMAKE(&quot;&quot;;&quot;double&quot;;[.E80]);INFO.OBBA.OBBA.OBMAKE(&quot;&quot;;&quot;double&quot;;1)))" office:value-type="percentage" office:value="0.963" calcext:value-type="percentage">
            <text:p>96.30%</text:p>
          </table:table-cell>
          <table:table-cell table:formula="of:=([.G81]-2*[.G80]+[.G79])/([.E80]-[.E79])/([.E81]-[.E8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);[.$B$14]))" office:value-type="percentage" office:value="0.0124892097593999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1]);[.$B$14];INFO.OBBA.OBBA.OBMAKE(&quot;&quot;;&quot;double&quot;;[.E81]);INFO.OBBA.OBBA.OBMAKE(&quot;&quot;;&quot;double&quot;;1)))" office:value-type="percentage" office:value="0.9625" calcext:value-type="percentage">
            <text:p>96.25%</text:p>
          </table:table-cell>
          <table:table-cell table:formula="of:=([.G82]-2*[.G81]+[.G80])/([.E81]-[.E80])/([.E82]-[.E8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);[.$B$14]))" office:value-type="percentage" office:value="0.0124466116656051" calcext:value-type="percentage">
            <text:p>1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2]);[.$B$14];INFO.OBBA.OBBA.OBMAKE(&quot;&quot;;&quot;double&quot;;[.E82]);INFO.OBBA.OBBA.OBMAKE(&quot;&quot;;&quot;double&quot;;1)))" office:value-type="percentage" office:value="0.962" calcext:value-type="percentage">
            <text:p>96.20%</text:p>
          </table:table-cell>
          <table:table-cell table:formula="of:=([.G83]-2*[.G82]+[.G81])/([.E82]-[.E81])/([.E83]-[.E8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);[.$B$14]))" office:value-type="percentage" office:value="0.0124046217674241" calcext:value-type="percentage">
            <text:p>1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3]);[.$B$14];INFO.OBBA.OBBA.OBMAKE(&quot;&quot;;&quot;double&quot;;[.E83]);INFO.OBBA.OBBA.OBMAKE(&quot;&quot;;&quot;double&quot;;1)))" office:value-type="percentage" office:value="0.9615" calcext:value-type="percentage">
            <text:p>96.15%</text:p>
          </table:table-cell>
          <table:table-cell table:formula="of:=([.G84]-2*[.G83]+[.G82])/([.E83]-[.E82])/([.E84]-[.E8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);[.$B$14]))" office:value-type="percentage" office:value="0.0123632238024972" calcext:value-type="percentage">
            <text:p>1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4]);[.$B$14];INFO.OBBA.OBBA.OBMAKE(&quot;&quot;;&quot;double&quot;;[.E84]);INFO.OBBA.OBBA.OBMAKE(&quot;&quot;;&quot;double&quot;;1)))" office:value-type="percentage" office:value="0.961" calcext:value-type="percentage">
            <text:p>96.10%</text:p>
          </table:table-cell>
          <table:table-cell table:formula="of:=([.G85]-2*[.G84]+[.G83])/([.E84]-[.E83])/([.E85]-[.E8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);[.$B$14]))" office:value-type="percentage" office:value="0.0123224021454185" calcext:value-type="percentage">
            <text:p>1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5]);[.$B$14];INFO.OBBA.OBBA.OBMAKE(&quot;&quot;;&quot;double&quot;;[.E85]);INFO.OBBA.OBBA.OBMAKE(&quot;&quot;;&quot;double&quot;;1)))" office:value-type="percentage" office:value="0.9605" calcext:value-type="percentage">
            <text:p>96.05%</text:p>
          </table:table-cell>
          <table:table-cell table:formula="of:=([.G86]-2*[.G85]+[.G84])/([.E85]-[.E84])/([.E86]-[.E8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);[.$B$14]))" office:value-type="percentage" office:value="0.0122821417750466" calcext:value-type="percentage">
            <text:p>1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6]);[.$B$14];INFO.OBBA.OBBA.OBMAKE(&quot;&quot;;&quot;double&quot;;[.E86]);INFO.OBBA.OBBA.OBMAKE(&quot;&quot;;&quot;double&quot;;1)))" office:value-type="percentage" office:value="0.96" calcext:value-type="percentage">
            <text:p>96.00%</text:p>
          </table:table-cell>
          <table:table-cell table:formula="of:=([.G87]-2*[.G86]+[.G85])/([.E86]-[.E85])/([.E87]-[.E8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);[.$B$14]))" office:value-type="percentage" office:value="0.0122424282438737" calcext:value-type="percentage">
            <text:p>1.2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7]);[.$B$14];INFO.OBBA.OBBA.OBMAKE(&quot;&quot;;&quot;double&quot;;[.E87]);INFO.OBBA.OBBA.OBMAKE(&quot;&quot;;&quot;double&quot;;1)))" office:value-type="percentage" office:value="0.9595" calcext:value-type="percentage">
            <text:p>95.95%</text:p>
          </table:table-cell>
          <table:table-cell table:formula="of:=([.G88]-2*[.G87]+[.G86])/([.E87]-[.E86])/([.E88]-[.E8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);[.$B$14]))" office:value-type="percentage" office:value="0.0122032476492988" calcext:value-type="percentage">
            <text:p>1.2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8]);[.$B$14];INFO.OBBA.OBBA.OBMAKE(&quot;&quot;;&quot;double&quot;;[.E88]);INFO.OBBA.OBBA.OBMAKE(&quot;&quot;;&quot;double&quot;;1)))" office:value-type="percentage" office:value="0.959" calcext:value-type="percentage">
            <text:p>95.90%</text:p>
          </table:table-cell>
          <table:table-cell table:formula="of:=([.G89]-2*[.G88]+[.G87])/([.E88]-[.E87])/([.E89]-[.E8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);[.$B$14]))" office:value-type="percentage" office:value="0.0121645866066924" calcext:value-type="percentage">
            <text:p>1.2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9]);[.$B$14];INFO.OBBA.OBBA.OBMAKE(&quot;&quot;;&quot;double&quot;;[.E89]);INFO.OBBA.OBBA.OBMAKE(&quot;&quot;;&quot;double&quot;;1)))" office:value-type="percentage" office:value="0.9585" calcext:value-type="percentage">
            <text:p>95.85%</text:p>
          </table:table-cell>
          <table:table-cell table:formula="of:=([.G90]-2*[.G89]+[.G88])/([.E89]-[.E88])/([.E90]-[.E8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);[.$B$14]))" office:value-type="percentage" office:value="0.0121264322240825" calcext:value-type="percentage">
            <text:p>1.2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0]);[.$B$14];INFO.OBBA.OBBA.OBMAKE(&quot;&quot;;&quot;double&quot;;[.E90]);INFO.OBBA.OBBA.OBMAKE(&quot;&quot;;&quot;double&quot;;1)))" office:value-type="percentage" office:value="0.958" calcext:value-type="percentage">
            <text:p>95.80%</text:p>
          </table:table-cell>
          <table:table-cell table:formula="of:=([.G91]-2*[.G90]+[.G89])/([.E90]-[.E89])/([.E91]-[.E9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);[.$B$14]))" office:value-type="percentage" office:value="0.0120887720783771" calcext:value-type="percentage">
            <text:p>1.2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1]);[.$B$14];INFO.OBBA.OBBA.OBMAKE(&quot;&quot;;&quot;double&quot;;[.E91]);INFO.OBBA.OBBA.OBMAKE(&quot;&quot;;&quot;double&quot;;1)))" office:value-type="percentage" office:value="0.9575" calcext:value-type="percentage">
            <text:p>95.75%</text:p>
          </table:table-cell>
          <table:table-cell table:formula="of:=([.G92]-2*[.G91]+[.G90])/([.E91]-[.E90])/([.E92]-[.E9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);[.$B$14]))" office:value-type="percentage" office:value="0.0120515941929907" calcext:value-type="percentage">
            <text:p>1.2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2]);[.$B$14];INFO.OBBA.OBBA.OBMAKE(&quot;&quot;;&quot;double&quot;;[.E92]);INFO.OBBA.OBBA.OBMAKE(&quot;&quot;;&quot;double&quot;;1)))" office:value-type="percentage" office:value="0.957" calcext:value-type="percentage">
            <text:p>95.70%</text:p>
          </table:table-cell>
          <table:table-cell table:formula="of:=([.G93]-2*[.G92]+[.G91])/([.E92]-[.E91])/([.E93]-[.E9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);[.$B$14]))" office:value-type="percentage" office:value="0.0120148870167969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3]);[.$B$14];INFO.OBBA.OBBA.OBMAKE(&quot;&quot;;&quot;double&quot;;[.E93]);INFO.OBBA.OBBA.OBMAKE(&quot;&quot;;&quot;double&quot;;1)))" office:value-type="percentage" office:value="0.9565" calcext:value-type="percentage">
            <text:p>95.65%</text:p>
          </table:table-cell>
          <table:table-cell table:formula="of:=([.G94]-2*[.G93]+[.G92])/([.E93]-[.E92])/([.E94]-[.E9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);[.$B$14]))" office:value-type="percentage" office:value="0.0119786394042899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4]);[.$B$14];INFO.OBBA.OBBA.OBMAKE(&quot;&quot;;&quot;double&quot;;[.E94]);INFO.OBBA.OBBA.OBMAKE(&quot;&quot;;&quot;double&quot;;1)))" office:value-type="percentage" office:value="0.956" calcext:value-type="percentage">
            <text:p>95.60%</text:p>
          </table:table-cell>
          <table:table-cell table:formula="of:=([.G95]-2*[.G94]+[.G93])/([.E94]-[.E93])/([.E95]-[.E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);[.$B$14]))" office:value-type="percentage" office:value="0.0119428405969047" calcext:value-type="percentage">
            <text:p>1.1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5]);[.$B$14];INFO.OBBA.OBBA.OBMAKE(&quot;&quot;;&quot;double&quot;;[.E95]);INFO.OBBA.OBBA.OBMAKE(&quot;&quot;;&quot;double&quot;;1)))" office:value-type="percentage" office:value="0.9555" calcext:value-type="percentage">
            <text:p>95.55%</text:p>
          </table:table-cell>
          <table:table-cell table:formula="of:=([.G96]-2*[.G95]+[.G94])/([.E95]-[.E94])/([.E96]-[.E9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);[.$B$14]))" office:value-type="percentage" office:value="0.0119074802053807" calcext:value-type="percentage">
            <text:p>1.1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6]);[.$B$14];INFO.OBBA.OBBA.OBMAKE(&quot;&quot;;&quot;double&quot;;[.E96]);INFO.OBBA.OBBA.OBMAKE(&quot;&quot;;&quot;double&quot;;1)))" office:value-type="percentage" office:value="0.955" calcext:value-type="percentage">
            <text:p>95.50%</text:p>
          </table:table-cell>
          <table:table-cell table:formula="of:=([.G97]-2*[.G96]+[.G95])/([.E96]-[.E95])/([.E97]-[.E9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455" calcext:value-type="percentage">
            <text:p>4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);[.$B$14]))" office:value-type="percentage" office:value="0.0118725481931218" calcext:value-type="percentage">
            <text:p>1.1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7]);[.$B$14];INFO.OBBA.OBBA.OBMAKE(&quot;&quot;;&quot;double&quot;;[.E97]);INFO.OBBA.OBBA.OBMAKE(&quot;&quot;;&quot;double&quot;;1)))" office:value-type="percentage" office:value="0.9545" calcext:value-type="percentage">
            <text:p>95.45%</text:p>
          </table:table-cell>
          <table:table-cell table:formula="of:=([.G98]-2*[.G97]+[.G96])/([.E97]-[.E96])/([.E98]-[.E9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46" calcext:value-type="percentage">
            <text:p>4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);[.$B$14]))" office:value-type="percentage" office:value="0.0118380348604893" calcext:value-type="percentage">
            <text:p>1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8]);[.$B$14];INFO.OBBA.OBBA.OBMAKE(&quot;&quot;;&quot;double&quot;;[.E98]);INFO.OBBA.OBBA.OBMAKE(&quot;&quot;;&quot;double&quot;;1)))" office:value-type="percentage" office:value="0.954" calcext:value-type="percentage">
            <text:p>95.40%</text:p>
          </table:table-cell>
          <table:table-cell table:formula="of:=([.G99]-2*[.G98]+[.G97])/([.E98]-[.E97])/([.E99]-[.E9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465" calcext:value-type="percentage">
            <text:p>4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);[.$B$14]))" office:value-type="percentage" office:value="0.0118039308299451" calcext:value-type="percentage">
            <text:p>1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9]);[.$B$14];INFO.OBBA.OBBA.OBMAKE(&quot;&quot;;&quot;double&quot;;[.E99]);INFO.OBBA.OBBA.OBMAKE(&quot;&quot;;&quot;double&quot;;1)))" office:value-type="percentage" office:value="0.9535" calcext:value-type="percentage">
            <text:p>95.35%</text:p>
          </table:table-cell>
          <table:table-cell table:formula="of:=([.G100]-2*[.G99]+[.G98])/([.E99]-[.E98])/([.E100]-[.E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47" calcext:value-type="percentage">
            <text:p>4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);[.$B$14]))" office:value-type="percentage" office:value="0.0117702270320064" calcext:value-type="percentage">
            <text:p>1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0]);[.$B$14];INFO.OBBA.OBBA.OBMAKE(&quot;&quot;;&quot;double&quot;;[.E100]);INFO.OBBA.OBBA.OBMAKE(&quot;&quot;;&quot;double&quot;;1)))" office:value-type="percentage" office:value="0.953" calcext:value-type="percentage">
            <text:p>95.30%</text:p>
          </table:table-cell>
          <table:table-cell table:formula="of:=([.G101]-2*[.G100]+[.G99])/([.E100]-[.E99])/([.E101]-[.E10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475" calcext:value-type="percentage">
            <text:p>4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);[.$B$14]))" office:value-type="percentage" office:value="0.0117369146919661" calcext:value-type="percentage">
            <text:p>1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1]);[.$B$14];INFO.OBBA.OBBA.OBMAKE(&quot;&quot;;&quot;double&quot;;[.E101]);INFO.OBBA.OBBA.OBMAKE(&quot;&quot;;&quot;double&quot;;1)))" office:value-type="percentage" office:value="0.9525" calcext:value-type="percentage">
            <text:p>95.25%</text:p>
          </table:table-cell>
          <table:table-cell table:formula="of:=([.G102]-2*[.G101]+[.G100])/([.E101]-[.E100])/([.E102]-[.E10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48" calcext:value-type="percentage">
            <text:p>4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);[.$B$14]))" office:value-type="percentage" office:value="0.0117039853173041" calcext:value-type="percentage">
            <text:p>1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2]);[.$B$14];INFO.OBBA.OBBA.OBMAKE(&quot;&quot;;&quot;double&quot;;[.E102]);INFO.OBBA.OBBA.OBMAKE(&quot;&quot;;&quot;double&quot;;1)))" office:value-type="percentage" office:value="0.952" calcext:value-type="percentage">
            <text:p>95.20%</text:p>
          </table:table-cell>
          <table:table-cell table:formula="of:=([.G103]-2*[.G102]+[.G101])/([.E102]-[.E101])/([.E103]-[.E10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485" calcext:value-type="percentage">
            <text:p>4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);[.$B$14]))" office:value-type="percentage" office:value="0.0116714306857672" calcext:value-type="percentage">
            <text:p>1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3]);[.$B$14];INFO.OBBA.OBBA.OBMAKE(&quot;&quot;;&quot;double&quot;;[.E103]);INFO.OBBA.OBBA.OBMAKE(&quot;&quot;;&quot;double&quot;;1)))" office:value-type="percentage" office:value="0.9515" calcext:value-type="percentage">
            <text:p>95.15%</text:p>
          </table:table-cell>
          <table:table-cell table:formula="of:=([.G104]-2*[.G103]+[.G102])/([.E103]-[.E102])/([.E104]-[.E10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49" calcext:value-type="percentage">
            <text:p>4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);[.$B$14]))" office:value-type="percentage" office:value="0.0116392428340822" calcext:value-type="percentage">
            <text:p>1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4]);[.$B$14];INFO.OBBA.OBBA.OBMAKE(&quot;&quot;;&quot;double&quot;;[.E104]);INFO.OBBA.OBBA.OBMAKE(&quot;&quot;;&quot;double&quot;;1)))" office:value-type="percentage" office:value="0.951" calcext:value-type="percentage">
            <text:p>95.10%</text:p>
          </table:table-cell>
          <table:table-cell table:formula="of:=([.G105]-2*[.G104]+[.G103])/([.E104]-[.E103])/([.E105]-[.E10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495" calcext:value-type="percentage">
            <text:p>4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);[.$B$14]))" office:value-type="percentage" office:value="0.0116074140472266" calcext:value-type="percentage">
            <text:p>1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5]);[.$B$14];INFO.OBBA.OBBA.OBMAKE(&quot;&quot;;&quot;double&quot;;[.E105]);INFO.OBBA.OBBA.OBMAKE(&quot;&quot;;&quot;double&quot;;1)))" office:value-type="percentage" office:value="0.9505" calcext:value-type="percentage">
            <text:p>95.05%</text:p>
          </table:table-cell>
          <table:table-cell table:formula="of:=([.G106]-2*[.G105]+[.G104])/([.E105]-[.E104])/([.E106]-[.E10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5" calcext:value-type="percentage">
            <text:p>5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);[.$B$14]))" office:value-type="percentage" office:value="0.0115759368482766" calcext:value-type="percentage">
            <text:p>1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6]);[.$B$14];INFO.OBBA.OBBA.OBMAKE(&quot;&quot;;&quot;double&quot;;[.E106]);INFO.OBBA.OBBA.OBMAKE(&quot;&quot;;&quot;double&quot;;1)))" office:value-type="percentage" office:value="0.95" calcext:value-type="percentage">
            <text:p>95.00%</text:p>
          </table:table-cell>
          <table:table-cell table:formula="of:=([.G107]-2*[.G106]+[.G105])/([.E106]-[.E105])/([.E107]-[.E10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505" calcext:value-type="percentage">
            <text:p>5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);[.$B$14]))" office:value-type="percentage" office:value="0.0115448039887386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7]);[.$B$14];INFO.OBBA.OBBA.OBMAKE(&quot;&quot;;&quot;double&quot;;[.E107]);INFO.OBBA.OBBA.OBMAKE(&quot;&quot;;&quot;double&quot;;1)))" office:value-type="percentage" office:value="0.9495" calcext:value-type="percentage">
            <text:p>94.95%</text:p>
          </table:table-cell>
          <table:table-cell table:formula="of:=([.G108]-2*[.G107]+[.G106])/([.E107]-[.E106])/([.E108]-[.E10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51" calcext:value-type="percentage">
            <text:p>5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);[.$B$14]))" office:value-type="percentage" office:value="0.0115140084393881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8]);[.$B$14];INFO.OBBA.OBBA.OBMAKE(&quot;&quot;;&quot;double&quot;;[.E108]);INFO.OBBA.OBBA.OBMAKE(&quot;&quot;;&quot;double&quot;;1)))" office:value-type="percentage" office:value="0.949" calcext:value-type="percentage">
            <text:p>94.90%</text:p>
          </table:table-cell>
          <table:table-cell table:formula="of:=([.G109]-2*[.G108]+[.G107])/([.E108]-[.E107])/([.E109]-[.E10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515" calcext:value-type="percentage">
            <text:p>5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);[.$B$14]))" office:value-type="percentage" office:value="0.011483543381555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9]);[.$B$14];INFO.OBBA.OBBA.OBMAKE(&quot;&quot;;&quot;double&quot;;[.E109]);INFO.OBBA.OBBA.OBMAKE(&quot;&quot;;&quot;double&quot;;1)))" office:value-type="percentage" office:value="0.9485" calcext:value-type="percentage">
            <text:p>94.85%</text:p>
          </table:table-cell>
          <table:table-cell table:formula="of:=([.G110]-2*[.G109]+[.G108])/([.E109]-[.E108])/([.E110]-[.E10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52" calcext:value-type="percentage">
            <text:p>5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);[.$B$14]))" office:value-type="percentage" office:value="0.011453402198824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0]);[.$B$14];INFO.OBBA.OBBA.OBMAKE(&quot;&quot;;&quot;double&quot;;[.E110]);INFO.OBBA.OBBA.OBMAKE(&quot;&quot;;&quot;double&quot;;1)))" office:value-type="percentage" office:value="0.948" calcext:value-type="percentage">
            <text:p>94.80%</text:p>
          </table:table-cell>
          <table:table-cell table:formula="of:=([.G111]-2*[.G110]+[.G109])/([.E110]-[.E109])/([.E111]-[.E1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525" calcext:value-type="percentage">
            <text:p>5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);[.$B$14]))" office:value-type="percentage" office:value="0.0114235784691637" calcext:value-type="percentage">
            <text:p>1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1]);[.$B$14];INFO.OBBA.OBBA.OBMAKE(&quot;&quot;;&quot;double&quot;;[.E111]);INFO.OBBA.OBBA.OBMAKE(&quot;&quot;;&quot;double&quot;;1)))" office:value-type="percentage" office:value="0.9475" calcext:value-type="percentage">
            <text:p>94.75%</text:p>
          </table:table-cell>
          <table:table-cell table:formula="of:=([.G112]-2*[.G111]+[.G110])/([.E111]-[.E110])/([.E112]-[.E1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53" calcext:value-type="percentage">
            <text:p>5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);[.$B$14]))" office:value-type="percentage" office:value="0.0113940659574132" calcext:value-type="percentage">
            <text:p>1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2]);[.$B$14];INFO.OBBA.OBBA.OBMAKE(&quot;&quot;;&quot;double&quot;;[.E112]);INFO.OBBA.OBBA.OBMAKE(&quot;&quot;;&quot;double&quot;;1)))" office:value-type="percentage" office:value="0.947" calcext:value-type="percentage">
            <text:p>94.70%</text:p>
          </table:table-cell>
          <table:table-cell table:formula="of:=([.G113]-2*[.G112]+[.G111])/([.E112]-[.E111])/([.E113]-[.E1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535" calcext:value-type="percentage">
            <text:p>5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);[.$B$14]))" office:value-type="percentage" office:value="0.0113648586081311" calcext:value-type="percentage">
            <text:p>1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3]);[.$B$14];INFO.OBBA.OBBA.OBMAKE(&quot;&quot;;&quot;double&quot;;[.E113]);INFO.OBBA.OBBA.OBMAKE(&quot;&quot;;&quot;double&quot;;1)))" office:value-type="percentage" office:value="0.9465" calcext:value-type="percentage">
            <text:p>94.65%</text:p>
          </table:table-cell>
          <table:table-cell table:formula="of:=([.G114]-2*[.G113]+[.G112])/([.E113]-[.E112])/([.E114]-[.E1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54" calcext:value-type="percentage">
            <text:p>5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);[.$B$14]))" office:value-type="percentage" office:value="0.0113359505387979" calcext:value-type="percentage">
            <text:p>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4]);[.$B$14];INFO.OBBA.OBBA.OBMAKE(&quot;&quot;;&quot;double&quot;;[.E114]);INFO.OBBA.OBBA.OBMAKE(&quot;&quot;;&quot;double&quot;;1)))" office:value-type="percentage" office:value="0.946" calcext:value-type="percentage">
            <text:p>94.60%</text:p>
          </table:table-cell>
          <table:table-cell table:formula="of:=([.G115]-2*[.G114]+[.G113])/([.E114]-[.E113])/([.E115]-[.E1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545" calcext:value-type="percentage">
            <text:p>5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);[.$B$14]))" office:value-type="percentage" office:value="0.0113073360333072" calcext:value-type="percentage">
            <text:p>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5]);[.$B$14];INFO.OBBA.OBBA.OBMAKE(&quot;&quot;;&quot;double&quot;;[.E115]);INFO.OBBA.OBBA.OBMAKE(&quot;&quot;;&quot;double&quot;;1)))" office:value-type="percentage" office:value="0.9455" calcext:value-type="percentage">
            <text:p>94.55%</text:p>
          </table:table-cell>
          <table:table-cell table:formula="of:=([.G116]-2*[.G115]+[.G114])/([.E115]-[.E114])/([.E116]-[.E11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55" calcext:value-type="percentage">
            <text:p>5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);[.$B$14]))" office:value-type="percentage" office:value="0.0112790095357929" calcext:value-type="percentage">
            <text:p>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6]);[.$B$14];INFO.OBBA.OBBA.OBMAKE(&quot;&quot;;&quot;double&quot;;[.E116]);INFO.OBBA.OBBA.OBMAKE(&quot;&quot;;&quot;double&quot;;1)))" office:value-type="percentage" office:value="0.945" calcext:value-type="percentage">
            <text:p>94.50%</text:p>
          </table:table-cell>
          <table:table-cell table:formula="of:=([.G117]-2*[.G116]+[.G115])/([.E116]-[.E115])/([.E117]-[.E116])" office:value-type="float" office:value="34345.4545454545" calcext:value-type="float">
            <text:p>34345.4545454545</text:p>
          </table:table-cell>
          <table:table-cell table:number-columns-repeated="1016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ced 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'Displaced SABRModel'.E7:'Displaced SABRModel'.E116 'Displaced SABRModel'.H6:'Displaced SABRModel'.H6 'Displaced SABRModel'.H7:'Displaced SABRModel'.H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'Displaced SABRModel'.E7:'Displaced SABRModel'.E116 'Displaced SABRModel'.G6:'Displaced SABRModel'.G6 'Displaced SABRModel'.G7:'Displaced SABRModel'.G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'Displaced SABRModel'.E7:'Displaced SABRModel'.E116 'Displaced SABRModel'.F6:'Displaced SABRModel'.F6 'Displaced SABRModel'.F7:'Displaced SABRModel'.F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17"/>
        <table:table-column table:style-name="co8" table:number-columns-repeated="3" table:default-cell-style-name="ce17"/>
        <table:table-column table:style-name="co8" table:number-columns-repeated="4" table:default-cell-style-name="ce29"/>
        <table:table-column table:style-name="co8" table:number-columns-repeated="227" table:default-cell-style-name="ce17"/>
        <table:table-column table:style-name="co9" table:number-columns-repeated="78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Displaced SABR Model (using 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1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27"/>
          <table:table-cell table:style-name="ce30" office:value-type="string" calcext:value-type="string">
            <text:p>strike</text:p>
          </table:table-cell>
          <table:table-cell table:style-name="ce30" office:value-type="string" calcext:value-type="string">
            <text:p>Hagan lognormal vol approximation</text:p>
          </table:table-cell>
          <table:table-cell table:style-name="ce30" office:value-type="string" calcext:value-type="string">
            <text:p>option price</text:p>
          </table:table-cell>
          <table:table-cell table:style-name="ce30" office:value-type="string" calcext:value-type="string">
            <text:p>density</text:p>
          </table:table-cell>
          <table:table-cell table:style-name="ce18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8"/>
          <table:table-cell table:style-name="ce31" table:formula="of:=-[.$C$15]+0.0005" office:value-type="percentage" office:value="-0.0095" calcext:value-type="percentage">
            <text:p>-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+[.$C$15]);[.$B$14]))" office:value-type="percentage" office:value="0.581431504493579" calcext:value-type="percentage">
            <text:p>58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]+[.$C$15]);[.$B$14];INFO.OBBA.OBBA.OBMAKE(&quot;&quot;;&quot;double&quot;;[.E7]+[.$C$15]);INFO.OBBA.OBBA.OBMAKE(&quot;&quot;;&quot;double&quot;;1)))" office:value-type="percentage" office:value="0.0195027383865432" calcext:value-type="percentage">
            <text:p>1.95%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8"/>
          <table:table-cell table:style-name="ce31" table:formula="of:=[.E7]+0.0005" office:value-type="percentage" office:value="-0.009" calcext:value-type="percentage">
            <text:p>-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+[.$C$15]);[.$B$14]))" office:value-type="percentage" office:value="0.534561098144917" calcext:value-type="percentage">
            <text:p>5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]+[.$C$15]);[.$B$14];INFO.OBBA.OBBA.OBMAKE(&quot;&quot;;&quot;double&quot;;[.E8]+[.$C$15]);INFO.OBBA.OBBA.OBMAKE(&quot;&quot;;&quot;double&quot;;1)))" office:value-type="percentage" office:value="0.0190105837922831" calcext:value-type="percentage">
            <text:p>1.90%</text:p>
          </table:table-cell>
          <table:table-cell table:formula="of:=([.G9]-2*[.G8]+[.G7])/([.E8]-[.E7])/([.E9]-[.E8])" office:value-type="float" office:value="21.5716181490993" calcext:value-type="float">
            <text:p>21.5716181491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alpha&quot;;&quot;double&quot;;[.C9])" office:value-type="string" office:string-value="d-sabr.alpha &#10;[6619]" calcext:value-type="string">
            <text:p>d-sabr.alpha </text:p>
            <text:p>[6619]</text:p>
          </table:table-cell>
          <table:table-cell table:style-name="ce25" office:value-type="percentage" office:value="0.4" calcext:value-type="percentage">
            <text:p>40.00%</text:p>
          </table:table-cell>
          <table:table-cell table:style-name="ce28"/>
          <table:table-cell table:style-name="ce31" table:formula="of:=[.E8]+0.0005" office:value-type="percentage" office:value="-0.0085" calcext:value-type="percentage">
            <text:p>-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+[.$C$15]);[.$B$14]))" office:value-type="percentage" office:value="0.506265858189219" calcext:value-type="percentage">
            <text:p>50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]+[.$C$15]);[.$B$14];INFO.OBBA.OBBA.OBMAKE(&quot;&quot;;&quot;double&quot;;[.E9]+[.$C$15]);INFO.OBBA.OBBA.OBMAKE(&quot;&quot;;&quot;double&quot;;1)))" office:value-type="percentage" office:value="0.0185238221025602" calcext:value-type="percentage">
            <text:p>1.85%</text:p>
          </table:table-cell>
          <table:table-cell table:formula="of:=([.G10]-2*[.G9]+[.G8])/([.E9]-[.E8])/([.E10]-[.E9])" office:value-type="float" office:value="22.7795411930908" calcext:value-type="float">
            <text:p>22.7795411931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beta&quot;;&quot;double&quot;;[.C10])" office:value-type="string" office:string-value="d-sabr.beta &#10;[6620]" calcext:value-type="string">
            <text:p>d-sabr.beta </text:p>
            <text:p>[6620]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1" table:formula="of:=[.E9]+0.0005" office:value-type="percentage" office:value="-0.008" calcext:value-type="percentage">
            <text:p>-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+[.$C$15]);[.$B$14]))" office:value-type="percentage" office:value="0.485746028839563" calcext:value-type="percentage">
            <text:p>48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]+[.$C$15]);[.$B$14];INFO.OBBA.OBBA.OBMAKE(&quot;&quot;;&quot;double&quot;;[.E10]+[.$C$15]);INFO.OBBA.OBBA.OBMAKE(&quot;&quot;;&quot;double&quot;;1)))" office:value-type="percentage" office:value="0.0180427552981356" calcext:value-type="percentage">
            <text:p>1.80%</text:p>
          </table:table-cell>
          <table:table-cell table:formula="of:=([.G11]-2*[.G10]+[.G9])/([.E10]-[.E9])/([.E11]-[.E10])" office:value-type="float" office:value="23.8546161447361" calcext:value-type="float">
            <text:p>23.8546161447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rho&quot;;&quot;double&quot;;[.C11])" office:value-type="string" office:string-value="d-sabr.rho &#10;[6621]" calcext:value-type="string">
            <text:p>d-sabr.rho </text:p>
            <text:p>[6621]</text:p>
          </table:table-cell>
          <table:table-cell table:style-name="ce26" office:value-type="float" office:value="-0.9" calcext:value-type="float">
            <text:p>-0.9</text:p>
          </table:table-cell>
          <table:table-cell table:style-name="ce28"/>
          <table:table-cell table:style-name="ce31" table:formula="of:=[.E10]+0.0005" office:value-type="percentage" office:value="-0.0075" calcext:value-type="percentage">
            <text:p>-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+[.$C$15]);[.$B$14]))" office:value-type="percentage" office:value="0.469553614632732" calcext:value-type="percentage">
            <text:p>46.9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]+[.$C$15]);[.$B$14];INFO.OBBA.OBBA.OBMAKE(&quot;&quot;;&quot;double&quot;;[.E11]+[.$C$15]);INFO.OBBA.OBBA.OBMAKE(&quot;&quot;;&quot;double&quot;;1)))" office:value-type="percentage" office:value="0.0175676521477472" calcext:value-type="percentage">
            <text:p>1.76%</text:p>
          </table:table-cell>
          <table:table-cell table:formula="of:=([.G12]-2*[.G11]+[.G10])/([.E11]-[.E10])/([.E12]-[.E11])" office:value-type="float" office:value="24.8076455196116" calcext:value-type="float">
            <text:p>24.8076455196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nu&quot;;&quot;double&quot;;[.C12])" office:value-type="string" office:string-value="d-sabr.nu &#10;[6622]" calcext:value-type="string">
            <text:p>d-sabr.nu </text:p>
            <text:p>[6622]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28"/>
          <table:table-cell table:style-name="ce31" table:formula="of:=[.E11]+0.0005" office:value-type="percentage" office:value="-0.007" calcext:value-type="percentage">
            <text:p>-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+[.$C$15]);[.$B$14]))" office:value-type="percentage" office:value="0.456132644304702" calcext:value-type="percentage">
            <text:p>45.6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2]+[.$C$15]);[.$B$14];INFO.OBBA.OBBA.OBMAKE(&quot;&quot;;&quot;double&quot;;[.E12]+[.$C$15]);INFO.OBBA.OBBA.OBMAKE(&quot;&quot;;&quot;double&quot;;1)))" office:value-type="percentage" office:value="0.0170987509087387" calcext:value-type="percentage">
            <text:p>1.71%</text:p>
          </table:table-cell>
          <table:table-cell table:formula="of:=([.G13]-2*[.G12]+[.G11])/([.E12]-[.E11])/([.E13]-[.E12])" office:value-type="float" office:value="25.6555134330732" calcext:value-type="float">
            <text:p>25.6555134331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underlying&quot;;&quot;double&quot;;[.C13])" office:value-type="string" office:string-value="d-sabr.underlying &#10;[6623]" calcext:value-type="string">
            <text:p>d-sabr.underlying </text:p>
            <text:p>[6623]</text:p>
          </table:table-cell>
          <table:table-cell table:style-name="ce25" office:value-type="percentage" office:value="0.01" calcext:value-type="percentage">
            <text:p>1.00%</text:p>
          </table:table-cell>
          <table:table-cell table:style-name="ce28"/>
          <table:table-cell table:style-name="ce31" table:formula="of:=[.E12]+0.0005" office:value-type="percentage" office:value="-0.0065" calcext:value-type="percentage">
            <text:p>-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+[.$C$15]);[.$B$14]))" office:value-type="percentage" office:value="0.444644478981822" calcext:value-type="percentage">
            <text:p>44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3]+[.$C$15]);[.$B$14];INFO.OBBA.OBBA.OBMAKE(&quot;&quot;;&quot;double&quot;;[.E13]+[.$C$15]);INFO.OBBA.OBBA.OBMAKE(&quot;&quot;;&quot;double&quot;;1)))" office:value-type="percentage" office:value="0.0166362635480884" calcext:value-type="percentage">
            <text:p>1.66%</text:p>
          </table:table-cell>
          <table:table-cell table:formula="of:=([.G14]-2*[.G13]+[.G12])/([.E13]-[.E12])/([.E14]-[.E13])" office:value-type="float" office:value="26.4119910022842" calcext:value-type="float">
            <text:p>26.4119910023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maturity&quot;;&quot;double&quot;;[.C14])" office:value-type="string" office:string-value="d-sabr.maturity &#10;[6624]" calcext:value-type="string">
            <text:p>d-sabr.maturity </text:p>
            <text:p>[6624]</text:p>
          </table:table-cell>
          <table:table-cell table:style-name="ce26" office:value-type="float" office:value="5" calcext:value-type="float">
            <text:p>5</text:p>
          </table:table-cell>
          <table:table-cell table:style-name="ce28"/>
          <table:table-cell table:style-name="ce31" table:formula="of:=[.E13]+0.0005" office:value-type="percentage" office:value="-0.006" calcext:value-type="percentage">
            <text:p>-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+[.$C$15]);[.$B$14]))" office:value-type="percentage" office:value="0.434584153060873" calcext:value-type="percentage">
            <text:p>4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4]+[.$C$15]);[.$B$14];INFO.OBBA.OBBA.OBMAKE(&quot;&quot;;&quot;double&quot;;[.E14]+[.$C$15]);INFO.OBBA.OBBA.OBMAKE(&quot;&quot;;&quot;double&quot;;1)))" office:value-type="percentage" office:value="0.0161803791851887" calcext:value-type="percentage">
            <text:p>1.62%</text:p>
          </table:table-cell>
          <table:table-cell table:formula="of:=([.G15]-2*[.G14]+[.G13])/([.E14]-[.E13])/([.E15]-[.E14])" office:value-type="float" office:value="27.0877085244147" calcext:value-type="float">
            <text:p>27.087708524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isplacement</text:p>
          </table:table-cell>
          <table:table-cell table:style-name="ce25" office:value-type="percentage" office:value="0.01" calcext:value-type="percentage">
            <text:p>1.00%</text:p>
          </table:table-cell>
          <table:table-cell table:style-name="ce28"/>
          <table:table-cell table:style-name="ce31" table:formula="of:=[.E14]+0.0005" office:value-type="percentage" office:value="-0.0055" calcext:value-type="percentage">
            <text:p>-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+[.$C$15]);[.$B$14]))" office:value-type="percentage" office:value="0.425623485357338" calcext:value-type="percentage">
            <text:p>42.5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5]+[.$C$15]);[.$B$14];INFO.OBBA.OBBA.OBMAKE(&quot;&quot;;&quot;double&quot;;[.E15]+[.$C$15]);INFO.OBBA.OBBA.OBMAKE(&quot;&quot;;&quot;double&quot;;1)))" office:value-type="percentage" office:value="0.0157312667494202" calcext:value-type="percentage">
            <text:p>1.57%</text:p>
          </table:table-cell>
          <table:table-cell table:formula="of:=([.G16]-2*[.G15]+[.G14])/([.E15]-[.E14])/([.E16]-[.E15])" office:value-type="float" office:value="27.6909286382742" calcext:value-type="float">
            <text:p>27.69092863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5]+0.0005" office:value-type="percentage" office:value="-0.005" calcext:value-type="percentage">
            <text:p>-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+[.$C$15]);[.$B$14]))" office:value-type="percentage" office:value="0.417536891483438" calcext:value-type="percentage">
            <text:p>41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6]+[.$C$15]);[.$B$14];INFO.OBBA.OBBA.OBMAKE(&quot;&quot;;&quot;double&quot;;[.E16]+[.$C$15]);INFO.OBBA.OBBA.OBMAKE(&quot;&quot;;&quot;double&quot;;1)))" office:value-type="percentage" office:value="0.0152890770458112" calcext:value-type="percentage">
            <text:p>1.53%</text:p>
          </table:table-cell>
          <table:table-cell table:formula="of:=([.G17]-2*[.G16]+[.G15])/([.E16]-[.E15])/([.E17]-[.E16])" office:value-type="float" office:value="28.2281983005061" calcext:value-type="float">
            <text:p>28.22819830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6]+0.0005" office:value-type="percentage" office:value="-0.0045" calcext:value-type="percentage">
            <text:p>-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+[.$C$15]);[.$B$14]))" office:value-type="percentage" office:value="0.410162499487652" calcext:value-type="percentage">
            <text:p>41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7]+[.$C$15]);[.$B$14];INFO.OBBA.OBBA.OBMAKE(&quot;&quot;;&quot;double&quot;;[.E17]+[.$C$15]);INFO.OBBA.OBBA.OBMAKE(&quot;&quot;;&quot;double&quot;;1)))" office:value-type="percentage" office:value="0.0148539443917773" calcext:value-type="percentage">
            <text:p>1.49%</text:p>
          </table:table-cell>
          <table:table-cell table:formula="of:=([.G18]-2*[.G17]+[.G16])/([.E17]-[.E16])/([.E18]-[.E17])" office:value-type="float" office:value="28.7048157983221" calcext:value-type="float">
            <text:p>28.70481579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7]+0.0005" office:value-type="percentage" office:value="-0.004" calcext:value-type="percentage">
            <text:p>-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+[.$C$15]);[.$B$14]))" office:value-type="percentage" office:value="0.403380132624528" calcext:value-type="percentage">
            <text:p>40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8]+[.$C$15]);[.$B$14];INFO.OBBA.OBBA.OBMAKE(&quot;&quot;;&quot;double&quot;;[.E18]+[.$C$15]);INFO.OBBA.OBBA.OBMAKE(&quot;&quot;;&quot;double&quot;;1)))" office:value-type="percentage" office:value="0.014425987941693" calcext:value-type="percentage">
            <text:p>1.44%</text:p>
          </table:table-cell>
          <table:table-cell table:formula="of:=([.G19]-2*[.G18]+[.G17])/([.E18]-[.E17])/([.E19]-[.E18])" office:value-type="float" office:value="29.1251569713852" calcext:value-type="float">
            <text:p>29.125156971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8]+0.0005" office:value-type="percentage" office:value="-0.00349999999999999" calcext:value-type="percentage">
            <text:p>-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+[.$C$15]);[.$B$14]))" office:value-type="percentage" office:value="0.397098067697146" calcext:value-type="percentage">
            <text:p>39.7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9]+[.$C$15]);[.$B$14];INFO.OBBA.OBBA.OBMAKE(&quot;&quot;;&quot;double&quot;;[.E19]+[.$C$15]);INFO.OBBA.OBBA.OBMAKE(&quot;&quot;;&quot;double&quot;;1)))" office:value-type="percentage" office:value="0.0140053127808516" calcext:value-type="percentage">
            <text:p>1.40%</text:p>
          </table:table-cell>
          <table:table-cell table:formula="of:=([.G20]-2*[.G19]+[.G18])/([.E19]-[.E18])/([.E20]-[.E19])" office:value-type="float" office:value="29.4929046324582" calcext:value-type="float">
            <text:p>29.492904632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9]+0.0005" office:value-type="percentage" office:value="-0.003" calcext:value-type="percentage">
            <text:p>-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+[.$C$15]);[.$B$14]))" office:value-type="percentage" office:value="0.391244675459936" calcext:value-type="percentage">
            <text:p>39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0]+[.$C$15]);[.$B$14];INFO.OBBA.OBBA.OBMAKE(&quot;&quot;;&quot;double&quot;;[.E20]+[.$C$15]);INFO.OBBA.OBBA.OBMAKE(&quot;&quot;;&quot;double&quot;;1)))" office:value-type="percentage" office:value="0.0135920108461682" calcext:value-type="percentage">
            <text:p>1.36%</text:p>
          </table:table-cell>
          <table:table-cell table:formula="of:=([.G21]-2*[.G20]+[.G19])/([.E20]-[.E19])/([.E21]-[.E20])" office:value-type="float" office:value="29.8112124800173" calcext:value-type="float">
            <text:p>29.8112124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0]+0.0005" office:value-type="percentage" office:value="-0.00249999999999999" calcext:value-type="percentage">
            <text:p>-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+[.$C$15]);[.$B$14]))" office:value-type="percentage" office:value="0.385762928257494" calcext:value-type="percentage">
            <text:p>3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1]+[.$C$15]);[.$B$14];INFO.OBBA.OBBA.OBMAKE(&quot;&quot;;&quot;double&quot;;[.E21]+[.$C$15]);INFO.OBBA.OBBA.OBMAKE(&quot;&quot;;&quot;double&quot;;1)))" office:value-type="percentage" office:value="0.0131861617146049" calcext:value-type="percentage">
            <text:p>1.32%</text:p>
          </table:table-cell>
          <table:table-cell table:formula="of:=([.G22]-2*[.G21]+[.G20])/([.E21]-[.E20])/([.E22]-[.E21])" office:value-type="float" office:value="30.0828243205292" calcext:value-type="float">
            <text:p>30.08282432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1]+0.0005" office:value-type="percentage" office:value="-0.002" calcext:value-type="percentage">
            <text:p>-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+[.$C$15]);[.$B$14]))" office:value-type="percentage" office:value="0.380606668760273" calcext:value-type="percentage">
            <text:p>38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2]+[.$C$15]);[.$B$14];INFO.OBBA.OBBA.OBMAKE(&quot;&quot;;&quot;double&quot;;[.E22]+[.$C$15]);INFO.OBBA.OBBA.OBMAKE(&quot;&quot;;&quot;double&quot;;1)))" office:value-type="percentage" office:value="0.0127878332891217" calcext:value-type="percentage">
            <text:p>1.28%</text:p>
          </table:table-cell>
          <table:table-cell table:formula="of:=([.G23]-2*[.G22]+[.G21])/([.E22]-[.E21])/([.E23]-[.E22])" office:value-type="float" office:value="30.3101623252561" calcext:value-type="float">
            <text:p>30.31016232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2]+0.0005" office:value-type="percentage" office:value="-0.0015" calcext:value-type="percentage">
            <text:p>-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+[.$C$15]);[.$B$14]))" office:value-type="percentage" office:value="0.375738001963013" calcext:value-type="percentage">
            <text:p>37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3]+[.$C$15]);[.$B$14];INFO.OBBA.OBBA.OBMAKE(&quot;&quot;;&quot;double&quot;;[.E23]+[.$C$15]);INFO.OBBA.OBBA.OBMAKE(&quot;&quot;;&quot;double&quot;;1)))" office:value-type="percentage" office:value="0.0123970824042198" calcext:value-type="percentage">
            <text:p>1.24%</text:p>
          </table:table-cell>
          <table:table-cell table:formula="of:=([.G24]-2*[.G23]+[.G22])/([.E23]-[.E22])/([.E24]-[.E23])" office:value-type="float" office:value="30.4953934412294" calcext:value-type="float">
            <text:p>30.495393441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3]+0.0005" office:value-type="percentage" office:value="-0.000999999999999995" calcext:value-type="percentage">
            <text:p>-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+[.$C$15]);[.$B$14]))" office:value-type="percentage" office:value="0.371125427071176" calcext:value-type="percentage">
            <text:p>37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4]+[.$C$15]);[.$B$14];INFO.OBBA.OBBA.OBMAKE(&quot;&quot;;&quot;double&quot;;[.E24]+[.$C$15]);INFO.OBBA.OBBA.OBMAKE(&quot;&quot;;&quot;double&quot;;1)))" office:value-type="percentage" office:value="0.0120139553676782" calcext:value-type="percentage">
            <text:p>1.20%</text:p>
          </table:table-cell>
          <table:table-cell table:formula="of:=([.G25]-2*[.G24]+[.G23])/([.E24]-[.E23])/([.E25]-[.E24])" office:value-type="float" office:value="30.640480115314" calcext:value-type="float">
            <text:p>30.64048011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4]+0.0005" office:value-type="percentage" office:value="-0.000499999999999995" calcext:value-type="percentage">
            <text:p>-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+[.$C$15]);[.$B$14]))" office:value-type="percentage" office:value="0.366742470506145" calcext:value-type="percentage">
            <text:p>36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5]+[.$C$15]);[.$B$14];INFO.OBBA.OBBA.OBMAKE(&quot;&quot;;&quot;double&quot;;[.E25]+[.$C$15]);INFO.OBBA.OBBA.OBMAKE(&quot;&quot;;&quot;double&quot;;1)))" office:value-type="percentage" office:value="0.0116384884511655" calcext:value-type="percentage">
            <text:p>1.16%</text:p>
          </table:table-cell>
          <table:table-cell table:formula="of:=([.G26]-2*[.G25]+[.G24])/([.E25]-[.E24])/([.E26]-[.E25])" office:value-type="float" office:value="30.7472195585495" calcext:value-type="float">
            <text:p>30.747219558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5]+0.0005" office:value-type="percentage" office:value="5.20417042793042E-018" calcext:value-type="percentage">
            <text:p>0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+[.$C$15]);[.$B$14]))" office:value-type="percentage" office:value="0.362566666666667" calcext:value-type="percentage">
            <text:p>36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6]+[.$C$15]);[.$B$14];INFO.OBBA.OBBA.OBMAKE(&quot;&quot;;&quot;double&quot;;[.E26]+[.$C$15]);INFO.OBBA.OBBA.OBMAKE(&quot;&quot;;&quot;double&quot;;1)))" office:value-type="percentage" office:value="0.0112707083395424" calcext:value-type="percentage">
            <text:p>1.13%</text:p>
          </table:table-cell>
          <table:table-cell table:formula="of:=([.G27]-2*[.G26]+[.G25])/([.E26]-[.E25])/([.E27]-[.E26])" office:value-type="float" office:value="30.8172745005636" calcext:value-type="float">
            <text:p>30.817274500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6]+0.0005" office:value-type="percentage" office:value="0.00050000000000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+[.$C$15]);[.$B$14]))" office:value-type="percentage" office:value="0.3585787852456" calcext:value-type="percentage">
            <text:p>35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7]+[.$C$15]);[.$B$14];INFO.OBBA.OBBA.OBMAKE(&quot;&quot;;&quot;double&quot;;[.E27]+[.$C$15]);INFO.OBBA.OBBA.OBMAKE(&quot;&quot;;&quot;double&quot;;1)))" office:value-type="percentage" office:value="0.0109106325465444" calcext:value-type="percentage">
            <text:p>1.09%</text:p>
          </table:table-cell>
          <table:table-cell table:formula="of:=([.G28]-2*[.G27]+[.G26])/([.E27]-[.E26])/([.E28]-[.E27])" office:value-type="float" office:value="30.8521975355414" calcext:value-type="float">
            <text:p>30.852197535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7]+0.0005" office:value-type="percentage" office:value="0.00100000000000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+[.$C$15]);[.$B$14]))" office:value-type="percentage" office:value="0.354762236709988" calcext:value-type="percentage">
            <text:p>35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8]+[.$C$15]);[.$B$14];INFO.OBBA.OBBA.OBMAKE(&quot;&quot;;&quot;double&quot;;[.E28]+[.$C$15]);INFO.OBBA.OBBA.OBMAKE(&quot;&quot;;&quot;double&quot;;1)))" office:value-type="percentage" office:value="0.0105582698029303" calcext:value-type="percentage">
            <text:p>1.06%</text:p>
          </table:table-cell>
          <table:table-cell table:formula="of:=([.G29]-2*[.G28]+[.G27])/([.E28]-[.E27])/([.E29]-[.E28])" office:value-type="float" office:value="30.8534505647218" calcext:value-type="float">
            <text:p>30.853450564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8]+0.0005" office:value-type="percentage" office:value="0.00150000000000001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+[.$C$15]);[.$B$14]))" office:value-type="percentage" office:value="0.351102608733042" calcext:value-type="percentage">
            <text:p>35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9]+[.$C$15]);[.$B$14];INFO.OBBA.OBBA.OBMAKE(&quot;&quot;;&quot;double&quot;;[.E29]+[.$C$15]);INFO.OBBA.OBBA.OBMAKE(&quot;&quot;;&quot;double&quot;;1)))" office:value-type="percentage" office:value="0.0102136204219574" calcext:value-type="percentage">
            <text:p>1.02%</text:p>
          </table:table-cell>
          <table:table-cell table:formula="of:=([.G30]-2*[.G29]+[.G28])/([.E29]-[.E28])/([.E30]-[.E29])" office:value-type="float" office:value="30.8224204484814" calcext:value-type="float">
            <text:p>30.822420448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9]+0.0005" office:value-type="percentage" office:value="0.00200000000000001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+[.$C$15]);[.$B$14]))" office:value-type="percentage" office:value="0.34758730036212" calcext:value-type="percentage">
            <text:p>34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0]+[.$C$15]);[.$B$14];INFO.OBBA.OBBA.OBMAKE(&quot;&quot;;&quot;double&quot;;[.E30]+[.$C$15]);INFO.OBBA.OBBA.OBMAKE(&quot;&quot;;&quot;double&quot;;1)))" office:value-type="percentage" office:value="0.00987667664609666" calcext:value-type="percentage">
            <text:p>0.99%</text:p>
          </table:table-cell>
          <table:table-cell table:formula="of:=([.G31]-2*[.G30]+[.G29])/([.E30]-[.E29])/([.E31]-[.E30])" office:value-type="float" office:value="30.7604316858029" calcext:value-type="float">
            <text:p>30.76043168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0]+0.0005" office:value-type="percentage" office:value="0.00250000000000001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+[.$C$15]);[.$B$14]))" office:value-type="percentage" office:value="0.344205230149097" calcext:value-type="percentage">
            <text:p>34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1]+[.$C$15]);[.$B$14];INFO.OBBA.OBBA.OBMAKE(&quot;&quot;;&quot;double&quot;;[.E31]+[.$C$15]);INFO.OBBA.OBBA.OBMAKE(&quot;&quot;;&quot;double&quot;;1)))" office:value-type="percentage" office:value="0.00954742297815733" calcext:value-type="percentage">
            <text:p>0.95%</text:p>
          </table:table-cell>
          <table:table-cell table:formula="of:=([.G32]-2*[.G31]+[.G30])/([.E31]-[.E30])/([.E32]-[.E31])" office:value-type="float" office:value="30.6687567366709" calcext:value-type="float">
            <text:p>30.668756736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1]+0.0005" office:value-type="percentage" office:value="0.00300000000000001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+[.$C$15]);[.$B$14]))" office:value-type="percentage" office:value="0.340946600961384" calcext:value-type="percentage">
            <text:p>34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2]+[.$C$15]);[.$B$14];INFO.OBBA.OBBA.OBMAKE(&quot;&quot;;&quot;double&quot;;[.E32]+[.$C$15]);INFO.OBBA.OBBA.OBMAKE(&quot;&quot;;&quot;double&quot;;1)))" office:value-type="percentage" office:value="0.00922583649940217" calcext:value-type="percentage">
            <text:p>0.92%</text:p>
          </table:table-cell>
          <table:table-cell table:formula="of:=([.G33]-2*[.G32]+[.G31])/([.E32]-[.E31])/([.E33]-[.E32])" office:value-type="float" office:value="30.5486244600792" calcext:value-type="float">
            <text:p>30.54862446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2]+0.0005" office:value-type="percentage" office:value="0.00350000000000001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+[.$C$15]);[.$B$14]))" office:value-type="percentage" office:value="0.337802708731928" calcext:value-type="percentage">
            <text:p>33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3]+[.$C$15]);[.$B$14];INFO.OBBA.OBBA.OBMAKE(&quot;&quot;;&quot;double&quot;;[.E33]+[.$C$15]);INFO.OBBA.OBBA.OBMAKE(&quot;&quot;;&quot;double&quot;;1)))" office:value-type="percentage" office:value="0.00891188717676203" calcext:value-type="percentage">
            <text:p>0.89%</text:p>
          </table:table-cell>
          <table:table-cell table:formula="of:=([.G34]-2*[.G33]+[.G32])/([.E33]-[.E32])/([.E34]-[.E33])" office:value-type="float" office:value="30.4012270254048" calcext:value-type="float">
            <text:p>30.401227025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3]+0.0005" office:value-type="percentage" office:value="0.00400000000000001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+[.$C$15]);[.$B$14]))" office:value-type="percentage" office:value="0.334765785631632" calcext:value-type="percentage">
            <text:p>33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4]+[.$C$15]);[.$B$14];INFO.OBBA.OBBA.OBMAKE(&quot;&quot;;&quot;double&quot;;[.E34]+[.$C$15]);INFO.OBBA.OBBA.OBMAKE(&quot;&quot;;&quot;double&quot;;1)))" office:value-type="percentage" office:value="0.00860553816087823" calcext:value-type="percentage">
            <text:p>0.86%</text:p>
          </table:table-cell>
          <table:table-cell table:formula="of:=([.G35]-2*[.G34]+[.G33])/([.E34]-[.E33])/([.E35]-[.E34])" office:value-type="float" office:value="30.227725576655" calcext:value-type="float">
            <text:p>30.227725576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4]+0.0005" office:value-type="percentage" office:value="0.00450000000000001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+[.$C$15]);[.$B$14]))" office:value-type="percentage" office:value="0.331828870471479" calcext:value-type="percentage">
            <text:p>3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5]+[.$C$15]);[.$B$14];INFO.OBBA.OBBA.OBMAKE(&quot;&quot;;&quot;double&quot;;[.E35]+[.$C$15]);INFO.OBBA.OBBA.OBMAKE(&quot;&quot;;&quot;double&quot;;1)))" office:value-type="percentage" office:value="0.00830674607638861" calcext:value-type="percentage">
            <text:p>0.83%</text:p>
          </table:table-cell>
          <table:table-cell table:formula="of:=([.G36]-2*[.G35]+[.G34])/([.E35]-[.E34])/([.E36]-[.E35])" office:value-type="float" office:value="30.0292548724781" calcext:value-type="float">
            <text:p>30.029254872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5]+0.0005" office:value-type="percentage" office:value="0.00500000000000001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+[.$C$15]);[.$B$14]))" office:value-type="percentage" office:value="0.328985700838257" calcext:value-type="percentage">
            <text:p>32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6]+[.$C$15]);[.$B$14];INFO.OBBA.OBBA.OBMAKE(&quot;&quot;;&quot;double&quot;;[.E36]+[.$C$15]);INFO.OBBA.OBBA.OBMAKE(&quot;&quot;;&quot;double&quot;;1)))" office:value-type="percentage" office:value="0.0080154613056171" calcext:value-type="percentage">
            <text:p>0.80%</text:p>
          </table:table-cell>
          <table:table-cell table:formula="of:=([.G37]-2*[.G36]+[.G35])/([.E36]-[.E35])/([.E37]-[.E36])" office:value-type="float" office:value="29.806927071857" calcext:value-type="float">
            <text:p>29.806927071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6]+0.0005" office:value-type="percentage" office:value="0.00550000000000001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+[.$C$15]);[.$B$14]))" office:value-type="percentage" office:value="0.326230622721494" calcext:value-type="percentage">
            <text:p>32.6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7]+[.$C$15]);[.$B$14];INFO.OBBA.OBBA.OBMAKE(&quot;&quot;;&quot;double&quot;;[.E37]+[.$C$15]);INFO.OBBA.OBBA.OBMAKE(&quot;&quot;;&quot;double&quot;;1)))" office:value-type="percentage" office:value="0.00773162826661356" calcext:value-type="percentage">
            <text:p>0.77%</text:p>
          </table:table-cell>
          <table:table-cell table:formula="of:=([.G38]-2*[.G37]+[.G36])/([.E37]-[.E36])/([.E38]-[.E37])" office:value-type="float" office:value="29.5618348072762" calcext:value-type="float">
            <text:p>29.561834807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7]+0.0005" office:value-type="percentage" office:value="0.00600000000000001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+[.$C$15]);[.$B$14]))" office:value-type="percentage" office:value="0.323558514326125" calcext:value-type="percentage">
            <text:p>32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8]+[.$C$15]);[.$B$14];INFO.OBBA.OBBA.OBMAKE(&quot;&quot;;&quot;double&quot;;[.E38]+[.$C$15]);INFO.OBBA.OBBA.OBMAKE(&quot;&quot;;&quot;double&quot;;1)))" office:value-type="percentage" office:value="0.00745518568631183" calcext:value-type="percentage">
            <text:p>0.75%</text:p>
          </table:table-cell>
          <table:table-cell table:formula="of:=([.G39]-2*[.G38]+[.G37])/([.E38]-[.E37])/([.E39]-[.E38])" office:value-type="float" office:value="29.2950536564737" calcext:value-type="float">
            <text:p>29.295053656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8]+0.0005" office:value-type="percentage" office:value="0.00650000000000001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+[.$C$15]);[.$B$14]))" office:value-type="percentage" office:value="0.320964721472822" calcext:value-type="percentage">
            <text:p>32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9]+[.$C$15]);[.$B$14];INFO.OBBA.OBBA.OBMAKE(&quot;&quot;;&quot;double&quot;;[.E39]+[.$C$15]);INFO.OBBA.OBBA.OBMAKE(&quot;&quot;;&quot;double&quot;;1)))" office:value-type="percentage" office:value="0.00718606686942422" calcext:value-type="percentage">
            <text:p>0.72%</text:p>
          </table:table-cell>
          <table:table-cell table:formula="of:=([.G40]-2*[.G39]+[.G38])/([.E39]-[.E38])/([.E40]-[.E39])" office:value-type="float" office:value="29.0076441032544" calcext:value-type="float">
            <text:p>29.00764410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9]+0.0005" office:value-type="percentage" office:value="0.00700000000000001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+[.$C$15]);[.$B$14]))" office:value-type="percentage" office:value="0.318445002527324" calcext:value-type="percentage">
            <text:p>31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0]+[.$C$15]);[.$B$14];INFO.OBBA.OBBA.OBMAKE(&quot;&quot;;&quot;double&quot;;[.E40]+[.$C$15]);INFO.OBBA.OBBA.OBMAKE(&quot;&quot;;&quot;double&quot;;1)))" office:value-type="percentage" office:value="0.00692419996356243" calcext:value-type="percentage">
            <text:p>0.69%</text:p>
          </table:table-cell>
          <table:table-cell table:formula="of:=([.G41]-2*[.G40]+[.G39])/([.E40]-[.E39])/([.E41]-[.E40])" office:value-type="float" office:value="28.7006530630094" calcext:value-type="float">
            <text:p>28.70065306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0]+0.0005" office:value-type="percentage" office:value="0.00750000000000001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+[.$C$15]);[.$B$14]))" office:value-type="percentage" office:value="0.315995481215052" calcext:value-type="percentage">
            <text:p>31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1]+[.$C$15]);[.$B$14];INFO.OBBA.OBBA.OBMAKE(&quot;&quot;;&quot;double&quot;;[.E41]+[.$C$15]);INFO.OBBA.OBBA.OBMAKE(&quot;&quot;;&quot;double&quot;;1)))" office:value-type="percentage" office:value="0.00666950822096639" calcext:value-type="percentage">
            <text:p>0.67%</text:p>
          </table:table-cell>
          <table:table-cell table:formula="of:=([.G42]-2*[.G41]+[.G40])/([.E41]-[.E40])/([.E42]-[.E41])" office:value-type="float" office:value="28.3751150343299" calcext:value-type="float">
            <text:p>28.375115034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1]+0.0005" office:value-type="percentage" office:value="0.00800000000000001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+[.$C$15]);[.$B$14]))" office:value-type="percentage" office:value="0.313612605999255" calcext:value-type="percentage">
            <text:p>31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2]+[.$C$15]);[.$B$14];INFO.OBBA.OBBA.OBMAKE(&quot;&quot;;&quot;double&quot;;[.E42]+[.$C$15]);INFO.OBBA.OBBA.OBMAKE(&quot;&quot;;&quot;double&quot;;1)))" office:value-type="percentage" office:value="0.00642191025712893" calcext:value-type="percentage">
            <text:p>0.64%</text:p>
          </table:table-cell>
          <table:table-cell table:formula="of:=([.G43]-2*[.G42]+[.G41])/([.E42]-[.E41])/([.E43]-[.E42])" office:value-type="float" office:value="28.0320529277809" calcext:value-type="float">
            <text:p>28.032052927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2]+0.0005" office:value-type="percentage" office:value="0.00850000000000001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+[.$C$15]);[.$B$14]))" office:value-type="percentage" office:value="0.311293114952723" calcext:value-type="percentage">
            <text:p>3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3]+[.$C$15]);[.$B$14];INFO.OBBA.OBBA.OBMAKE(&quot;&quot;;&quot;double&quot;;[.E43]+[.$C$15]);INFO.OBBA.OBBA.OBMAKE(&quot;&quot;;&quot;double&quot;;1)))" office:value-type="percentage" office:value="0.00618132030652342" calcext:value-type="percentage">
            <text:p>0.62%</text:p>
          </table:table-cell>
          <table:table-cell table:formula="of:=([.G44]-2*[.G43]+[.G42])/([.E43]-[.E42])/([.E44]-[.E43])" office:value-type="float" office:value="27.6724786162814" calcext:value-type="float">
            <text:p>27.672478616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3]+0.0005" office:value-type="percentage" office:value="0.00900000000000001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+[.$C$15]);[.$B$14]))" office:value-type="percentage" office:value="0.309034005251459" calcext:value-type="percentage">
            <text:p>30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4]+[.$C$15]);[.$B$14];INFO.OBBA.OBBA.OBMAKE(&quot;&quot;;&quot;double&quot;;[.E44]+[.$C$15]);INFO.OBBA.OBBA.OBMAKE(&quot;&quot;;&quot;double&quot;;1)))" office:value-type="percentage" office:value="0.00594764847557198" calcext:value-type="percentage">
            <text:p>0.59%</text:p>
          </table:table-cell>
          <table:table-cell table:formula="of:=([.G45]-2*[.G44]+[.G43])/([.E44]-[.E43])/([.E45]-[.E44])" office:value-type="float" office:value="27.2973932433119" calcext:value-type="float">
            <text:p>27.29739324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+[.$C$15]);[.$B$14]))" office:value-type="percentage" office:value="0.306832506576103" calcext:value-type="percentage">
            <text:p>30.6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5]+[.$C$15]);[.$B$14];INFO.OBBA.OBBA.OBMAKE(&quot;&quot;;&quot;double&quot;;[.E45]+[.$C$15]);INFO.OBBA.OBBA.OBMAKE(&quot;&quot;;&quot;double&quot;;1)))" office:value-type="percentage" office:value="0.00572080099293136" calcext:value-type="percentage">
            <text:p>0.57%</text:p>
          </table:table-cell>
          <table:table-cell table:formula="of:=([.G46]-2*[.G45]+[.G44])/([.E45]-[.E44])/([.E46]-[.E45])" office:value-type="float" office:value="26.9077873201045" calcext:value-type="float">
            <text:p>26.90778732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+[.$C$15]);[.$B$14]))" office:value-type="percentage" office:value="0.30468605783259" calcext:value-type="percentage">
            <text:p>30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6]+[.$C$15]);[.$B$14];INFO.OBBA.OBBA.OBMAKE(&quot;&quot;;&quot;double&quot;;[.E46]+[.$C$15]);INFO.OBBA.OBBA.OBMAKE(&quot;&quot;;&quot;double&quot;;1)))" office:value-type="percentage" office:value="0.00550068045712077" calcext:value-type="percentage">
            <text:p>0.55%</text:p>
          </table:table-cell>
          <table:table-cell table:formula="of:=([.G47]-2*[.G46]+[.G45])/([.E46]-[.E45])/([.E47]-[.E46])" office:value-type="float" office:value="26.5046406411409" calcext:value-type="float">
            <text:p>26.504640641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+[.$C$15]);[.$B$14]))" office:value-type="percentage" office:value="0.302592286704532" calcext:value-type="percentage">
            <text:p>30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7]+[.$C$15]);[.$B$14];INFO.OBBA.OBBA.OBMAKE(&quot;&quot;;&quot;double&quot;;[.E47]+[.$C$15]);INFO.OBBA.OBBA.OBMAKE(&quot;&quot;;&quot;double&quot;;1)))" office:value-type="percentage" office:value="0.00528718608147047" calcext:value-type="percentage">
            <text:p>0.53%</text:p>
          </table:table-cell>
          <table:table-cell table:formula="of:=([.G48]-2*[.G47]+[.G46])/([.E47]-[.E46])/([.E48]-[.E47])" office:value-type="float" office:value="26.0889220391608" calcext:value-type="float">
            <text:p>26.088922039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+[.$C$15]);[.$B$14]))" office:value-type="percentage" office:value="0.30054899163149" calcext:value-type="percentage">
            <text:p>30.0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8]+[.$C$15]);[.$B$14];INFO.OBBA.OBBA.OBMAKE(&quot;&quot;;&quot;double&quot;;[.E48]+[.$C$15]);INFO.OBBA.OBBA.OBMAKE(&quot;&quot;;&quot;double&quot;;1)))" office:value-type="percentage" office:value="0.00508021393632996" calcext:value-type="percentage">
            <text:p>0.51%</text:p>
          </table:table-cell>
          <table:table-cell table:formula="of:=([.G49]-2*[.G48]+[.G47])/([.E48]-[.E47])/([.E49]-[.E48])" office:value-type="float" office:value="25.6615890041264" calcext:value-type="float">
            <text:p>25.661589004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+[.$C$15]);[.$B$14]))" office:value-type="percentage" office:value="0.298554125873667" calcext:value-type="percentage">
            <text:p>29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9]+[.$C$15]);[.$B$14];INFO.OBBA.OBBA.OBMAKE(&quot;&quot;;&quot;double&quot;;[.E49]+[.$C$15]);INFO.OBBA.OBBA.OBMAKE(&quot;&quot;;&quot;double&quot;;1)))" office:value-type="percentage" office:value="0.00487965718844048" calcext:value-type="percentage">
            <text:p>0.49%</text:p>
          </table:table-cell>
          <table:table-cell table:formula="of:=([.G50]-2*[.G49]+[.G48])/([.E49]-[.E48])/([.E50]-[.E49])" office:value-type="float" office:value="25.2235871817732" calcext:value-type="float">
            <text:p>25.223587181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4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+[.$C$15]);[.$B$14]))" office:value-type="percentage" office:value="0.296605783377813" calcext:value-type="percentage">
            <text:p>29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0]+[.$C$15]);[.$B$14];INFO.OBBA.OBBA.OBMAKE(&quot;&quot;;&quot;double&quot;;[.E50]+[.$C$15]);INFO.OBBA.OBBA.OBMAKE(&quot;&quot;;&quot;double&quot;;1)))" office:value-type="percentage" office:value="0.00468540633734644" calcext:value-type="percentage">
            <text:p>0.47%</text:p>
          </table:table-cell>
          <table:table-cell table:formula="of:=([.G51]-2*[.G50]+[.G49])/([.E50]-[.E49])/([.E51]-[.E50])" office:value-type="float" office:value="24.7758497720906" calcext:value-type="float">
            <text:p>24.7758497721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+[.$C$15]);[.$B$14]))" office:value-type="percentage" office:value="0.294702186203678" calcext:value-type="percentage">
            <text:p>29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1]+[.$C$15]);[.$B$14];INFO.OBBA.OBBA.OBMAKE(&quot;&quot;;&quot;double&quot;;[.E51]+[.$C$15]);INFO.OBBA.OBBA.OBMAKE(&quot;&quot;;&quot;double&quot;;1)))" office:value-type="percentage" office:value="0.00449734944869542" calcext:value-type="percentage">
            <text:p>0.45%</text:p>
          </table:table-cell>
          <table:table-cell table:formula="of:=([.G52]-2*[.G51]+[.G50])/([.E51]-[.E50])/([.E52]-[.E51])" office:value-type="float" office:value="24.3192968400266" calcext:value-type="float">
            <text:p>24.31929684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+[.$C$15]);[.$B$14]))" office:value-type="percentage" office:value="0.292841673307151" calcext:value-type="percentage">
            <text:p>29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2]+[.$C$15]);[.$B$14];INFO.OBBA.OBBA.OBMAKE(&quot;&quot;;&quot;double&quot;;[.E52]+[.$C$15]);INFO.OBBA.OBBA.OBMAKE(&quot;&quot;;&quot;double&quot;;1)))" office:value-type="percentage" office:value="0.00431537238425441" calcext:value-type="percentage">
            <text:p>0.43%</text:p>
          </table:table-cell>
          <table:table-cell table:formula="of:=([.G53]-2*[.G52]+[.G51])/([.E52]-[.E51])/([.E53]-[.E52])" office:value-type="float" office:value="23.8548345560148" calcext:value-type="float">
            <text:p>23.854834556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+[.$C$15]);[.$B$14]))" office:value-type="percentage" office:value="0.291022690506677" calcext:value-type="percentage">
            <text:p>29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3]+[.$C$15]);[.$B$14];INFO.OBBA.OBBA.OBMAKE(&quot;&quot;;&quot;double&quot;;[.E53]+[.$C$15]);INFO.OBBA.OBBA.OBMAKE(&quot;&quot;;&quot;double&quot;;1)))" office:value-type="percentage" office:value="0.00413935902845241" calcext:value-type="percentage">
            <text:p>0.41%</text:p>
          </table:table-cell>
          <table:table-cell table:formula="of:=([.G54]-2*[.G53]+[.G52])/([.E53]-[.E52])/([.E54]-[.E53])" office:value-type="float" office:value="23.3833543765577" calcext:value-type="float">
            <text:p>23.3833543766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+[.$C$15]);[.$B$14]))" office:value-type="percentage" office:value="0.289243781484956" calcext:value-type="percentage">
            <text:p>28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4]+[.$C$15]);[.$B$14];INFO.OBBA.OBBA.OBMAKE(&quot;&quot;;&quot;double&quot;;[.E54]+[.$C$15]);INFO.OBBA.OBBA.OBMAKE(&quot;&quot;;&quot;double&quot;;1)))" office:value-type="percentage" office:value="0.00396919151124454" calcext:value-type="percentage">
            <text:p>0.40%</text:p>
          </table:table-cell>
          <table:table-cell table:formula="of:=([.G55]-2*[.G54]+[.G53])/([.E54]-[.E53])/([.E55]-[.E54])" office:value-type="float" office:value="22.9057321788212" calcext:value-type="float">
            <text:p>22.905732178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+[.$C$15]);[.$B$14]))" office:value-type="percentage" office:value="0.287503579699147" calcext:value-type="percentage">
            <text:p>28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5]+[.$C$15]);[.$B$14];INFO.OBBA.OBBA.OBMAKE(&quot;&quot;;&quot;double&quot;;[.E55]+[.$C$15]);INFO.OBBA.OBBA.OBMAKE(&quot;&quot;;&quot;double&quot;;1)))" office:value-type="percentage" office:value="0.00380475042708138" calcext:value-type="percentage">
            <text:p>0.38%</text:p>
          </table:table-cell>
          <table:table-cell table:formula="of:=([.G56]-2*[.G55]+[.G54])/([.E55]-[.E54])/([.E56]-[.E55])" office:value-type="float" office:value="22.4228273608025" calcext:value-type="float">
            <text:p>22.422827360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+[.$C$15]);[.$B$14]))" office:value-type="percentage" office:value="0.285800801090628" calcext:value-type="percentage">
            <text:p>2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6]+[.$C$15]);[.$B$14];INFO.OBBA.OBBA.OBMAKE(&quot;&quot;;&quot;double&quot;;[.E56]+[.$C$15]);INFO.OBBA.OBBA.OBMAKE(&quot;&quot;;&quot;double&quot;;1)))" office:value-type="percentage" office:value="0.00364591504975842" calcext:value-type="percentage">
            <text:p>0.36%</text:p>
          </table:table-cell>
          <table:table-cell table:formula="of:=([.G57]-2*[.G56]+[.G55])/([.E56]-[.E55])/([.E57]-[.E56])" office:value-type="float" office:value="21.9354819168092" calcext:value-type="float">
            <text:p>21.935481916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+[.$C$15]);[.$B$14]))" office:value-type="percentage" office:value="0.284134237500361" calcext:value-type="percentage">
            <text:p>28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7]+[.$C$15]);[.$B$14];INFO.OBBA.OBBA.OBMAKE(&quot;&quot;;&quot;double&quot;;[.E57]+[.$C$15]);INFO.OBBA.OBBA.OBMAKE(&quot;&quot;;&quot;double&quot;;1)))" office:value-type="percentage" office:value="0.00349256354291467" calcext:value-type="percentage">
            <text:p>0.35%</text:p>
          </table:table-cell>
          <table:table-cell table:formula="of:=([.G58]-2*[.G57]+[.G56])/([.E57]-[.E56])/([.E58]-[.E57])" office:value-type="float" office:value="21.4445194996992" calcext:value-type="float">
            <text:p>21.444519499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+[.$C$15]);[.$B$14]))" office:value-type="percentage" office:value="0.282502750708639" calcext:value-type="percentage">
            <text:p>28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8]+[.$C$15]);[.$B$14];INFO.OBBA.OBBA.OBMAKE(&quot;&quot;;&quot;double&quot;;[.E58]+[.$C$15]);INFO.OBBA.OBBA.OBMAKE(&quot;&quot;;&quot;double&quot;;1)))" office:value-type="percentage" office:value="0.00334457316594583" calcext:value-type="percentage">
            <text:p>0.33%</text:p>
          </table:table-cell>
          <table:table-cell table:formula="of:=([.G59]-2*[.G58]+[.G57])/([.E58]-[.E57])/([.E59]-[.E58])" office:value-type="float" office:value="20.9507444789113" calcext:value-type="float">
            <text:p>20.950744478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+[.$C$15]);[.$B$14]))" office:value-type="percentage" office:value="0.28090526702875" calcext:value-type="percentage">
            <text:p>28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9]+[.$C$15]);[.$B$14];INFO.OBBA.OBBA.OBMAKE(&quot;&quot;;&quot;double&quot;;[.E59]+[.$C$15]);INFO.OBBA.OBBA.OBMAKE(&quot;&quot;;&quot;double&quot;;1)))" office:value-type="percentage" office:value="0.00320182047509673" calcext:value-type="percentage">
            <text:p>0.32%</text:p>
          </table:table-cell>
          <table:table-cell table:formula="of:=([.G60]-2*[.G59]+[.G58])/([.E59]-[.E58])/([.E60]-[.E59])" office:value-type="float" office:value="20.4549410034622" calcext:value-type="float">
            <text:p>20.4549410035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+[.$C$15]);[.$B$14]))" office:value-type="percentage" office:value="0.279340772393275" calcext:value-type="percentage">
            <text:p>27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0]+[.$C$15]);[.$B$14];INFO.OBBA.OBBA.OBMAKE(&quot;&quot;;&quot;double&quot;;[.E60]+[.$C$15]);INFO.OBBA.OBBA.OBMAKE(&quot;&quot;;&quot;double&quot;;1)))" office:value-type="percentage" office:value="0.00306418151949849" calcext:value-type="percentage">
            <text:p>0.31%</text:p>
          </table:table-cell>
          <table:table-cell table:formula="of:=([.G61]-2*[.G60]+[.G59])/([.E60]-[.E59])/([.E61]-[.E60])" office:value-type="float" office:value="19.9578720790176" calcext:value-type="float">
            <text:p>19.95787207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+[.$C$15]);[.$B$14]))" office:value-type="percentage" office:value="0.277808307879582" calcext:value-type="percentage">
            <text:p>27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1]+[.$C$15]);[.$B$14];INFO.OBBA.OBBA.OBMAKE(&quot;&quot;;&quot;double&quot;;[.E61]+[.$C$15]);INFO.OBBA.OBBA.OBMAKE(&quot;&quot;;&quot;double&quot;;1)))" office:value-type="percentage" office:value="0.00293153203192" calcext:value-type="percentage">
            <text:p>0.29%</text:p>
          </table:table-cell>
          <table:table-cell table:formula="of:=([.G62]-2*[.G61]+[.G60])/([.E61]-[.E60])/([.E62]-[.E61])" office:value-type="float" office:value="19.4602786672409" calcext:value-type="float">
            <text:p>19.460278667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+[.$C$15]);[.$B$14]))" office:value-type="percentage" office:value="0.276306965627793" calcext:value-type="percentage">
            <text:p>27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2]+[.$C$15]);[.$B$14];INFO.OBBA.OBBA.OBMAKE(&quot;&quot;;&quot;double&quot;;[.E62]+[.$C$15]);INFO.OBBA.OBBA.OBMAKE(&quot;&quot;;&quot;double&quot;;1)))" office:value-type="percentage" office:value="0.00280374761400833" calcext:value-type="percentage">
            <text:p>0.28%</text:p>
          </table:table-cell>
          <table:table-cell table:formula="of:=([.G63]-2*[.G62]+[.G61])/([.E62]-[.E61])/([.E63]-[.E62])" office:value-type="float" office:value="18.9628788147336" calcext:value-type="float">
            <text:p>18.962878814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+[.$C$15]);[.$B$14]))" office:value-type="percentage" office:value="0.274835885110276" calcext:value-type="percentage">
            <text:p>27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3]+[.$C$15]);[.$B$14];INFO.OBBA.OBBA.OBMAKE(&quot;&quot;;&quot;double&quot;;[.E63]+[.$C$15]);INFO.OBBA.OBBA.OBMAKE(&quot;&quot;;&quot;double&quot;;1)))" office:value-type="percentage" office:value="0.00268070391580034" calcext:value-type="percentage">
            <text:p>0.27%</text:p>
          </table:table-cell>
          <table:table-cell table:formula="of:=([.G64]-2*[.G63]+[.G62])/([.E63]-[.E62])/([.E64]-[.E63])" office:value-type="float" office:value="18.4663668192294" calcext:value-type="float">
            <text:p>18.466366819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+[.$C$15]);[.$B$14]))" office:value-type="percentage" office:value="0.273394249716675" calcext:value-type="percentage">
            <text:p>27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4]+[.$C$15]);[.$B$14];INFO.OBBA.OBBA.OBMAKE(&quot;&quot;;&quot;double&quot;;[.E64]+[.$C$15]);INFO.OBBA.OBBA.OBMAKE(&quot;&quot;;&quot;double&quot;;1)))" office:value-type="percentage" office:value="0.00256227680929715" calcext:value-type="percentage">
            <text:p>0.26%</text:p>
          </table:table-cell>
          <table:table-cell table:formula="of:=([.G65]-2*[.G64]+[.G63])/([.E64]-[.E63])/([.E65]-[.E64])" office:value-type="float" office:value="17.9714124407433" calcext:value-type="float">
            <text:p>17.971412440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+[.$C$15]);[.$B$14]))" office:value-type="percentage" office:value="0.271981283622816" calcext:value-type="percentage">
            <text:p>27.2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5]+[.$C$15]);[.$B$14];INFO.OBBA.OBBA.OBMAKE(&quot;&quot;;&quot;double&quot;;[.E65]+[.$C$15]);INFO.OBBA.OBBA.OBMAKE(&quot;&quot;;&quot;double&quot;;1)))" office:value-type="percentage" office:value="0.00244834255590416" calcext:value-type="percentage">
            <text:p>0.24%</text:p>
          </table:table-cell>
          <table:table-cell table:formula="of:=([.G66]-2*[.G65]+[.G64])/([.E65]-[.E64])/([.E66]-[.E65])" office:value-type="float" office:value="17.4786601619125" calcext:value-type="float">
            <text:p>17.47866016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+[.$C$15]);[.$B$14]))" office:value-type="percentage" office:value="0.270596248915526" calcext:value-type="percentage">
            <text:p>27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6]+[.$C$15]);[.$B$14];INFO.OBBA.OBBA.OBMAKE(&quot;&quot;;&quot;double&quot;;[.E66]+[.$C$15]);INFO.OBBA.OBBA.OBMAKE(&quot;&quot;;&quot;double&quot;;1)))" office:value-type="percentage" office:value="0.00233877796755164" calcext:value-type="percentage">
            <text:p>0.23%</text:p>
          </table:table-cell>
          <table:table-cell table:formula="of:=([.G67]-2*[.G66]+[.G65])/([.E66]-[.E65])/([.E67]-[.E66])" office:value-type="float" office:value="16.9887285058449" calcext:value-type="float">
            <text:p>16.98872850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+[.$C$15]);[.$B$14]))" office:value-type="percentage" office:value="0.269238442948647" calcext:value-type="percentage">
            <text:p>26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7]+[.$C$15]);[.$B$14];INFO.OBBA.OBBA.OBMAKE(&quot;&quot;;&quot;double&quot;;[.E67]+[.$C$15]);INFO.OBBA.OBBA.OBMAKE(&quot;&quot;;&quot;double&quot;;1)))" office:value-type="percentage" office:value="0.00223346056132558" calcext:value-type="percentage">
            <text:p>0.22%</text:p>
          </table:table-cell>
          <table:table-cell table:formula="of:=([.G68]-2*[.G67]+[.G66])/([.E67]-[.E66])/([.E68]-[.E67])" office:value-type="float" office:value="16.5022094155802" calcext:value-type="float">
            <text:p>16.50220941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+[.$C$15]);[.$B$14]))" office:value-type="percentage" office:value="0.267907195908337" calcext:value-type="percentage">
            <text:p>26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8]+[.$C$15]);[.$B$14];INFO.OBBA.OBBA.OBMAKE(&quot;&quot;;&quot;double&quot;;[.E68]+[.$C$15]);INFO.OBBA.OBBA.OBMAKE(&quot;&quot;;&quot;double&quot;;1)))" office:value-type="percentage" office:value="0.00213226870745341" calcext:value-type="percentage">
            <text:p>0.21%</text:p>
          </table:table-cell>
          <table:table-cell table:formula="of:=([.G69]-2*[.G68]+[.G67])/([.E68]-[.E67])/([.E69]-[.E68])" office:value-type="float" office:value="16.0196676994711" calcext:value-type="float">
            <text:p>16.019667699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+[.$C$15]);[.$B$14]))" office:value-type="percentage" office:value="0.266601868568217" calcext:value-type="percentage">
            <text:p>26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9]+[.$C$15]);[.$B$14];INFO.OBBA.OBBA.OBMAKE(&quot;&quot;;&quot;double&quot;;[.E69]+[.$C$15]);INFO.OBBA.OBBA.OBMAKE(&quot;&quot;;&quot;double&quot;;1)))" office:value-type="percentage" office:value="0.00203508177050612" calcext:value-type="percentage">
            <text:p>0.20%</text:p>
          </table:table-cell>
          <table:table-cell table:formula="of:=([.G70]-2*[.G69]+[.G68])/([.E69]-[.E68])/([.E70]-[.E69])" office:value-type="float" office:value="15.5416405484242" calcext:value-type="float">
            <text:p>15.541640548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+[.$C$15]);[.$B$14]))" office:value-type="percentage" office:value="0.26532185021705" calcext:value-type="percentage">
            <text:p>26.5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0]+[.$C$15]);[.$B$14];INFO.OBBA.OBBA.OBMAKE(&quot;&quot;;&quot;double&quot;;[.E70]+[.$C$15]);INFO.OBBA.OBBA.OBMAKE(&quot;&quot;;&quot;double&quot;;1)))" office:value-type="percentage" office:value="0.00194178024369593" calcext:value-type="percentage">
            <text:p>0.19%</text:p>
          </table:table-cell>
          <table:table-cell table:formula="of:=([.G71]-2*[.G70]+[.G69])/([.E70]-[.E69])/([.E71]-[.E70])" office:value-type="float" office:value="15.068637127337" calcext:value-type="float">
            <text:p>15.068637127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+[.$C$15]);[.$B$14]))" office:value-type="percentage" office:value="0.264066556743537" calcext:value-type="percentage">
            <text:p>26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1]+[.$C$15]);[.$B$14];INFO.OBBA.OBBA.OBMAKE(&quot;&quot;;&quot;double&quot;;[.E71]+[.$C$15]);INFO.OBBA.OBBA.OBMAKE(&quot;&quot;;&quot;double&quot;;1)))" office:value-type="percentage" office:value="0.00185224587616757" calcext:value-type="percentage">
            <text:p>0.19%</text:p>
          </table:table-cell>
          <table:table-cell table:formula="of:=([.G72]-2*[.G71]+[.G70])/([.E71]-[.E70])/([.E72]-[.E71])" office:value-type="float" office:value="14.601138243895" calcext:value-type="float">
            <text:p>14.601138243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+[.$C$15]);[.$B$14]))" office:value-type="percentage" office:value="0.262835428864457" calcext:value-type="percentage">
            <text:p>26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2]+[.$C$15]);[.$B$14];INFO.OBBA.OBBA.OBMAKE(&quot;&quot;;&quot;double&quot;;[.E72]+[.$C$15]);INFO.OBBA.OBBA.OBMAKE(&quot;&quot;;&quot;double&quot;;1)))" office:value-type="percentage" office:value="0.00176636179320019" calcext:value-type="percentage">
            <text:p>0.18%</text:p>
          </table:table-cell>
          <table:table-cell table:formula="of:=([.G73]-2*[.G72]+[.G71])/([.E72]-[.E71])/([.E73]-[.E72])" office:value-type="float" office:value="14.1395960984725" calcext:value-type="float">
            <text:p>14.13959609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+[.$C$15]);[.$B$14]))" office:value-type="percentage" office:value="0.261627930483824" calcext:value-type="percentage">
            <text:p>26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3]+[.$C$15]);[.$B$14];INFO.OBBA.OBBA.OBMAKE(&quot;&quot;;&quot;double&quot;;[.E73]+[.$C$15]);INFO.OBBA.OBBA.OBMAKE(&quot;&quot;;&quot;double&quot;;1)))" office:value-type="percentage" office:value="0.00168401260925743" calcext:value-type="percentage">
            <text:p>0.17%</text:p>
          </table:table-cell>
          <table:table-cell table:formula="of:=([.G74]-2*[.G73]+[.G72])/([.E73]-[.E72])/([.E74]-[.E73])" office:value-type="float" office:value="13.6844341155871" calcext:value-type="float">
            <text:p>13.68443411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+[.$C$15]);[.$B$14]))" office:value-type="percentage" office:value="0.26044354717203" calcext:value-type="percentage">
            <text:p>26.0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4]+[.$C$15]);[.$B$14];INFO.OBBA.OBBA.OBMAKE(&quot;&quot;;&quot;double&quot;;[.E74]+[.$C$15]);INFO.OBBA.OBBA.OBMAKE(&quot;&quot;;&quot;double&quot;;1)))" office:value-type="percentage" office:value="0.00160508453384356" calcext:value-type="percentage">
            <text:p>0.16%</text:p>
          </table:table-cell>
          <table:table-cell table:formula="of:=([.G75]-2*[.G74]+[.G73])/([.E74]-[.E73])/([.E75]-[.E74])" office:value-type="float" office:value="13.2360468591969" calcext:value-type="float">
            <text:p>13.236046859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+[.$C$15]);[.$B$14]))" office:value-type="percentage" office:value="0.259281784755046" calcext:value-type="percentage">
            <text:p>25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5]+[.$C$15]);[.$B$14];INFO.OBBA.OBBA.OBMAKE(&quot;&quot;;&quot;double&quot;;[.E75]+[.$C$15]);INFO.OBBA.OBBA.OBMAKE(&quot;&quot;;&quot;double&quot;;1)))" office:value-type="percentage" office:value="0.00152946547014449" calcext:value-type="percentage">
            <text:p>0.15%</text:p>
          </table:table-cell>
          <table:table-cell table:formula="of:=([.G76]-2*[.G75]+[.G74])/([.E75]-[.E74])/([.E76]-[.E75])" office:value-type="float" office:value="12.7948000318827" calcext:value-type="float">
            <text:p>12.79480003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+[.$C$15]);[.$B$14]))" office:value-type="percentage" office:value="0.258142168004776" calcext:value-type="percentage">
            <text:p>25.8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6]+[.$C$15]);[.$B$14];INFO.OBBA.OBBA.OBMAKE(&quot;&quot;;&quot;double&quot;;[.E76]+[.$C$15]);INFO.OBBA.OBBA.OBMAKE(&quot;&quot;;&quot;double&quot;;1)))" office:value-type="percentage" office:value="0.0014570451064534" calcext:value-type="percentage">
            <text:p>0.15%</text:p>
          </table:table-cell>
          <table:table-cell table:formula="of:=([.G77]-2*[.G76]+[.G75])/([.E76]-[.E75])/([.E77]-[.E76])" office:value-type="float" office:value="12.3610305589831" calcext:value-type="float">
            <text:p>12.3610305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+[.$C$15]);[.$B$14]))" office:value-type="percentage" office:value="0.25702423942251" calcext:value-type="percentage">
            <text:p>25.7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7]+[.$C$15]);[.$B$14];INFO.OBBA.OBBA.OBMAKE(&quot;&quot;;&quot;double&quot;;[.E77]+[.$C$15]);INFO.OBBA.OBBA.OBMAKE(&quot;&quot;;&quot;double&quot;;1)))" office:value-type="percentage" office:value="0.00138771500040205" calcext:value-type="percentage">
            <text:p>0.14%</text:p>
          </table:table-cell>
          <table:table-cell table:formula="of:=([.G78]-2*[.G77]+[.G76])/([.E77]-[.E76])/([.E78]-[.E77])" office:value-type="float" office:value="11.9350467553715" calcext:value-type="float">
            <text:p>11.935046755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+[.$C$15]);[.$B$14]))" office:value-type="percentage" office:value="0.255927558108241" calcext:value-type="percentage">
            <text:p>25.5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8]+[.$C$15]);[.$B$14];INFO.OBBA.OBBA.OBMAKE(&quot;&quot;;&quot;double&quot;;[.E78]+[.$C$15]);INFO.OBBA.OBBA.OBMAKE(&quot;&quot;;&quot;double&quot;;1)))" office:value-type="percentage" office:value="0.00132136865603954" calcext:value-type="percentage">
            <text:p>0.13%</text:p>
          </table:table-cell>
          <table:table-cell table:formula="of:=([.G79]-2*[.G78]+[.G77])/([.E78]-[.E77])/([.E79]-[.E78])" office:value-type="float" office:value="11.5171285766362" calcext:value-type="float">
            <text:p>11.51712857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+[.$C$15]);[.$B$14]))" office:value-type="percentage" office:value="0.254851698709259" calcext:value-type="percentage">
            <text:p>25.4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9]+[.$C$15]);[.$B$14];INFO.OBBA.OBBA.OBMAKE(&quot;&quot;;&quot;double&quot;;[.E79]+[.$C$15]);INFO.OBBA.OBBA.OBMAKE(&quot;&quot;;&quot;double&quot;;1)))" office:value-type="percentage" office:value="0.00125790159382119" calcext:value-type="percentage">
            <text:p>0.13%</text:p>
          </table:table-cell>
          <table:table-cell table:formula="of:=([.G80]-2*[.G79]+[.G78])/([.E79]-[.E78])/([.E80]-[.E79])" office:value-type="float" office:value="11.1075279490384" calcext:value-type="float">
            <text:p>11.10752794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+[.$C$15]);[.$B$14]))" office:value-type="percentage" office:value="0.253796250442096" calcext:value-type="percentage">
            <text:p>25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0]+[.$C$15]);[.$B$14];INFO.OBBA.OBBA.OBMAKE(&quot;&quot;;&quot;double&quot;;[.E80]+[.$C$15]);INFO.OBBA.OBBA.OBMAKE(&quot;&quot;;&quot;double&quot;;1)))" office:value-type="percentage" office:value="0.0011972114135901" calcext:value-type="percentage">
            <text:p>0.12%</text:p>
          </table:table-cell>
          <table:table-cell table:formula="of:=([.G81]-2*[.G80]+[.G79])/([.E80]-[.E79])/([.E81]-[.E80])" office:value-type="float" office:value="10.7064691804662" calcext:value-type="float">
            <text:p>10.70646918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+[.$C$15]);[.$B$14]))" office:value-type="percentage" office:value="0.252760816182405" calcext:value-type="percentage">
            <text:p>25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1]+[.$C$15]);[.$B$14];INFO.OBBA.OBBA.OBMAKE(&quot;&quot;;&quot;double&quot;;[.E81]+[.$C$15]);INFO.OBBA.OBBA.OBMAKE(&quot;&quot;;&quot;double&quot;;1)))" office:value-type="percentage" office:value="0.00113919785065413" calcext:value-type="percentage">
            <text:p>0.11%</text:p>
          </table:table-cell>
          <table:table-cell table:formula="of:=([.G82]-2*[.G81]+[.G80])/([.E81]-[.E80])/([.E82]-[.E81])" office:value-type="float" office:value="10.314149445809" calcext:value-type="float">
            <text:p>10.31414944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+[.$C$15]);[.$B$14]))" office:value-type="percentage" office:value="0.251745011617872" calcext:value-type="percentage">
            <text:p>25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2]+[.$C$15]);[.$B$14];INFO.OBBA.OBBA.OBMAKE(&quot;&quot;;&quot;double&quot;;[.E82]+[.$C$15]);INFO.OBBA.OBBA.OBMAKE(&quot;&quot;;&quot;double&quot;;1)))" office:value-type="percentage" office:value="0.0010837628250796" calcext:value-type="percentage">
            <text:p>0.11%</text:p>
          </table:table-cell>
          <table:table-cell table:formula="of:=([.G83]-2*[.G82]+[.G81])/([.E82]-[.E81])/([.E83]-[.E82])" office:value-type="float" office:value="9.93073934597159" calcext:value-type="float">
            <text:p>9.93073934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+[.$C$15]);[.$B$14]))" office:value-type="percentage" office:value="0.250748464459666" calcext:value-type="percentage">
            <text:p>25.0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3]+[.$C$15]);[.$B$14];INFO.OBBA.OBBA.OBMAKE(&quot;&quot;;&quot;double&quot;;[.E83]+[.$C$15]);INFO.OBBA.OBBA.OBMAKE(&quot;&quot;;&quot;double&quot;;1)))" office:value-type="percentage" office:value="0.00103081048434158" calcext:value-type="percentage">
            <text:p>0.10%</text:p>
          </table:table-cell>
          <table:table-cell table:formula="of:=([.G84]-2*[.G83]+[.G82])/([.E83]-[.E82])/([.E84]-[.E83])" office:value-type="float" office:value="9.5563835355878" calcext:value-type="float">
            <text:p>9.55638353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+[.$C$15]);[.$B$14]))" office:value-type="percentage" office:value="0.249770813708357" calcext:value-type="percentage">
            <text:p>24.9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4]+[.$C$15]);[.$B$14];INFO.OBBA.OBBA.OBMAKE(&quot;&quot;;&quot;double&quot;;[.E84]+[.$C$15]);INFO.OBBA.OBBA.OBMAKE(&quot;&quot;;&quot;double&quot;;1)))" office:value-type="percentage" office:value="0.000980247239487446" calcext:value-type="percentage">
            <text:p>0.10%</text:p>
          </table:table-cell>
          <table:table-cell table:formula="of:=([.G85]-2*[.G84]+[.G83])/([.E84]-[.E83])/([.E85]-[.E84])" office:value-type="float" office:value="9.19120141614284" calcext:value-type="float">
            <text:p>9.19120141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+[.$C$15]);[.$B$14]))" office:value-type="percentage" office:value="0.248811708970529" calcext:value-type="percentage">
            <text:p>24.8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5]+[.$C$15]);[.$B$14];INFO.OBBA.OBBA.OBMAKE(&quot;&quot;;&quot;double&quot;;[.E85]+[.$C$15]);INFO.OBBA.OBBA.OBMAKE(&quot;&quot;;&quot;double&quot;;1)))" office:value-type="percentage" office:value="0.000931981794987351" calcext:value-type="percentage">
            <text:p>0.09%</text:p>
          </table:table-cell>
          <table:table-cell table:formula="of:=([.G86]-2*[.G85]+[.G84])/([.E85]-[.E84])/([.E86]-[.E85])" office:value-type="float" office:value="8.8352878888087" calcext:value-type="float">
            <text:p>8.835287888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+[.$C$15]);[.$B$14]))" office:value-type="percentage" office:value="0.247870809822674" calcext:value-type="percentage">
            <text:p>24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6]+[.$C$15]);[.$B$14];INFO.OBBA.OBBA.OBMAKE(&quot;&quot;;&quot;double&quot;;[.E86]+[.$C$15]);INFO.OBBA.OBBA.OBMAKE(&quot;&quot;;&quot;double&quot;;1)))" office:value-type="percentage" office:value="0.000885925172459458" calcext:value-type="percentage">
            <text:p>0.09%</text:p>
          </table:table-cell>
          <table:table-cell table:formula="of:=([.G87]-2*[.G86]+[.G85])/([.E86]-[.E85])/([.E87]-[.E86])" office:value-type="float" office:value="8.48871416409337" calcext:value-type="float">
            <text:p>8.488714164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+[.$C$15]);[.$B$14]))" office:value-type="percentage" office:value="0.246947785219197" calcext:value-type="percentage">
            <text:p>24.6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7]+[.$C$15]);[.$B$14];INFO.OBBA.OBBA.OBMAKE(&quot;&quot;;&quot;double&quot;;[.E87]+[.$C$15]);INFO.OBBA.OBBA.OBMAKE(&quot;&quot;;&quot;double&quot;;1)))" office:value-type="percentage" office:value="0.000841990728472588" calcext:value-type="percentage">
            <text:p>0.08%</text:p>
          </table:table-cell>
          <table:table-cell table:formula="of:=([.G88]-2*[.G87]+[.G86])/([.E87]-[.E86])/([.E88]-[.E87])" office:value-type="float" office:value="8.15152862187507" calcext:value-type="float">
            <text:p>8.15152862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+[.$C$15]);[.$B$14]))" office:value-type="percentage" office:value="0.246042312941607" calcext:value-type="percentage">
            <text:p>24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8]+[.$C$15]);[.$B$14];INFO.OBBA.OBBA.OBMAKE(&quot;&quot;;&quot;double&quot;;[.E88]+[.$C$15]);INFO.OBBA.OBBA.OBMAKE(&quot;&quot;;&quot;double&quot;;1)))" office:value-type="percentage" office:value="0.000800094166641187" calcext:value-type="percentage">
            <text:p>0.08%</text:p>
          </table:table-cell>
          <table:table-cell table:formula="of:=([.G89]-2*[.G88]+[.G87])/([.E88]-[.E87])/([.E89]-[.E88])" office:value-type="float" office:value="7.82375771554016" calcext:value-type="float">
            <text:p>7.82375771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+[.$C$15]);[.$B$14]))" office:value-type="percentage" office:value="0.245154079086233" calcext:value-type="percentage">
            <text:p>24.5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9]+[.$C$15]);[.$B$14];INFO.OBBA.OBBA.OBMAKE(&quot;&quot;;&quot;double&quot;;[.E89]+[.$C$15]);INFO.OBBA.OBBA.OBMAKE(&quot;&quot;;&quot;double&quot;;1)))" office:value-type="percentage" office:value="0.000760153544238671" calcext:value-type="percentage">
            <text:p>0.08%</text:p>
          </table:table-cell>
          <table:table-cell table:formula="of:=([.G90]-2*[.G89]+[.G88])/([.E89]-[.E88])/([.E90]-[.E89])" office:value-type="float" office:value="7.5054069183563" calcext:value-type="float">
            <text:p>7.505406918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+[.$C$15]);[.$B$14]))" office:value-type="percentage" office:value="0.244282777587942" calcext:value-type="percentage">
            <text:p>24.4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0]+[.$C$15]);[.$B$14];INFO.OBBA.OBBA.OBMAKE(&quot;&quot;;&quot;double&quot;;[.E90]+[.$C$15]);INFO.OBBA.OBBA.OBMAKE(&quot;&quot;;&quot;double&quot;;1)))" office:value-type="percentage" office:value="0.000722089273565745" calcext:value-type="percentage">
            <text:p>0.07%</text:p>
          </table:table-cell>
          <table:table-cell table:formula="of:=([.G91]-2*[.G90]+[.G89])/([.E90]-[.E89])/([.E91]-[.E90])" office:value-type="float" office:value="7.19646170182704" calcext:value-type="float">
            <text:p>7.19646170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+[.$C$15]);[.$B$14]))" office:value-type="percentage" office:value="0.243428109777574" calcext:value-type="percentage">
            <text:p>24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1]+[.$C$15]);[.$B$14];INFO.OBBA.OBBA.OBMAKE(&quot;&quot;;&quot;double&quot;;[.E91]+[.$C$15]);INFO.OBBA.OBBA.OBMAKE(&quot;&quot;;&quot;double&quot;;1)))" office:value-type="percentage" office:value="0.000685824118318275" calcext:value-type="percentage">
            <text:p>0.07%</text:p>
          </table:table-cell>
          <table:table-cell table:formula="of:=([.G92]-2*[.G91]+[.G90])/([.E91]-[.E90])/([.E92]-[.E91])" office:value-type="float" office:value="6.89688854474748" calcext:value-type="float">
            <text:p>6.896888544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+[.$C$15]);[.$B$14]))" office:value-type="percentage" office:value="0.242589783970923" calcext:value-type="percentage">
            <text:p>24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2]+[.$C$15]);[.$B$14];INFO.OBBA.OBBA.OBMAKE(&quot;&quot;;&quot;double&quot;;[.E92]+[.$C$15]);INFO.OBBA.OBBA.OBMAKE(&quot;&quot;;&quot;double&quot;;1)))" office:value-type="percentage" office:value="0.000651283185206992" calcext:value-type="percentage">
            <text:p>0.07%</text:p>
          </table:table-cell>
          <table:table-cell table:formula="of:=([.G93]-2*[.G92]+[.G91])/([.E92]-[.E91])/([.E93]-[.E92])" office:value-type="float" office:value="6.60663596356233" calcext:value-type="float">
            <text:p>6.60663596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+[.$C$15]);[.$B$14]))" office:value-type="percentage" office:value="0.241767515087287" calcext:value-type="percentage">
            <text:p>24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3]+[.$C$15]);[.$B$14];INFO.OBBA.OBBA.OBMAKE(&quot;&quot;;&quot;double&quot;;[.E93]+[.$C$15]);INFO.OBBA.OBBA.OBMAKE(&quot;&quot;;&quot;double&quot;;1)))" office:value-type="percentage" office:value="0.000618393911086599" calcext:value-type="percentage">
            <text:p>0.06%</text:p>
          </table:table-cell>
          <table:table-cell table:formula="of:=([.G94]-2*[.G93]+[.G92])/([.E93]-[.E92])/([.E94]-[.E93])" office:value-type="float" office:value="6.32563556131684" calcext:value-type="float">
            <text:p>6.325635561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+[.$C$15]);[.$B$14]))" office:value-type="percentage" office:value="0.240961024295689" calcext:value-type="percentage">
            <text:p>24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4]+[.$C$15]);[.$B$14];INFO.OBBA.OBBA.OBMAKE(&quot;&quot;;&quot;double&quot;;[.E94]+[.$C$15]);INFO.OBBA.OBBA.OBMAKE(&quot;&quot;;&quot;double&quot;;1)))" office:value-type="percentage" office:value="0.000587086045856536" calcext:value-type="percentage">
            <text:p>0.06%</text:p>
          </table:table-cell>
          <table:table-cell table:formula="of:=([.G95]-2*[.G94]+[.G93])/([.E94]-[.E93])/([.E95]-[.E94])" office:value-type="float" office:value="6.05380308789978" calcext:value-type="float">
            <text:p>6.05380308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+[.$C$15]);[.$B$14]))" office:value-type="percentage" office:value="0.240170038687037" calcext:value-type="percentage">
            <text:p>24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5]+[.$C$15]);[.$B$14];INFO.OBBA.OBBA.OBMAKE(&quot;&quot;;&quot;double&quot;;[.E95]+[.$C$15]);INFO.OBBA.OBBA.OBMAKE(&quot;&quot;;&quot;double&quot;;1)))" office:value-type="percentage" office:value="0.000557291631398447" calcext:value-type="percentage">
            <text:p>0.06%</text:p>
          </table:table-cell>
          <table:table-cell table:formula="of:=([.G96]-2*[.G95]+[.G94])/([.E95]-[.E94])/([.E96]-[.E95])" office:value-type="float" office:value="5.7910395065289" calcext:value-type="float">
            <text:p>5.791039506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+[.$C$15]);[.$B$14]))" office:value-type="percentage" office:value="0.239394290970583" calcext:value-type="percentage">
            <text:p>23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6]+[.$C$15]);[.$B$14];INFO.OBBA.OBBA.OBMAKE(&quot;&quot;;&quot;double&quot;;[.E96]+[.$C$15]);INFO.OBBA.OBBA.OBMAKE(&quot;&quot;;&quot;double&quot;;1)))" office:value-type="percentage" office:value="0.000528944976816991" calcext:value-type="percentage">
            <text:p>0.05%</text:p>
          </table:table-cell>
          <table:table-cell table:formula="of:=([.G97]-2*[.G96]+[.G95])/([.E96]-[.E95])/([.E97]-[.E96])" office:value-type="float" office:value="5.53723206144287" calcext:value-type="float">
            <text:p>5.53723206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+[.$C$15]);[.$B$14]))" office:value-type="percentage" office:value="0.238633519193124" calcext:value-type="percentage">
            <text:p>23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7]+[.$C$15]);[.$B$14];INFO.OBBA.OBBA.OBMAKE(&quot;&quot;;&quot;double&quot;;[.E97]+[.$C$15]);INFO.OBBA.OBBA.OBMAKE(&quot;&quot;;&quot;double&quot;;1)))" office:value-type="percentage" office:value="0.000501982630250896" calcext:value-type="percentage">
            <text:p>0.05%</text:p>
          </table:table-cell>
          <table:table-cell table:formula="of:=([.G98]-2*[.G97]+[.G96])/([.E97]-[.E96])/([.E98]-[.E97])" office:value-type="float" office:value="5.29225534193645" calcext:value-type="float">
            <text:p>5.29225534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+[.$C$15]);[.$B$14]))" office:value-type="percentage" office:value="0.237887466479511" calcext:value-type="percentage">
            <text:p>23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8]+[.$C$15]);[.$B$14];INFO.OBBA.OBBA.OBMAKE(&quot;&quot;;&quot;double&quot;;[.E98]+[.$C$15]);INFO.OBBA.OBBA.OBMAKE(&quot;&quot;;&quot;double&quot;;1)))" office:value-type="percentage" office:value="0.000476343347520284" calcext:value-type="percentage">
            <text:p>0.05%</text:p>
          </table:table-cell>
          <table:table-cell table:formula="of:=([.G99]-2*[.G98]+[.G97])/([.E98]-[.E97])/([.E99]-[.E98])" office:value-type="float" office:value="5.05597233694219" calcext:value-type="float">
            <text:p>5.05597233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+[.$C$15]);[.$B$14]))" office:value-type="percentage" office:value="0.237155880793089" calcext:value-type="percentage">
            <text:p>23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9]+[.$C$15]);[.$B$14];INFO.OBBA.OBBA.OBMAKE(&quot;&quot;;&quot;double&quot;;[.E99]+[.$C$15]);INFO.OBBA.OBBA.OBMAKE(&quot;&quot;;&quot;double&quot;;1)))" office:value-type="percentage" office:value="0.000451968057873909" calcext:value-type="percentage">
            <text:p>0.05%</text:p>
          </table:table-cell>
          <table:table-cell table:formula="of:=([.G100]-2*[.G99]+[.G98])/([.E99]-[.E98])/([.E100]-[.E99])" office:value-type="float" office:value="4.82823547644315" calcext:value-type="float">
            <text:p>4.828235476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+[.$C$15]);[.$B$14]))" office:value-type="percentage" office:value="0.236438514714783" calcext:value-type="percentage">
            <text:p>23.6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0]+[.$C$15]);[.$B$14];INFO.OBBA.OBBA.OBMAKE(&quot;&quot;;&quot;double&quot;;[.E100]+[.$C$15]);INFO.OBBA.OBBA.OBMAKE(&quot;&quot;;&quot;double&quot;;1)))" office:value-type="percentage" office:value="0.000428799827096644" calcext:value-type="percentage">
            <text:p>0.04%</text:p>
          </table:table-cell>
          <table:table-cell table:formula="of:=([.G101]-2*[.G100]+[.G99])/([.E100]-[.E99])/([.E101]-[.E100])" office:value-type="float" office:value="4.60888765539072" calcext:value-type="float">
            <text:p>4.608887655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+[.$C$15]);[.$B$14]))" office:value-type="percentage" office:value="0.235735125239605" calcext:value-type="percentage">
            <text:p>23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1]+[.$C$15]);[.$B$14];INFO.OBBA.OBBA.OBMAKE(&quot;&quot;;&quot;double&quot;;[.E101]+[.$C$15]);INFO.OBBA.OBBA.OBMAKE(&quot;&quot;;&quot;double&quot;;1)))" office:value-type="percentage" office:value="0.000406783818233226" calcext:value-type="percentage">
            <text:p>0.04%</text:p>
          </table:table-cell>
          <table:table-cell table:formula="of:=([.G102]-2*[.G101]+[.G100])/([.E101]-[.E100])/([.E102]-[.E101])" office:value-type="float" office:value="4.39776323560552" calcext:value-type="float">
            <text:p>4.39776323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+[.$C$15]);[.$B$14]))" office:value-type="percentage" office:value="0.235045473589444" calcext:value-type="percentage">
            <text:p>23.5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2]+[.$C$15]);[.$B$14];INFO.OBBA.OBBA.OBMAKE(&quot;&quot;;&quot;double&quot;;[.E102]+[.$C$15]);INFO.OBBA.OBBA.OBMAKE(&quot;&quot;;&quot;double&quot;;1)))" office:value-type="percentage" office:value="0.00038586725017871" calcext:value-type="percentage">
            <text:p>0.04%</text:p>
          </table:table-cell>
          <table:table-cell table:formula="of:=([.G103]-2*[.G102]+[.G101])/([.E102]-[.E101])/([.E103]-[.E102])" office:value-type="float" office:value="4.19468902260102" calcext:value-type="float">
            <text:p>4.194689022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+[.$C$15]);[.$B$14]))" office:value-type="percentage" office:value="0.234369325041023" calcext:value-type="percentage">
            <text:p>23.4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3]+[.$C$15]);[.$B$14];INFO.OBBA.OBBA.OBMAKE(&quot;&quot;;&quot;double&quot;;[.E103]+[.$C$15]);INFO.OBBA.OBBA.OBMAKE(&quot;&quot;;&quot;double&quot;;1)))" office:value-type="percentage" office:value="0.000365999354379845" calcext:value-type="percentage">
            <text:p>0.04%</text:p>
          </table:table-cell>
          <table:table-cell table:formula="of:=([.G104]-2*[.G103]+[.G102])/([.E103]-[.E102])/([.E104]-[.E103])" office:value-type="float" office:value="3.9994852132838" calcext:value-type="float">
            <text:p>3.99948521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+[.$C$15]);[.$B$14]))" office:value-type="percentage" office:value="0.233706448768017" calcext:value-type="percentage">
            <text:p>23.3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4]+[.$C$15]);[.$B$14];INFO.OBBA.OBBA.OBMAKE(&quot;&quot;;&quot;double&quot;;[.E104]+[.$C$15]);INFO.OBBA.OBBA.OBMAKE(&quot;&quot;;&quot;double&quot;;1)))" office:value-type="percentage" office:value="0.0003471313298843" calcext:value-type="percentage">
            <text:p>0.03%</text:p>
          </table:table-cell>
          <table:table-cell table:formula="of:=([.G105]-2*[.G104]+[.G103])/([.E104]-[.E103])/([.E105]-[.E104])" office:value-type="float" office:value="3.81196631338113" calcext:value-type="float">
            <text:p>3.811966313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+[.$C$15]);[.$B$14]))" office:value-type="percentage" office:value="0.233056617696327" calcext:value-type="percentage">
            <text:p>23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5]+[.$C$15]);[.$B$14];INFO.OBBA.OBBA.OBMAKE(&quot;&quot;;&quot;double&quot;;[.E105]+[.$C$15]);INFO.OBBA.OBBA.OBMAKE(&quot;&quot;;&quot;double&quot;;1)))" office:value-type="percentage" office:value="0.000329216296967101" calcext:value-type="percentage">
            <text:p>0.03%</text:p>
          </table:table-cell>
          <table:table-cell table:formula="of:=([.G106]-2*[.G105]+[.G104])/([.E105]-[.E104])/([.E106]-[.E105])" office:value-type="float" office:value="3.63194201855737" calcext:value-type="float">
            <text:p>3.631942018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+[.$C$15]);[.$B$14]))" office:value-type="percentage" office:value="0.232419608371606" calcext:value-type="percentage">
            <text:p>23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6]+[.$C$15]);[.$B$14];INFO.OBBA.OBBA.OBMAKE(&quot;&quot;;&quot;double&quot;;[.E106]+[.$C$15]);INFO.OBBA.OBBA.OBMAKE(&quot;&quot;;&quot;double&quot;;1)))" office:value-type="percentage" office:value="0.000312209249554541" calcext:value-type="percentage">
            <text:p>0.03%</text:p>
          </table:table-cell>
          <table:table-cell table:formula="of:=([.G107]-2*[.G106]+[.G105])/([.E106]-[.E105])/([.E107]-[.E106])" office:value-type="float" office:value="3.45921806162857" calcext:value-type="float">
            <text:p>3.45921806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+[.$C$15]);[.$B$14]))" office:value-type="percentage" office:value="0.231795200838128" calcext:value-type="percentage">
            <text:p>2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7]+[.$C$15]);[.$B$14];INFO.OBBA.OBBA.OBMAKE(&quot;&quot;;&quot;double&quot;;[.E107]+[.$C$15]);INFO.OBBA.OBBA.OBMAKE(&quot;&quot;;&quot;double&quot;;1)))" office:value-type="percentage" office:value="0.000296067006657388" calcext:value-type="percentage">
            <text:p>0.03%</text:p>
          </table:table-cell>
          <table:table-cell table:formula="of:=([.G108]-2*[.G107]+[.G106])/([.E107]-[.E106])/([.E108]-[.E107])" office:value-type="float" office:value="3.29359701970073" calcext:value-type="float">
            <text:p>3.293597019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+[.$C$15]);[.$B$14]))" office:value-type="percentage" office:value="0.231183178528194" calcext:value-type="percentage">
            <text:p>23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8]+[.$C$15]);[.$B$14];INFO.OBBA.OBBA.OBMAKE(&quot;&quot;;&quot;double&quot;;[.E108]+[.$C$15]);INFO.OBBA.OBBA.OBMAKE(&quot;&quot;;&quot;double&quot;;1)))" office:value-type="percentage" office:value="0.00028074816301516" calcext:value-type="percentage">
            <text:p>0.03%</text:p>
          </table:table-cell>
          <table:table-cell table:formula="of:=([.G109]-2*[.G108]+[.G107])/([.E108]-[.E107])/([.E109]-[.E108])" office:value-type="float" office:value="3.13487908235564" calcext:value-type="float">
            <text:p>3.134879082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+[.$C$15]);[.$B$14]))" office:value-type="percentage" office:value="0.230583328161265" calcext:value-type="percentage">
            <text:p>23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9]+[.$C$15]);[.$B$14];INFO.OBBA.OBBA.OBMAKE(&quot;&quot;;&quot;double&quot;;[.E109]+[.$C$15]);INFO.OBBA.OBBA.OBMAKE(&quot;&quot;;&quot;double&quot;;1)))" office:value-type="percentage" office:value="0.000266213039143521" calcext:value-type="percentage">
            <text:p>0.03%</text:p>
          </table:table-cell>
          <table:table-cell table:formula="of:=([.G110]-2*[.G109]+[.G108])/([.E109]-[.E108])/([.E110]-[.E109])" office:value-type="float" office:value="2.98286277877063" calcext:value-type="float">
            <text:p>2.982862778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+[.$C$15]);[.$B$14]))" office:value-type="percentage" office:value="0.229995439652078" calcext:value-type="percentage">
            <text:p>23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0]+[.$C$15]);[.$B$14];INFO.OBBA.OBBA.OBMAKE(&quot;&quot;;&quot;double&quot;;[.E110]+[.$C$15]);INFO.OBBA.OBBA.OBMAKE(&quot;&quot;;&quot;double&quot;;1)))" office:value-type="percentage" office:value="0.000252423630966575" calcext:value-type="percentage">
            <text:p>0.03%</text:p>
          </table:table-cell>
          <table:table-cell table:formula="of:=([.G111]-2*[.G110]+[.G109])/([.E110]-[.E109])/([.E111]-[.E110])" office:value-type="float" office:value="2.83734566322579" calcext:value-type="float">
            <text:p>2.837345663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+[.$C$15]);[.$B$14]))" office:value-type="percentage" office:value="0.229419306027035" calcext:value-type="percentage">
            <text:p>22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1]+[.$C$15]);[.$B$14];INFO.OBBA.OBBA.OBMAKE(&quot;&quot;;&quot;double&quot;;[.E111]+[.$C$15]);INFO.OBBA.OBBA.OBMAKE(&quot;&quot;;&quot;double&quot;;1)))" office:value-type="percentage" office:value="0.000239343559205435" calcext:value-type="percentage">
            <text:p>0.02%</text:p>
          </table:table-cell>
          <table:table-cell table:formula="of:=([.G112]-2*[.G111]+[.G110])/([.E111]-[.E110])/([.E112]-[.E111])" office:value-type="float" office:value="2.69812495790749" calcext:value-type="float">
            <text:p>2.69812495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+[.$C$15]);[.$B$14]))" office:value-type="percentage" office:value="0.228854723348198" calcext:value-type="percentage">
            <text:p>22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2]+[.$C$15]);[.$B$14];INFO.OBBA.OBBA.OBMAKE(&quot;&quot;;&quot;double&quot;;[.E112]+[.$C$15]);INFO.OBBA.OBBA.OBMAKE(&quot;&quot;;&quot;double&quot;;1)))" office:value-type="percentage" office:value="0.000226938018683772" calcext:value-type="percentage">
            <text:p>0.02%</text:p>
          </table:table-cell>
          <table:table-cell table:formula="of:=([.G113]-2*[.G112]+[.G111])/([.E112]-[.E111])/([.E113]-[.E112])" office:value-type="float" office:value="2.56499815378926" calcext:value-type="float">
            <text:p>2.564998153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+[.$C$15]);[.$B$14]))" office:value-type="percentage" office:value="0.228301490644249" calcext:value-type="percentage">
            <text:p>22.8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3]+[.$C$15]);[.$B$14];INFO.OBBA.OBBA.OBMAKE(&quot;&quot;;&quot;double&quot;;[.E113]+[.$C$15]);INFO.OBBA.OBBA.OBMAKE(&quot;&quot;;&quot;double&quot;;1)))" office:value-type="percentage" office:value="0.000215173727700557" calcext:value-type="percentage">
            <text:p>0.02%</text:p>
          </table:table-cell>
          <table:table-cell table:formula="of:=([.G114]-2*[.G113]+[.G112])/([.E113]-[.E112])/([.E114]-[.E113])" office:value-type="float" office:value="2.43776356817753" calcext:value-type="float">
            <text:p>2.437763568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+[.$C$15]);[.$B$14]))" office:value-type="percentage" office:value="0.227759409847816" calcext:value-type="percentage">
            <text:p>22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4]+[.$C$15]);[.$B$14];INFO.OBBA.OBBA.OBMAKE(&quot;&quot;;&quot;double&quot;;[.E114]+[.$C$15]);INFO.OBBA.OBBA.OBMAKE(&quot;&quot;;&quot;double&quot;;1)))" office:value-type="percentage" office:value="0.000204018877609386" calcext:value-type="percentage">
            <text:p>0.02%</text:p>
          </table:table-cell>
          <table:table-cell table:formula="of:=([.G115]-2*[.G114]+[.G113])/([.E114]-[.E113])/([.E115]-[.E114])" office:value-type="float" office:value="2.31622086099749" calcext:value-type="float">
            <text:p>2.3162208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+[.$C$15]);[.$B$14]))" office:value-type="percentage" office:value="0.227228285738609" calcext:value-type="percentage">
            <text:p>22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5]+[.$C$15]);[.$B$14];INFO.OBBA.OBBA.OBMAKE(&quot;&quot;;&quot;double&quot;;[.E115]+[.$C$15]);INFO.OBBA.OBBA.OBMAKE(&quot;&quot;;&quot;double&quot;;1)))" office:value-type="percentage" office:value="0.000193443082733464" calcext:value-type="percentage">
            <text:p>0.02%</text:p>
          </table:table-cell>
          <table:table-cell table:formula="of:=([.G116]-2*[.G115]+[.G114])/([.E115]-[.E114])/([.E116]-[.E115])" office:value-type="float" office:value="2.20017150880927" calcext:value-type="float">
            <text:p>2.200171508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+[.$C$15]);[.$B$14]))" office:value-type="percentage" office:value="0.226707925891828" calcext:value-type="percentage">
            <text:p>22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6]+[.$C$15]);[.$B$14];INFO.OBBA.OBBA.OBMAKE(&quot;&quot;;&quot;double&quot;;[.E116]+[.$C$15]);INFO.OBBA.OBBA.OBMAKE(&quot;&quot;;&quot;double&quot;;1)))" office:value-type="percentage" office:value="0.000183417330734744" calcext:value-type="percentage">
            <text:p>0.02%</text:p>
          </table:table-cell>
          <table:table-cell table:number-columns-repeated="101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$#REF!.Q1;INDIRECT($#REF!.$D$53);2;FALSE())/100))))))))))))))))))))))))))))))))))))))))))))))))))))))))))))))))))))))))"/>
        <table:named-expression table:name="SHARED_FORMULA_11_54_11_54_5" table:base-cell-address="$'Load Libs'.$A$1" table:expression="VLOOKUP($#REF!.Q1;INDIRECT($#REF!.$D$53);2;FALSE())/100))))))))))))))))))))))))))))))))))))))))))))))))))))))))))))))))))))))))"/>
        <table:named-expression table:name="SHARED_FORMULA_12_54_12_54_5" table:base-cell-address="$'Load Libs'.$A$1" table:expression="VLOOKUP($#REF!.Q1;INDIRECT($#REF!.$D$53);2;FALSE())/100))))))))))))))))))))))))))))))))))))))))))))))))))))))))))))))))))))))))"/>
        <table:named-expression table:name="SHARED_FORMULA_13_54_13_54_5" table:base-cell-address="$'Load Libs'.$A$1" table:expression="VLOOKUP($#REF!.Q1;INDIRECT($#REF!.$D$53);2;FALSE())/100))))))))))))))))))))))))))))))))))))))))))))))))))))))))))))))))))))))))"/>
        <table:named-expression table:name="SHARED_FORMULA_14_54_14_54_5" table:base-cell-address="$'Load Libs'.$A$1" table:expression="VLOOKUP($#REF!.Q1;INDIRECT($#REF!.$D$53);2;FALSE())/100))))))))))))))))))))))))))))))))))))))))))))))))))))))))))))))))))))))))"/>
        <table:named-expression table:name="SHARED_FORMULA_15_54_15_54_5" table:base-cell-address="$'Load Libs'.$A$1" table:expression="VLOOKUP($#REF!.Q1;INDIRECT($#REF!.$D$53);2;FALSE())/100))))))))))))))))))))))))))))))))))))))))))))))))))))))))))))))))))))))))"/>
        <table:named-expression table:name="SHARED_FORMULA_2_54_2_54_5" table:base-cell-address="$'Load Libs'.$A$1" table:expression="VLOOKUP($#REF!.Q1;INDIRECT($#REF!.$D$53);2;FALSE())/100))))))))))))))))))))))))))))))))))))))))))))))))))))))))))))))))))))))))"/>
        <table:named-expression table:name="SHARED_FORMULA_3_54_3_54_5" table:base-cell-address="$'Load Libs'.$A$1" table:expression="VLOOKUP($#REF!.Q1;INDIRECT($#REF!.$D$53);2;FALSE())/100))))))))))))))))))))))))))))))))))))))))))))))))))))))))))))))))))))))))"/>
        <table:named-expression table:name="SHARED_FORMULA_4_54_4_54_5" table:base-cell-address="$'Load Libs'.$A$1" table:expression="VLOOKUP($#REF!.Q1;INDIRECT($#REF!.$D$53);2;FALSE())/100))))))))))))))))))))))))))))))))))))))))))))))))))))))))))))))))))))))))"/>
        <table:named-expression table:name="SHARED_FORMULA_5_54_5_54_5" table:base-cell-address="$'Load Libs'.$A$1" table:expression="VLOOKUP($#REF!.Q1;INDIRECT($#REF!.$D$53);2;FALSE())/100))))))))))))))))))))))))))))))))))))))))))))))))))))))))))))))))))))))))"/>
        <table:named-expression table:name="SHARED_FORMULA_6_54_6_54_5" table:base-cell-address="$'Load Libs'.$A$1" table:expression="VLOOKUP($#REF!.Q1;INDIRECT($#REF!.$D$53);2;FALSE())/100))))))))))))))))))))))))))))))))))))))))))))))))))))))))))))))))))))))))"/>
        <table:named-expression table:name="SHARED_FORMULA_7_54_7_54_5" table:base-cell-address="$'Load Libs'.$A$1" table:expression="VLOOKUP($#REF!.Q1;INDIRECT($#REF!.$D$53);2;FALSE())/100))))))))))))))))))))))))))))))))))))))))))))))))))))))))))))))))))))))))"/>
        <table:named-expression table:name="SHARED_FORMULA_8_54_8_54_5" table:base-cell-address="$'Load Libs'.$A$1" table:expression="VLOOKUP($#REF!.Q1;INDIRECT($#REF!.$D$53);2;FALSE())/100))))))))))))))))))))))))))))))))))))))))))))))))))))))))))))))))))))))))"/>
        <table:named-expression table:name="SHARED_FORMULA_9_54_9_54_5" table:base-cell-address="$'Load Libs'.$A$1" table:expression="VLOOKUP($#REF!.Q1;INDIRECT($#REF!.$D$53);2;FALSE())/100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3" loext:min-decimal-places="3" number:min-integer-digits="1"/>
      <number:text>%</number:text>
    </number:percentage-style>
    <number:percentage-style style:name="N146">
      <number:number number:decimal-places="5" loext:min-decimal-places="5" number:min-integer-digits="1"/>
      <number:text>%</number:text>
    </number:percentage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8">
      <number:number number:decimal-places="4" loext:min-decimal-places="4" number:min-integer-digits="1"/>
      <number:text>%</number:text>
    </number:percentage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0P0"/>
    </number:currency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loext:min-decimal-places="0" number:min-integer-digits="1" number:grouping="true"/>
      <number:text> DM</number:text>
    </number:number-style>
    <number:number-style style:name="N17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DM</number:text>
    </number:number-style>
    <number:number-style style:name="N17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DM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DM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2P2" style:volatile="true">
      <number:text> - DM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loext:min-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loext:min-decimal-places="2" number:min-integer-digits="1" number:grouping="true"/>
      <number:text> DM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0P2" style:volatile="true">
      <number:text> -</number:text>
      <number:number number:decimal-places="0" loext:min-decimal-places="0" number:min-integer-digits="0"/>
      <number:text>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loext:min-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loext:min-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9" loext:min-decimal-places="9" number:min-integer-digits="1"/>
    </number:number-style>
    <number:number-style style:name="N196">
      <number:number number:decimal-places="8" loext:min-decimal-places="8" number:min-integer-digits="1"/>
    </number:number-style>
    <number:number-style style:name="N197">
      <number:number number:decimal-places="7" loext:min-decimal-places="7" number:min-integer-digits="1"/>
    </number:number-style>
    <number:number-style style:name="N198">
      <number:number number:decimal-places="6" loext:min-decimal-places="6" number:min-integer-digits="1"/>
    </number:number-style>
    <number:percentage-style style:name="N199">
      <number:number number:decimal-places="15" loext:min-decimal-places="15" number:min-integer-digits="1"/>
      <number:text>%</number:text>
    </number:percentage-style>
    <number:number-style style:name="N200">
      <number:number number:decimal-places="3" loext:min-decimal-places="3" number:min-integer-digits="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€ </number:text>
      <number:number number:decimal-places="0" loext:min-decimal-places="0" number:min-integer-digits="1" number:grouping="true"/>
    </number:number-style>
    <number:number-style style:name="N204">
      <number:text>-€ 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€ </number:text>
      <number:number number:decimal-places="2" loext:min-decimal-places="2" number:min-integer-digits="1" number:grouping="true"/>
    </number:number-style>
    <number:number-style style:name="N207">
      <number:text>-€ 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€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€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8P2" style:volatile="true">
      <number:text> € 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loext:min-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0">
      <number:number number:decimal-places="3" loext:min-decimal-places="3" number:min-integer-digits="1" number:grouping="true"/>
    </number:number-style>
    <number:number-style style:name="N391">
      <number:number number:decimal-places="5" loext:min-decimal-places="5" number:min-integer-digits="1" number:grouping="true"/>
    </number:number-style>
    <number:number-style style:name="N392">
      <number:number number:decimal-places="6" loext:min-decimal-places="6" number:min-integer-digits="1" number:grouping="true"/>
    </number:number-style>
    <number:number-style style:name="N393">
      <number:number number:decimal-places="7" loext:min-decimal-places="7" number:min-integer-digits="1" number:grouping="true"/>
    </number:number-style>
    <number:number-style style:name="N394">
      <number:number number:decimal-places="8" loext:min-decimal-places="8" number:min-integer-digits="1" number:grouping="true"/>
    </number:number-style>
    <number:number-style style:name="N395">
      <number:number number:decimal-places="9" loext:min-decimal-places="9" number:min-integer-digits="1" number:grouping="true"/>
    </number:number-style>
    <number:number-style style:name="N396">
      <number:number number:decimal-places="10" loext:min-decimal-places="10" number:min-integer-digits="1" number:grouping="true"/>
    </number:number-style>
    <number:number-style style:name="N397">
      <number:number number:decimal-places="11" loext:min-decimal-places="11" number:min-integer-digits="1" number:grouping="true"/>
    </number:number-style>
    <number:number-style style:name="N398">
      <number:number number:decimal-places="12" loext:min-decimal-places="12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0:15.737308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6:37:09.748433000</dc:date>
    <meta:generator>LibreOffice/5.0.3.2$MacOSX_X86_64 LibreOffice_project/e5f16313668ac592c1bfb310f4390624e3dbfb75</meta:generator>
    <meta:editing-duration>P3DT3H55M38S</meta:editing-duration>
    <meta:editing-cycles>96</meta:editing-cycles>
    <meta:document-statistic meta:table-count="3" meta:cell-count="9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'Displaced SABRModel'.E7:'Displaced SABRModel'.E116 'Displaced SABRModel'.H6:'Displaced SABRModel'.H116" chart:data-source-has-labels="row" svg:x="0.2cm" svg:y="0.12cm" svg:width="9.601cm" svg:height="4.982cm">
          <chartooo:coordinate-region svg:x="0.754cm" svg:y="0.318cm" svg:width="8.549cm" svg:height="4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'.H7:'Displaced SABRModel'.H116" chart:label-cell-address="'Displaced SABRModel'.H6:'Displaced SABRModel'.H6" chart:class="chart:scatter">
            <chart:domain table:cell-range-address="'Displaced SABRModel'.E7:'Displaced SABRMode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'.H6:'Displaced SABRMode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NaN">
                <text:p>NaN</text:p>
                <draw:g>
                  <svg:desc>'Displaced SABRModel'.H7:'Displaced SABRMode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21.5716181490993">
                <text:p>21.5716181490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22.7795411930908">
                <text:p>22.779541193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23.8546161447361">
                <text:p>23.8546161447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24.8076455196116">
                <text:p>24.807645519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25.6555134330732">
                <text:p>25.655513433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26.4119910022842">
                <text:p>26.411991002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27.0877085244147">
                <text:p>27.0877085244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27.6909286382742">
                <text:p>27.6909286382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28.2281983005061">
                <text:p>28.2281983005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28.7048157983221">
                <text:p>28.7048157983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29.1251569713852">
                <text:p>29.1251569713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29.4929046324582">
                <text:p>29.4929046324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29.8112124800173">
                <text:p>29.8112124800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30.0828243205292">
                <text:p>30.0828243205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30.3101623252561">
                <text:p>30.3101623252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30.4953934412294">
                <text:p>30.4953934412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30.640480115314">
                <text:p>30.640480115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30.7472195585495">
                <text:p>30.7472195585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30.8172745005636">
                <text:p>30.8172745005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30.8521975355414">
                <text:p>30.8521975355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30.8534505647218">
                <text:p>30.8534505647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30.8224204484814">
                <text:p>30.8224204484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30.7604316858029">
                <text:p>30.7604316858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30.6687567366709">
                <text:p>30.6687567366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30.5486244600792">
                <text:p>30.5486244600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30.4012270254048">
                <text:p>30.4012270254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30.227725576655">
                <text:p>30.227725576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30.0292548724781">
                <text:p>30.0292548724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29.806927071857">
                <text:p>29.806927071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29.5618348072762">
                <text:p>29.5618348072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29.2950536564737">
                <text:p>29.2950536564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29.0076441032544">
                <text:p>29.0076441032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28.7006530630094">
                <text:p>28.7006530630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28.3751150343299">
                <text:p>28.3751150343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28.0320529277809">
                <text:p>28.0320529277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27.6724786162814">
                <text:p>27.6724786162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27.2973932433119">
                <text:p>27.2973932433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26.9077873201045">
                <text:p>26.9077873201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26.5046406411409">
                <text:p>26.5046406411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26.0889220391608">
                <text:p>26.0889220391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25.6615890041264">
                <text:p>25.6615890041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25.2235871817732">
                <text:p>25.2235871817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24.7758497720906">
                <text:p>24.7758497720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24.3192968400266">
                <text:p>24.3192968400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23.8548345560148">
                <text:p>23.8548345560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23.3833543765577">
                <text:p>23.3833543765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22.9057321788212">
                <text:p>22.9057321788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22.4228273608025">
                <text:p>22.4228273608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21.9354819168092">
                <text:p>21.9354819168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21.4445194996992">
                <text:p>21.44451949969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20.9507444789113">
                <text:p>20.9507444789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20.4549410034622">
                <text:p>20.4549410034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19.9578720790176">
                <text:p>19.9578720790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19.4602786672409">
                <text:p>19.4602786672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18.9628788147336">
                <text:p>18.9628788147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18.4663668192294">
                <text:p>18.4663668192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17.9714124407433">
                <text:p>17.9714124407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17.4786601619125">
                <text:p>17.4786601619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16.9887285058449">
                <text:p>16.9887285058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16.5022094155802">
                <text:p>16.5022094155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16.0196676994711">
                <text:p>16.0196676994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15.5416405484242">
                <text:p>15.5416405484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15.068637127337">
                <text:p>15.068637127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14.601138243895">
                <text:p>14.601138243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14.1395960984725">
                <text:p>14.1395960984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13.6844341155871">
                <text:p>13.6844341155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13.2360468591969">
                <text:p>13.2360468591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12.7948000318827">
                <text:p>12.7948000318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12.3610305589831">
                <text:p>12.3610305589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11.9350467553715">
                <text:p>11.9350467553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11.5171285766362">
                <text:p>11.5171285766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11.1075279490384">
                <text:p>11.1075279490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10.7064691804662">
                <text:p>10.70646918046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10.314149445809">
                <text:p>10.314149445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9.93073934597159">
                <text:p>9.93073934597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9.5563835355878">
                <text:p>9.5563835355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9.19120141614284">
                <text:p>9.19120141614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8.8352878888087">
                <text:p>8.8352878888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8.48871416409337">
                <text:p>8.48871416409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8.15152862187507">
                <text:p>8.15152862187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7.82375771554016">
                <text:p>7.82375771554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7.5054069183563">
                <text:p>7.5054069183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7.19646170182704">
                <text:p>7.19646170182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6.89688854474748">
                <text:p>6.89688854474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6.60663596356233">
                <text:p>6.60663596356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6.32563556131684">
                <text:p>6.32563556131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6.05380308789978">
                <text:p>6.05380308789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5.7910395065289">
                <text:p>5.7910395065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5.53723206144287">
                <text:p>5.53723206144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5.29225534193645">
                <text:p>5.29225534193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5.05597233694219">
                <text:p>5.05597233694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4.82823547644315">
                <text:p>4.82823547644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4.60888765539072">
                <text:p>4.60888765539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4.39776323560552">
                <text:p>4.39776323560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4.19468902260102">
                <text:p>4.19468902260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3.9994852132838">
                <text:p>3.9994852132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3.81196631338113">
                <text:p>3.81196631338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3.63194201855737">
                <text:p>3.63194201855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3.45921806162857">
                <text:p>3.45921806162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3.29359701970073">
                <text:p>3.29359701970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3.13487908235564">
                <text:p>3.134879082355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2.98286277877063">
                <text:p>2.982862778770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2.83734566322579">
                <text:p>2.837345663225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2.69812495790749">
                <text:p>2.698124957907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2.56499815378926">
                <text:p>2.564998153789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2.43776356817753">
                <text:p>2.43776356817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2.31622086099749">
                <text:p>2.31622086099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2.20017150880927">
                <text:p>2.20017150880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'Displaced SABRModel'.E7:'Displaced SABRModel'.E116 'Displaced SABRModel'.G6:'Displaced SABRModel'.G116" chart:data-source-has-labels="row" svg:x="0.2cm" svg:y="0.12cm" svg:width="9.601cm" svg:height="4.982cm">
          <chartooo:coordinate-region svg:x="0.754cm" svg:y="0.317cm" svg:width="8.549cm" svg:height="4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G7:'Displaced SABRModel'.G116" chart:label-cell-address="'Displaced SABRModel'.G6:'Displaced SABRModel'.G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'.G6:'Displaced SABRMode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0.0195027383865432">
                <text:p>0.0195027383865432</text:p>
                <draw:g>
                  <svg:desc>'Displaced SABRModel'.G7:'Displaced SABRMode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0.0190105837922831">
                <text:p>0.0190105837922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0.0185238221025602">
                <text:p>0.0185238221025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0.0180427552981356">
                <text:p>0.018042755298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0.0175676521477472">
                <text:p>0.017567652147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0.0170987509087387">
                <text:p>0.017098750908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0.0166362635480884">
                <text:p>0.0166362635480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0.0161803791851887">
                <text:p>0.0161803791851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0.0157312667494202">
                <text:p>0.0157312667494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0.0152890770458112">
                <text:p>0.0152890770458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0.0148539443917773">
                <text:p>0.0148539443917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0.014425987941693">
                <text:p>0.014425987941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0.0140053127808516">
                <text:p>0.014005312780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0.0135920108461682">
                <text:p>0.0135920108461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0.0131861617146049">
                <text:p>0.0131861617146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0.0127878332891217">
                <text:p>0.012787833289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0.0123970824042198">
                <text:p>0.0123970824042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0.0120139553676782">
                <text:p>0.0120139553676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0.0116384884511655">
                <text:p>0.0116384884511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0.0112707083395424">
                <text:p>0.0112707083395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0.0109106325465444">
                <text:p>0.0109106325465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105582698029303">
                <text:p>0.0105582698029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0.0102136204219574">
                <text:p>0.0102136204219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987667664609666">
                <text:p>0.00987667664609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0.00954742297815733">
                <text:p>0.00954742297815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0922583649940217">
                <text:p>0.00922583649940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0.00891188717676203">
                <text:p>0.0089118871767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0860553816087823">
                <text:p>0.00860553816087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0.00830674607638861">
                <text:p>0.00830674607638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080154613056171">
                <text:p>0.0080154613056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0.00773162826661356">
                <text:p>0.00773162826661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745518568631183">
                <text:p>0.00745518568631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0.00718606686942422">
                <text:p>0.00718606686942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0692419996356243">
                <text:p>0.00692419996356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0.00666950822096639">
                <text:p>0.00666950822096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642191025712893">
                <text:p>0.00642191025712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0.00618132030652342">
                <text:p>0.00618132030652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594764847557198">
                <text:p>0.00594764847557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0572080099293136">
                <text:p>0.00572080099293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00550068045712077">
                <text:p>0.00550068045712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0.00528718608147047">
                <text:p>0.00528718608147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00508021393632996">
                <text:p>0.00508021393632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0.00487965718844048">
                <text:p>0.004879657188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0.00468540633734644">
                <text:p>0.00468540633734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0.00449734944869542">
                <text:p>0.00449734944869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0.00431537238425441">
                <text:p>0.00431537238425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0.00413935902845241">
                <text:p>0.00413935902845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0.00396919151124454">
                <text:p>0.003969191511244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0.00380475042708138">
                <text:p>0.00380475042708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00364591504975842">
                <text:p>0.00364591504975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0.00349256354291467">
                <text:p>0.00349256354291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0.00334457316594583">
                <text:p>0.00334457316594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0.00320182047509673">
                <text:p>0.00320182047509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0.00306418151949849">
                <text:p>0.0030641815194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0.00293153203192">
                <text:p>0.00293153203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0.00280374761400833">
                <text:p>0.00280374761400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0.00268070391580034">
                <text:p>0.00268070391580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0.00256227680929715">
                <text:p>0.00256227680929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0.00244834255590416">
                <text:p>0.002448342555904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233877796755164">
                <text:p>0.00233877796755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0.00223346056132558">
                <text:p>0.00223346056132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0.00213226870745341">
                <text:p>0.00213226870745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0.00203508177050612">
                <text:p>0.00203508177050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0.00194178024369593">
                <text:p>0.0019417802436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0.00185224587616757">
                <text:p>0.00185224587616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0.00176636179320019">
                <text:p>0.0017663617932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0.00168401260925743">
                <text:p>0.00168401260925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0.00160508453384356">
                <text:p>0.0016050845338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0.00152946547014449">
                <text:p>0.00152946547014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0.0014570451064534">
                <text:p>0.00145704510645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0.00138771500040205">
                <text:p>0.00138771500040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0.00132136865603954">
                <text:p>0.00132136865603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0.00125790159382119">
                <text:p>0.00125790159382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0.0011972114135901">
                <text:p>0.0011972114135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0.00113919785065413">
                <text:p>0.00113919785065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0.0010837628250796">
                <text:p>0.0010837628250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0.00103081048434158">
                <text:p>0.0010308104843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0.000980247239487446">
                <text:p>0.000980247239487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0.000931981794987351">
                <text:p>0.0009319817949873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0.000885925172459458">
                <text:p>0.000885925172459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0.000841990728472588">
                <text:p>0.000841990728472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0.000800094166641187">
                <text:p>0.000800094166641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0.000760153544238671">
                <text:p>0.000760153544238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0.000722089273565745">
                <text:p>0.0007220892735657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0.000685824118318275">
                <text:p>0.000685824118318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0.000651283185206992">
                <text:p>0.000651283185206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0.000618393911086599">
                <text:p>0.0006183939110865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0.000587086045856536">
                <text:p>0.000587086045856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0.000557291631398447">
                <text:p>0.000557291631398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0.000528944976816991">
                <text:p>0.000528944976816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0.000501982630250896">
                <text:p>0.000501982630250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0.000476343347520284">
                <text:p>0.000476343347520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0.000451968057873909">
                <text:p>0.000451968057873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0.000428799827096644">
                <text:p>0.000428799827096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0.000406783818233226">
                <text:p>0.000406783818233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0.00038586725017871">
                <text:p>0.00038586725017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0.000365999354379845">
                <text:p>0.000365999354379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0.0003471313298843">
                <text:p>0.0003471313298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0.000329216296967101">
                <text:p>0.000329216296967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000312209249554541">
                <text:p>0.000312209249554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0.000296067006657388">
                <text:p>0.000296067006657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0.00028074816301516">
                <text:p>0.000280748163015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0.000266213039143521">
                <text:p>0.000266213039143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0.000252423630966575">
                <text:p>0.0002524236309665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0.000239343559205435">
                <text:p>0.000239343559205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0.000226938018683772">
                <text:p>0.0002269380186837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0.000215173727700557">
                <text:p>0.000215173727700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0.000204018877609386">
                <text:p>0.0002040188776093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0.000193443082733464">
                <text:p>0.000193443082733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0.000183417330734744">
                <text:p>0.000183417330734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'Displaced SABRModel'.E7:'Displaced SABRModel'.F116 'Displaced SABRModel'.F6:'Displaced SABRModel'.F6" chart:data-source-has-labels="row" svg:x="0.2cm" svg:y="0.12cm" svg:width="9.601cm" svg:height="4.982cm">
          <chartooo:coordinate-region svg:x="0.754cm" svg:y="0.318cm" svg:width="8.549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F7:'Displaced SABRModel'.F116" chart:label-cell-address="'Displaced SABRModel'.F6:'Displaced SABRModel'.F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'Displaced SABRModel'.F6:'Displaced SABRMode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0.581431504493579">
                <text:p>0.581431504493579</text:p>
                <draw:g>
                  <svg:desc>'Displaced SABRModel'.F7:'Displaced SABRMode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0.534561098144917">
                <text:p>0.534561098144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0.506265858189219">
                <text:p>0.50626585818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0.485746028839563">
                <text:p>0.485746028839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0.469553614632732">
                <text:p>0.469553614632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0.456132644304702">
                <text:p>0.45613264430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0.444644478981822">
                <text:p>0.444644478981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0.434584153060873">
                <text:p>0.43458415306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0.425623485357338">
                <text:p>0.42562348535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0.417536891483438">
                <text:p>0.417536891483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0.410162499487652">
                <text:p>0.410162499487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0.403380132624528">
                <text:p>0.403380132624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0.397098067697146">
                <text:p>0.39709806769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0.391244675459936">
                <text:p>0.39124467545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0.385762928257494">
                <text:p>0.38576292825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0.380606668760273">
                <text:p>0.380606668760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0.375738001963013">
                <text:p>0.375738001963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0.371125427071176">
                <text:p>0.371125427071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0.366742470506145">
                <text:p>0.366742470506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0.362566666666667">
                <text:p>0.3625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0.3585787852456">
                <text:p>0.3585787852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354762236709988">
                <text:p>0.354762236709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0.351102608733042">
                <text:p>0.351102608733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34758730036212">
                <text:p>0.34758730036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0.344205230149097">
                <text:p>0.344205230149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340946600961384">
                <text:p>0.340946600961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0.337802708731928">
                <text:p>0.337802708731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334765785631632">
                <text:p>0.33476578563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0.331828870471479">
                <text:p>0.331828870471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328985700838257">
                <text:p>0.328985700838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0.326230622721494">
                <text:p>0.326230622721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323558514326125">
                <text:p>0.323558514326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0.320964721472822">
                <text:p>0.320964721472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318445002527324">
                <text:p>0.318445002527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0.315995481215052">
                <text:p>0.315995481215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313612605999255">
                <text:p>0.313612605999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0.311293114952723">
                <text:p>0.311293114952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309034005251459">
                <text:p>0.309034005251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306832506576103">
                <text:p>0.306832506576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30468605783259">
                <text:p>0.30468605783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0.302592286704532">
                <text:p>0.302592286704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30054899163149">
                <text:p>0.30054899163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0.298554125873667">
                <text:p>0.29855412587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0.296605783377813">
                <text:p>0.296605783377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0.294702186203678">
                <text:p>0.294702186203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0.292841673307151">
                <text:p>0.292841673307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0.291022690506677">
                <text:p>0.291022690506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0.289243781484956">
                <text:p>0.289243781484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0.287503579699147">
                <text:p>0.287503579699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285800801090628">
                <text:p>0.28580080109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0.284134237500361">
                <text:p>0.28413423750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0.282502750708639">
                <text:p>0.282502750708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0.28090526702875">
                <text:p>0.28090526702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0.279340772393275">
                <text:p>0.279340772393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0.277808307879582">
                <text:p>0.277808307879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0.276306965627793">
                <text:p>0.276306965627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0.274835885110276">
                <text:p>0.274835885110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0.273394249716675">
                <text:p>0.273394249716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0.271981283622816">
                <text:p>0.271981283622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270596248915526">
                <text:p>0.27059624891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0.269238442948647">
                <text:p>0.269238442948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0.267907195908337">
                <text:p>0.267907195908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0.266601868568217">
                <text:p>0.266601868568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0.26532185021705">
                <text:p>0.26532185021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0.264066556743537">
                <text:p>0.26406655674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0.262835428864457">
                <text:p>0.262835428864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0.261627930483824">
                <text:p>0.261627930483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0.26044354717203">
                <text:p>0.26044354717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0.259281784755046">
                <text:p>0.259281784755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0.258142168004776">
                <text:p>0.25814216800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0.25702423942251">
                <text:p>0.25702423942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0.255927558108241">
                <text:p>0.255927558108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0.254851698709259">
                <text:p>0.254851698709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0.253796250442096">
                <text:p>0.253796250442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0.252760816182405">
                <text:p>0.252760816182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0.251745011617872">
                <text:p>0.251745011617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0.250748464459666">
                <text:p>0.250748464459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0.249770813708357">
                <text:p>0.249770813708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0.248811708970529">
                <text:p>0.248811708970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0.247870809822674">
                <text:p>0.24787080982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0.246947785219197">
                <text:p>0.2469477852191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0.246042312941607">
                <text:p>0.246042312941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0.245154079086233">
                <text:p>0.245154079086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0.244282777587942">
                <text:p>0.244282777587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0.243428109777574">
                <text:p>0.243428109777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0.242589783970923">
                <text:p>0.242589783970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0.241767515087287">
                <text:p>0.241767515087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0.240961024295689">
                <text:p>0.240961024295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0.240170038687037">
                <text:p>0.240170038687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0.239394290970583">
                <text:p>0.23939429097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0.238633519193124">
                <text:p>0.238633519193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0.237887466479511">
                <text:p>0.2378874664795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0.237155880793089">
                <text:p>0.237155880793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0.236438514714783">
                <text:p>0.236438514714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0.235735125239605">
                <text:p>0.235735125239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0.235045473589444">
                <text:p>0.235045473589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0.234369325041023">
                <text:p>0.23436932504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0.233706448768017">
                <text:p>0.233706448768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0.233056617696327">
                <text:p>0.233056617696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232419608371606">
                <text:p>0.23241960837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0.231795200838128">
                <text:p>0.231795200838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0.231183178528194">
                <text:p>0.231183178528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0.230583328161265">
                <text:p>0.230583328161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0.229995439652078">
                <text:p>0.229995439652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0.229419306027035">
                <text:p>0.229419306027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0.228854723348198">
                <text:p>0.2288547233481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0.228301490644249">
                <text:p>0.228301490644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0.227759409847816">
                <text:p>0.227759409847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0.227228285738609">
                <text:p>0.227228285738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0.226707925891828">
                <text:p>0.226707925891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SABRModel.E7:SABRModel.E116 SABRModel.H6:SABRModel.H116" chart:data-source-has-labels="row" svg:x="0.2cm" svg:y="0.12cm" svg:width="9.601cm" svg:height="4.982cm">
          <chartooo:coordinate-region svg:x="1.421cm" svg:y="0.317cm" svg:width="7.883cm" svg:height="4.1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ABRModel.H7:SABRModel.H116" chart:label-cell-address="SABRModel.H6:SABRModel.H6" chart:class="chart:scatter">
            <chart:domain table:cell-range-address="SABRModel.E7:SABRModel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SABRModel.H6:SABRModel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NaN">
                <text:p>NaN</text:p>
                <draw:g>
                  <svg:desc>SABRModel.H7:SABRModel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34345.4545454545">
                <text:p>34345.4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SABRModel.E7:SABRModel.E116 SABRModel.G6:SABRModel.G116" chart:data-source-has-labels="row" svg:x="0.2cm" svg:y="0.12cm" svg:width="9.601cm" svg:height="4.982cm">
          <chartooo:coordinate-region svg:x="1.629cm" svg:y="0.197cm" svg:width="7.595cm" svg:height="3.8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G7:SABRModel.G116" chart:label-cell-address="SABRModel.G6:SABRModel.G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SABRModel.G6:SABRModel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9995">
                <text:p>0.9995</text:p>
                <draw:g>
                  <svg:desc>SABRModel.G7:SABRModel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9905">
                <text:p>0.9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9745">
                <text:p>0.9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9735">
                <text:p>0.9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9715">
                <text:p>0.9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9685">
                <text:p>0.9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9675">
                <text:p>0.9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9645">
                <text:p>0.9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9635">
                <text:p>0.9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9585">
                <text:p>0.9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9575">
                <text:p>0.9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9555">
                <text:p>0.9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9545">
                <text:p>0.9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9535">
                <text:p>0.9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9525">
                <text:p>0.9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9505">
                <text:p>0.9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9475">
                <text:p>0.9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9465">
                <text:p>0.9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9455">
                <text:p>0.9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945">
                <text:p>0.9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SABRModel.E7:SABRModel.F116 SABRModel.F6:SABRModel.F6" chart:data-source-has-labels="row" svg:x="0.2cm" svg:y="0.12cm" svg:width="9.601cm" svg:height="4.982cm">
          <chartooo:coordinate-region svg:x="1.444cm" svg:y="0.318cm" svg:width="7.86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F7:SABRModel.F116" chart:label-cell-address="SABRModel.F6:SABRModel.F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SABRModel.F6:SABRModel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0299810887904797">
                <text:p>0.0299810887904797</text:p>
                <draw:g>
                  <svg:desc>SABRModel.F7:SABRModel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264629045951501">
                <text:p>0.0264629045951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0245849181491665">
                <text:p>0.0245849181491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233191993534024">
                <text:p>0.023319199353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223711203024511">
                <text:p>0.0223711203024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0216163758847439">
                <text:p>0.0216163758847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0209911949206405">
                <text:p>0.0209911949206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0204586468778771">
                <text:p>0.0204586468778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0199954892385798">
                <text:p>0.0199954892385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195861753654249">
                <text:p>0.0195861753654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0192198099871873">
                <text:p>0.0192198099871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0188884707389257">
                <text:p>0.018888470738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0185862220180505">
                <text:p>0.0185862220180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0183085052161107">
                <text:p>0.0183085052161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0180517455025187">
                <text:p>0.0180517455025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0178130891781618">
                <text:p>0.0178130891781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0175902229187323">
                <text:p>0.0175902229187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0173812461325026">
                <text:p>0.0173812461325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171845787837058">
                <text:p>0.0171845787837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169988935047932">
                <text:p>0.0169988935047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0168230647188336">
                <text:p>0.0168230647188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0166561299128955">
                <text:p>0.0166561299128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0164972597465699">
                <text:p>0.0164972597465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0163457346877547">
                <text:p>0.0163457346877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0162009265407043">
                <text:p>0.0162009265407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0160622836892677">
                <text:p>0.0160622836892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0159293191952174">
                <text:p>0.0159293191952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0158016011150599">
                <text:p>0.0158016011150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0156787445579661">
                <text:p>0.0156787445579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0155604051230225">
                <text:p>0.0155604051230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015446273438628">
                <text:p>0.015446273438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0153360705896041">
                <text:p>0.0153360705896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0152295442647145">
                <text:p>0.0152295442647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0151264654927807">
                <text:p>0.0151264654927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015026625862998">
                <text:p>0.015026625862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0149298351458452">
                <text:p>0.0149298351458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0148359192474403">
                <text:p>0.0148359192474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0147447184429077">
                <text:p>0.0147447184429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0146560858443625">
                <text:p>0.0146560858443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0145698860672049">
                <text:p>0.0145698860672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0144859940647458">
                <text:p>0.0144859940647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144042941063456">
                <text:p>0.0144042941063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0143246788784076">
                <text:p>0.0143246788784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0142470486909749">
                <text:p>0.0142470486909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0141713107753862">
                <text:p>0.0141713107753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0140973786607813">
                <text:p>0.0140973786607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014025171619073">
                <text:p>0.014025171619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0139546141695777">
                <text:p>0.0139546141695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0138856356357871">
                <text:p>0.0138856356357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0138181697478493">
                <text:p>0.0138181697478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0137521542852206">
                <text:p>0.0137521542852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0136875307547269">
                <text:p>0.0136875307547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0136242440998974">
                <text:p>0.0136242440998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0135622424380424">
                <text:p>0.0135622424380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013501476821917">
                <text:p>0.013501476821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0134419010232824">
                <text:p>0.0134419010232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0133834713360328">
                <text:p>0.0133834713360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0133261463967394">
                <text:p>0.01332614639673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0132698870208628">
                <text:p>0.01326988702086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0132146560529915">
                <text:p>0.01321465605299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0131604182296883">
                <text:p>0.0131604182296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131071400537123">
                <text:p>0.0131071400537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0130547896784923">
                <text:p>0.0130547896784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0130033368018727">
                <text:p>0.0130033368018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0129527525682476">
                <text:p>0.0129527525682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0129030094783113">
                <text:p>0.0129030094783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0128540813057156">
                <text:p>0.0128540813057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012805943020024">
                <text:p>0.012805943020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0127585707153919">
                <text:p>0.01275857071539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0127119415444566">
                <text:p>0.0127119415444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0126660336570325">
                <text:p>0.0126660336570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0126208261431424">
                <text:p>0.01262082614314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0125762989800699">
                <text:p>0.012576298980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0125324329830584">
                <text:p>0.0125324329830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0124892097593999">
                <text:p>0.0124892097593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0124466116656051">
                <text:p>0.0124466116656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0124046217674241">
                <text:p>0.0124046217674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0123632238024972">
                <text:p>0.0123632238024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0123224021454185">
                <text:p>0.0123224021454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122821417750466">
                <text:p>0.0122821417750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0122424282438737">
                <text:p>0.0122424282438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0122032476492988">
                <text:p>0.0122032476492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0121645866066924">
                <text:p>0.0121645866066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0121264322240825">
                <text:p>0.0121264322240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0120887720783771">
                <text:p>0.0120887720783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0120515941929907">
                <text:p>0.0120515941929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0120148870167969">
                <text:p>0.0120148870167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0119786394042899">
                <text:p>0.0119786394042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0119428405969047">
                <text:p>0.0119428405969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0119074802053807">
                <text:p>0.0119074802053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0118725481931218">
                <text:p>0.01187254819312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0118380348604893">
                <text:p>0.0118380348604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0118039308299451">
                <text:p>0.0118039308299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0117702270320064">
                <text:p>0.0117702270320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0117369146919661">
                <text:p>0.0117369146919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0117039853173041">
                <text:p>0.0117039853173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0116714306857672">
                <text:p>0.0116714306857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0116392428340822">
                <text:p>0.01163924283408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0116074140472266">
                <text:p>0.0116074140472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115759368482766">
                <text:p>0.0115759368482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0115448039887386">
                <text:p>0.0115448039887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115140084393881">
                <text:p>0.0115140084393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114835433815555">
                <text:p>0.0114835433815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0114534021988245">
                <text:p>0.0114534021988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0114235784691637">
                <text:p>0.0114235784691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0113940659574132">
                <text:p>0.0113940659574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0113648586081311">
                <text:p>0.01136485860813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0113359505387979">
                <text:p>0.0113359505387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0113073360333072">
                <text:p>0.01130733603330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0112790095357929">
                <text:p>0.01127900953579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